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os (Body)" svg:font-family="'Apos (Body)'"/>
    <style:font-face style:name="Aptos (Body)" svg:font-family="'Aptos (Body)'"/>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Symbol2"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Wingdings2" svg:font-family="Wingdings" style:font-adornments="Regular" style:font-pitch="variable" style:font-charset="x-symbol"/>
  </office:font-face-decls>
  <office:automatic-styles>
    <style:style style:name="Table25" style:family="table">
      <style:table-properties style:width="17cm" table:align="margins" style:writing-mode="lr-tb"/>
    </style:style>
    <style:style style:name="Table25.A" style:family="table-column">
      <style:table-column-properties style:column-width="17cm" style:rel-column-width="65535*"/>
    </style:style>
    <style:style style:name="Table25.A1" style:family="table-cell">
      <style:table-cell-properties fo:padding="0.097cm" fo:border="0.5pt solid #000000"/>
    </style:style>
    <style:style style:name="Table24" style:family="table">
      <style:table-properties style:width="17cm" table:align="margins" style:writing-mode="lr-tb"/>
    </style:style>
    <style:style style:name="Table24.A" style:family="table-column">
      <style:table-column-properties style:column-width="8.5cm" style:rel-column-width="32767*"/>
    </style:style>
    <style:style style:name="Table24.B" style:family="table-column">
      <style:table-column-properties style:column-width="8.5cm" style:rel-column-width="32768*"/>
    </style:style>
    <style:style style:name="Table24.A1" style:family="table-cell">
      <style:table-cell-properties fo:padding="0.097cm" fo:border-left="0.5pt solid #000000" fo:border-right="none" fo:border-top="0.5pt solid #000000" fo:border-bottom="0.5pt solid #000000"/>
    </style:style>
    <style:style style:name="Table24.B1" style:family="table-cell">
      <style:table-cell-properties fo:padding="0.097cm" fo:border="0.5pt solid #000000"/>
    </style:style>
    <style:style style:name="Table24.A2" style:family="table-cell">
      <style:table-cell-properties fo:padding="0.097cm" fo:border-left="0.5pt solid #000000" fo:border-right="none" fo:border-top="none" fo:border-bottom="0.5pt solid #000000"/>
    </style:style>
    <style:style style:name="Table24.B2" style:family="table-cell">
      <style:table-cell-properties fo:padding="0.097cm" fo:border-left="0.5pt solid #000000" fo:border-right="0.5pt solid #000000" fo:border-top="none" fo:border-bottom="0.5pt solid #000000"/>
    </style:style>
    <style:style style:name="Table24.5" style:family="table-row">
      <style:table-row-properties style:min-row-height="0.785cm"/>
    </style:style>
    <style:style style:name="Table3" style:family="table">
      <style:table-properties style:width="19.084cm" fo:margin-left="-0.545cm" table:align="left"/>
    </style:style>
    <style:style style:name="Table3.A" style:family="table-column">
      <style:table-column-properties style:column-width="3.803cm"/>
    </style:style>
    <style:style style:name="Table3.B" style:family="table-column">
      <style:table-column-properties style:column-width="2.614cm"/>
    </style:style>
    <style:style style:name="Table3.C" style:family="table-column">
      <style:table-column-properties style:column-width="9.095cm"/>
    </style:style>
    <style:style style:name="Table3.D" style:family="table-column">
      <style:table-column-properties style:column-width="3.572cm"/>
    </style:style>
    <style:style style:name="Table3.A1" style:family="table-cell">
      <style:table-cell-properties fo:padding="0.097cm" fo:border-left="0.5pt solid #000000" fo:border-right="none" fo:border-top="0.5pt solid #000000" fo:border-bottom="0.5pt solid #000000"/>
    </style:style>
    <style:style style:name="Table3.D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D2" style:family="table-cell">
      <style:table-cell-properties fo:padding="0.097cm" fo:border-left="0.5pt solid #000000" fo:border-right="0.5pt solid #000000" fo:border-top="none" fo:border-bottom="0.5pt solid #000000"/>
    </style:style>
    <style:style style:name="Table1" style:family="table">
      <style:table-properties style:width="16.492cm" fo:margin-left="0.009cm" fo:margin-top="0cm" fo:margin-bottom="0cm" table:align="left" style:writing-mode="lr-tb"/>
    </style:style>
    <style:style style:name="Table1.A" style:family="table-column">
      <style:table-column-properties style:column-width="3.907cm"/>
    </style:style>
    <style:style style:name="Table1.B" style:family="table-column">
      <style:table-column-properties style:column-width="4.567cm"/>
    </style:style>
    <style:style style:name="Table1.C" style:family="table-column">
      <style:table-column-properties style:column-width="4.761cm"/>
    </style:style>
    <style:style style:name="Table1.D" style:family="table-column">
      <style:table-column-properties style:column-width="3.258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P1" style:family="paragraph" style:parent-style-name="Standard">
      <style:text-properties officeooo:rsid="0017a017" officeooo:paragraph-rsid="0003079d"/>
    </style:style>
    <style:style style:name="P2" style:family="paragraph" style:parent-style-name="Standard">
      <style:text-properties officeooo:rsid="001c0979" officeooo:paragraph-rsid="0003079d"/>
    </style:style>
    <style:style style:name="P3" style:family="paragraph" style:parent-style-name="Table_20_Contents">
      <style:text-properties style:font-name="Aptos (Body)" fo:font-size="10pt" officeooo:rsid="004cae73" officeooo:paragraph-rsid="004cae73" style:font-size-asian="10pt" style:font-size-complex="10pt"/>
    </style:style>
    <style:style style:name="P4" style:family="paragraph" style:parent-style-name="Table_20_Contents">
      <style:text-properties style:font-name="Aptos (Body)" fo:font-size="10pt" officeooo:rsid="001dcd7b" officeooo:paragraph-rsid="0003079d" style:font-size-asian="10pt" style:font-size-complex="10pt"/>
    </style:style>
    <style:style style:name="P5" style:family="paragraph" style:parent-style-name="Table_20_Contents">
      <style:text-properties style:font-name="Aptos (Body)" fo:font-size="10pt" officeooo:rsid="001c0979" officeooo:paragraph-rsid="0003079d" style:font-size-asian="10pt" style:font-size-complex="10pt"/>
    </style:style>
    <style:style style:name="P6" style:family="paragraph" style:parent-style-name="Table_20_Contents">
      <style:text-properties style:font-name="Aptos (Body)" fo:font-size="10pt" officeooo:rsid="0017a017" officeooo:paragraph-rsid="0003079d" style:font-size-asian="10pt" style:font-size-complex="10pt"/>
    </style:style>
    <style:style style:name="P7" style:family="paragraph" style:parent-style-name="Standard">
      <style:text-properties style:font-name="Aptos (Body)" fo:font-size="10pt" officeooo:rsid="002a3728" officeooo:paragraph-rsid="002a3728" style:font-size-asian="10pt" style:font-size-complex="10pt"/>
    </style:style>
    <style:style style:name="P8" style:family="paragraph" style:parent-style-name="Standard">
      <style:text-properties style:font-name="Aptos (Body)" fo:font-size="10pt" officeooo:rsid="00200a3f" officeooo:paragraph-rsid="007676dd" style:font-size-asian="10pt" style:font-size-complex="10pt"/>
    </style:style>
    <style:style style:name="P9" style:family="paragraph" style:parent-style-name="Table_20_Contents">
      <style:text-properties style:font-name="Aptos (Body)" fo:font-size="10pt" officeooo:rsid="0067895e" officeooo:paragraph-rsid="0067895e" style:font-size-asian="10pt" style:font-size-complex="10pt"/>
    </style:style>
    <style:style style:name="P10" style:family="paragraph" style:parent-style-name="Standard">
      <style:text-properties style:font-name="Aptos (Body)" fo:font-size="10pt" officeooo:rsid="0010f05e" officeooo:paragraph-rsid="0107144b" style:font-size-asian="10pt" style:font-size-complex="10pt"/>
    </style:style>
    <style:style style:name="P11" style:family="paragraph" style:parent-style-name="Text_20_body">
      <style:text-properties style:font-name="Aptos (Body)" fo:font-size="10pt" fo:font-weight="normal" officeooo:rsid="0019b78f" officeooo:paragraph-rsid="0019b78f" style:font-size-asian="10pt" style:font-weight-asian="normal" style:font-size-complex="10pt" style:font-weight-complex="normal"/>
    </style:style>
    <style:style style:name="P12" style:family="paragraph" style:parent-style-name="Table_20_Contents">
      <style:text-properties style:font-name="Aptos (Body)" fo:font-size="10pt" fo:font-weight="bold" officeooo:rsid="0017a017" officeooo:paragraph-rsid="0003079d" style:font-size-asian="10pt" style:font-weight-asian="bold" style:font-size-complex="10pt" style:font-weight-complex="bold"/>
    </style:style>
    <style:style style:name="P13" style:family="paragraph" style:parent-style-name="Table_20_Contents">
      <style:text-properties style:font-name="Aptos (Body)" fo:font-size="10pt" fo:font-weight="bold" officeooo:rsid="01076e87" officeooo:paragraph-rsid="01076e87" style:font-size-asian="10pt" style:font-weight-asian="bold" style:font-size-complex="10pt" style:font-weight-complex="bold"/>
    </style:style>
    <style:style style:name="P14" style:family="paragraph" style:parent-style-name="Standard">
      <style:text-properties fo:color="#000000" loext:opacity="100%" style:font-name="Aptos (Body)" fo:font-size="10pt" fo:font-weight="bold" officeooo:rsid="00197dcb" officeooo:paragraph-rsid="001c4962" style:font-size-asian="10pt" style:font-weight-asian="bold" style:font-size-complex="10pt" style:font-weight-complex="bold"/>
    </style:style>
    <style:style style:name="P15" style:family="paragraph" style:parent-style-name="Standard">
      <style:text-properties fo:color="#000000" loext:opacity="100%" style:font-name="Aptos (Body)" fo:font-size="10pt" officeooo:rsid="001dcd7b" officeooo:paragraph-rsid="007676dd" style:font-size-asian="10pt" style:font-size-complex="10pt"/>
    </style:style>
    <style:style style:name="P16" style:family="paragraph" style:parent-style-name="Standard">
      <style:text-properties fo:color="#000000" loext:opacity="100%" style:font-name="Aptos (Body)" fo:font-size="10pt" officeooo:rsid="001dcd7b" officeooo:paragraph-rsid="007d3967" style:font-size-asian="10pt" style:font-size-complex="10pt"/>
    </style:style>
    <style:style style:name="P17" style:family="paragraph" style:parent-style-name="Standard">
      <style:text-properties fo:color="#000000" loext:opacity="100%" style:font-name="Aptos (Body)" fo:font-size="10pt" officeooo:rsid="007d3967" officeooo:paragraph-rsid="00aa1e58" style:font-size-asian="10pt" style:font-size-complex="10pt"/>
    </style:style>
    <style:style style:name="P18" style:family="paragraph" style:parent-style-name="Standard">
      <style:text-properties fo:color="#000000" loext:opacity="100%" style:font-name="Aptos (Body)" fo:font-size="10pt" fo:font-weight="normal" officeooo:rsid="0067895e" officeooo:paragraph-rsid="0067895e" style:font-size-asian="10pt" style:font-weight-asian="normal" style:font-size-complex="10pt" style:font-weight-complex="normal"/>
    </style:style>
    <style:style style:name="P19" style:family="paragraph" style:parent-style-name="Standard">
      <style:text-properties fo:color="#000000" loext:opacity="100%" style:font-name="Aptos (Body)" fo:font-size="10pt" fo:font-weight="normal" officeooo:rsid="0067895e" officeooo:paragraph-rsid="007343a5" style:font-size-asian="10pt" style:font-weight-asian="normal" style:font-size-complex="10pt" style:font-weight-complex="normal"/>
    </style:style>
    <style:style style:name="P20" style:family="paragraph" style:parent-style-name="Standard">
      <style:text-properties fo:color="#000000" loext:opacity="100%" style:font-name="Aptos (Body)" fo:font-size="10pt" fo:font-weight="normal" officeooo:rsid="007343a5" officeooo:paragraph-rsid="007343a5" style:font-size-asian="10pt" style:font-weight-asian="normal" style:font-size-complex="10pt" style:font-weight-complex="normal"/>
    </style:style>
    <style:style style:name="P21" style:family="paragraph" style:parent-style-name="Standard">
      <style:text-properties fo:color="#000000" loext:opacity="100%" style:font-name="Aptos (Body)" fo:font-size="10pt" fo:font-weight="normal" officeooo:rsid="00a34a89" officeooo:paragraph-rsid="00a34a89" style:font-size-asian="10pt" style:font-weight-asian="normal" style:font-size-complex="10pt" style:font-weight-complex="normal"/>
    </style:style>
    <style:style style:name="P22" style:family="paragraph" style:parent-style-name="Standard">
      <style:text-properties fo:color="#000000" loext:opacity="100%" style:font-name="Aptos (Body)" fo:font-size="10pt" fo:font-weight="normal" officeooo:rsid="00b2cff3" officeooo:paragraph-rsid="00b2cff3" style:font-size-asian="10pt" style:font-weight-asian="normal" style:font-size-complex="10pt" style:font-weight-complex="normal"/>
    </style:style>
    <style:style style:name="P23" style:family="paragraph" style:parent-style-name="Standard">
      <style:text-properties fo:color="#000000" loext:opacity="100%" style:font-name="Aptos (Body)" fo:font-size="10pt" fo:font-weight="normal" officeooo:rsid="00db56b3" officeooo:paragraph-rsid="00db56b3" style:font-size-asian="10pt" style:font-weight-asian="normal" style:font-size-complex="10pt" style:font-weight-complex="normal"/>
    </style:style>
    <style:style style:name="P24" style:family="paragraph" style:parent-style-name="Standard">
      <style:text-properties fo:color="#000000" loext:opacity="100%" style:font-name="Aptos (Body)" fo:font-size="10pt" style:text-underline-style="none" fo:font-weight="normal" officeooo:rsid="0019b78f" officeooo:paragraph-rsid="00687375" style:font-size-asian="10pt" style:font-weight-asian="normal" style:font-size-complex="10pt" style:font-weight-complex="normal"/>
    </style:style>
    <style:style style:name="P25" style:family="paragraph" style:parent-style-name="Standard">
      <style:text-properties fo:color="#000000" loext:opacity="100%" officeooo:paragraph-rsid="00687375"/>
    </style:style>
    <style:style style:name="P26" style:family="paragraph" style:parent-style-name="Standard">
      <style:text-properties fo:color="#000000" loext:opacity="100%" officeooo:paragraph-rsid="0080c210"/>
    </style:style>
    <style:style style:name="P27" style:family="paragraph" style:parent-style-name="Standard">
      <style:text-properties fo:color="#000000" loext:opacity="100%" officeooo:rsid="007bc41e" officeooo:paragraph-rsid="00c02ad3"/>
    </style:style>
    <style:style style:name="P28" style:family="paragraph" style:parent-style-name="Standard">
      <style:text-properties fo:color="#000000" loext:opacity="100%" officeooo:rsid="00c1f1d2" officeooo:paragraph-rsid="00c1f1d2"/>
    </style:style>
    <style:style style:name="P29" style:family="paragraph" style:parent-style-name="Standard">
      <style:text-properties fo:color="#000000" loext:opacity="100%" style:font-name="Apos (Body)" fo:font-size="10pt" officeooo:rsid="009fafcc" officeooo:paragraph-rsid="009fafcc" style:font-size-asian="10pt" style:font-size-complex="10pt"/>
    </style:style>
    <style:style style:name="P30" style:family="paragraph" style:parent-style-name="Table_20_Contents">
      <style:text-properties fo:color="#000000" loext:opacity="100%" style:font-name="Apos (Body)" fo:font-size="10pt" officeooo:rsid="009fafcc" officeooo:paragraph-rsid="009fafcc" style:font-size-asian="10pt" style:font-size-complex="10pt"/>
    </style:style>
    <style:style style:name="P31" style:family="paragraph" style:parent-style-name="Standard">
      <style:text-properties fo:color="#000000" loext:opacity="100%" style:font-name="Apos (Body)" fo:font-size="10pt" officeooo:rsid="00117cd9" officeooo:paragraph-rsid="009fafcc" style:font-size-asian="10pt" style:font-size-complex="10pt"/>
    </style:style>
    <style:style style:name="P32" style:family="paragraph" style:parent-style-name="Standard">
      <style:text-properties fo:color="#000000" loext:opacity="100%" style:font-name="Apos (Body)" fo:font-size="10pt" officeooo:rsid="00197dcb" style:font-size-asian="10pt" style:font-size-complex="10pt"/>
    </style:style>
    <style:style style:name="P33" style:family="paragraph" style:parent-style-name="Standard">
      <style:text-properties fo:color="#000000" loext:opacity="100%" style:font-name="Apos (Body)" fo:font-size="10pt" officeooo:rsid="006d28f2" officeooo:paragraph-rsid="007676dd" style:font-size-asian="10pt" style:font-size-complex="10pt"/>
    </style:style>
    <style:style style:name="P34" style:family="paragraph" style:parent-style-name="Standard">
      <style:text-properties fo:color="#000000" loext:opacity="100%" style:font-name="Apos (Body)" fo:font-size="10pt" officeooo:rsid="00f9144d" officeooo:paragraph-rsid="00f9144d" style:font-size-asian="10pt" style:font-size-complex="10pt"/>
    </style:style>
    <style:style style:name="P35" style:family="paragraph" style:parent-style-name="Table_20_Contents">
      <style:text-properties fo:color="#000000" loext:opacity="100%" style:font-name="Apos (Body)" fo:font-size="10pt" officeooo:rsid="00f9144d" officeooo:paragraph-rsid="00f9144d" style:font-size-asian="10pt" style:font-size-complex="10pt"/>
    </style:style>
    <style:style style:name="P36" style:family="paragraph" style:parent-style-name="Standard">
      <style:text-properties fo:color="#000000" loext:opacity="100%" style:font-name="Apos (Body)" fo:font-size="10pt" officeooo:rsid="00ff0054" officeooo:paragraph-rsid="00ff0054" style:font-size-asian="10pt" style:font-size-complex="10pt"/>
    </style:style>
    <style:style style:name="P37" style:family="paragraph" style:parent-style-name="Table_20_Contents">
      <style:text-properties fo:color="#000000" loext:opacity="100%" style:font-name="Apos (Body)" fo:font-size="10pt" officeooo:rsid="0071cf3d" officeooo:paragraph-rsid="00efca77" style:font-size-asian="10pt" style:font-size-complex="10pt"/>
    </style:style>
    <style:style style:name="P38" style:family="paragraph" style:parent-style-name="Table_20_Contents">
      <style:text-properties fo:color="#000000" loext:opacity="100%" style:font-name="Apos (Body)" fo:font-size="10pt" officeooo:paragraph-rsid="007676dd" style:font-size-asian="10pt" style:font-size-complex="10pt"/>
    </style:style>
    <style:style style:name="P39" style:family="paragraph" style:parent-style-name="Table_20_Contents">
      <style:text-properties fo:color="#000000" loext:opacity="100%" style:font-name="Apos (Body)" fo:font-size="10pt" officeooo:rsid="006f15bc" officeooo:paragraph-rsid="00f3f926" style:font-size-asian="10pt" style:font-size-complex="10pt"/>
    </style:style>
    <style:style style:name="P40" style:family="paragraph" style:parent-style-name="Table_20_Contents">
      <style:text-properties fo:color="#000000" loext:opacity="100%" style:font-name="Apos (Body)" fo:font-size="10pt" officeooo:rsid="00f096b9" officeooo:paragraph-rsid="00f096b9" style:font-size-asian="10pt" style:font-size-complex="10pt"/>
    </style:style>
    <style:style style:name="P41" style:family="paragraph" style:parent-style-name="Table_20_Contents">
      <style:text-properties fo:color="#000000" loext:opacity="100%" style:font-name="Apos (Body)" fo:font-size="10pt" officeooo:rsid="009e76c2" officeooo:paragraph-rsid="009e76c2" style:font-size-asian="10pt" style:font-size-complex="10pt"/>
    </style:style>
    <style:style style:name="P42" style:family="paragraph" style:parent-style-name="Table_20_Contents">
      <style:text-properties fo:color="#000000" loext:opacity="100%" style:font-name="Apos (Body)" fo:font-size="10pt" officeooo:rsid="006b1650" officeooo:paragraph-rsid="00f096b9" style:font-size-asian="10pt" style:font-size-complex="10pt"/>
    </style:style>
    <style:style style:name="P43" style:family="paragraph" style:parent-style-name="Table_20_Contents">
      <style:text-properties fo:color="#000000" loext:opacity="100%" style:font-name="Apos (Body)" fo:font-size="10pt" officeooo:rsid="00f20af2" officeooo:paragraph-rsid="00f20af2" style:font-size-asian="10pt" style:font-size-complex="10pt"/>
    </style:style>
    <style:style style:name="P44" style:family="paragraph" style:parent-style-name="Table_20_Contents">
      <style:text-properties fo:color="#000000" loext:opacity="100%" style:font-name="Apos (Body)" fo:font-size="10pt" officeooo:rsid="00f3f926" officeooo:paragraph-rsid="00f3f926" style:font-size-asian="10pt" style:font-size-complex="10pt"/>
    </style:style>
    <style:style style:name="P45" style:family="paragraph" style:parent-style-name="Table_20_Contents">
      <style:text-properties fo:color="#000000" loext:opacity="100%" style:font-name="Apos (Body)" fo:font-size="10pt" officeooo:rsid="00f633ba" officeooo:paragraph-rsid="00f633ba" style:font-size-asian="10pt" style:font-size-complex="10pt"/>
    </style:style>
    <style:style style:name="P46" style:family="paragraph" style:parent-style-name="Table_20_Contents">
      <style:text-properties fo:color="#000000" loext:opacity="100%" style:font-name="Apos (Body)" fo:font-size="10pt" officeooo:rsid="00fdb347" officeooo:paragraph-rsid="00fdb347" style:font-size-asian="10pt" style:font-size-complex="10pt"/>
    </style:style>
    <style:style style:name="P47" style:family="paragraph" style:parent-style-name="Standard">
      <style:text-properties fo:color="#000000" loext:opacity="100%" style:font-name="Apos (Body)" fo:font-size="10pt" officeooo:rsid="00200a3f" style:font-size-asian="10pt" style:font-size-complex="10pt"/>
    </style:style>
    <style:style style:name="P48" style:family="paragraph" style:parent-style-name="Standard">
      <style:text-properties fo:color="#000000" loext:opacity="100%" style:font-name="Apos (Body)" fo:font-size="10pt" officeooo:rsid="007d3967" officeooo:paragraph-rsid="00aa1e58" style:font-size-asian="10pt" style:font-size-complex="10pt"/>
    </style:style>
    <style:style style:name="P49" style:family="paragraph" style:parent-style-name="Table_20_Contents">
      <style:text-properties fo:color="#000000" loext:opacity="100%" style:font-name="Apos (Body)" fo:font-size="10pt" officeooo:rsid="00702232" officeooo:paragraph-rsid="00f3f926" style:font-size-asian="10pt" style:font-size-complex="10pt"/>
    </style:style>
    <style:style style:name="P50" style:family="paragraph" style:parent-style-name="Table_20_Contents">
      <style:text-properties fo:color="#000000" loext:opacity="100%" style:font-name="Apos (Body)" fo:font-size="10pt" officeooo:rsid="01076e87" officeooo:paragraph-rsid="01076e87" style:font-size-asian="10pt" style:font-size-complex="10pt"/>
    </style:style>
    <style:style style:name="P51" style:family="paragraph" style:parent-style-name="Table_20_Contents">
      <style:text-properties fo:color="#000000" loext:opacity="100%" style:font-name="Apos (Body)" fo:font-size="10pt" officeooo:paragraph-rsid="00efca77" style:font-size-asian="10pt" style:font-size-complex="10pt"/>
    </style:style>
    <style:style style:name="P52" style:family="paragraph" style:parent-style-name="Standard">
      <style:text-properties fo:color="#111111" loext:opacity="100%" style:font-name="Aptos (Body)" fo:font-size="10pt" officeooo:rsid="0005b153" officeooo:paragraph-rsid="001e89ad" style:font-size-asian="10pt" style:font-size-complex="10pt"/>
    </style:style>
    <style:style style:name="P53" style:family="paragraph" style:parent-style-name="Standard">
      <style:text-properties fo:color="#c9211e" loext:opacity="100%" style:font-name="Aptos (Body)" fo:font-size="10pt" officeooo:rsid="00197dcb" officeooo:paragraph-rsid="0003079d" style:font-size-asian="10pt" style:font-size-complex="10pt"/>
    </style:style>
    <style:style style:name="P54" style:family="paragraph" style:parent-style-name="Standard">
      <style:text-properties fo:color="#c9211e" loext:opacity="100%" style:font-name="Aptos (Body)" fo:font-size="10pt" officeooo:rsid="001dcd7b" officeooo:paragraph-rsid="007d3967" style:font-size-asian="10pt" style:font-size-complex="10pt"/>
    </style:style>
    <style:style style:name="P55" style:family="paragraph" style:parent-style-name="Standard">
      <style:text-properties fo:color="#c9211e" loext:opacity="100%" style:font-name="Aptos (Body)" fo:font-size="10pt" officeooo:rsid="007d3967" officeooo:paragraph-rsid="00aef4bd" style:font-size-asian="10pt" style:font-size-complex="10pt"/>
    </style:style>
    <style:style style:name="P56" style:family="paragraph" style:parent-style-name="Table_20_Contents">
      <style:text-properties fo:color="#c9211e" loext:opacity="100%" style:font-name="Apos (Body)" fo:font-size="10pt" officeooo:paragraph-rsid="007676dd" style:font-size-asian="10pt" style:font-size-complex="10pt"/>
    </style:style>
    <style:style style:name="P57" style:family="paragraph" style:parent-style-name="Table_20_Contents">
      <style:text-properties fo:color="#c9211e" loext:opacity="100%" officeooo:paragraph-rsid="007676dd"/>
    </style:style>
    <style:style style:name="P58" style:family="paragraph" style:parent-style-name="Standard">
      <style:text-properties officeooo:paragraph-rsid="0090cf18"/>
    </style:style>
    <style:style style:name="P59" style:family="paragraph" style:parent-style-name="Heading_20_1">
      <style:text-properties officeooo:paragraph-rsid="0061fac0"/>
    </style:style>
    <style:style style:name="P60" style:family="paragraph" style:parent-style-name="Heading_20_1">
      <style:paragraph-properties fo:break-before="page"/>
    </style:style>
    <style:style style:name="P61" style:family="paragraph" style:parent-style-name="Heading_20_1">
      <style:paragraph-properties fo:break-before="page"/>
      <style:text-properties officeooo:rsid="0064053d" officeooo:paragraph-rsid="0064053d"/>
    </style:style>
    <style:style style:name="P62" style:family="paragraph" style:parent-style-name="Standard">
      <style:text-properties officeooo:paragraph-rsid="007676dd"/>
    </style:style>
    <style:style style:name="P63" style:family="paragraph" style:parent-style-name="Heading_20_3">
      <style:text-properties officeooo:paragraph-rsid="007676dd"/>
    </style:style>
    <style:style style:name="P64" style:family="paragraph" style:parent-style-name="Standard">
      <style:text-properties officeooo:paragraph-rsid="0019b78f"/>
    </style:style>
    <style:style style:name="P65" style:family="paragraph" style:parent-style-name="Standard">
      <style:text-properties officeooo:paragraph-rsid="00687375"/>
    </style:style>
    <style:style style:name="P66" style:family="paragraph" style:parent-style-name="Standard">
      <style:text-properties fo:color="#ff972f" loext:opacity="100%" style:font-name="Aptos (Body)" fo:font-size="10pt" officeooo:rsid="0005b153" officeooo:paragraph-rsid="001e89ad" style:font-size-asian="10pt" style:font-size-complex="10pt"/>
    </style:style>
    <style:style style:name="P67" style:family="paragraph" style:parent-style-name="Standard">
      <style:text-properties fo:color="#ff972f" loext:opacity="100%" style:font-name="Aptos (Body)" fo:font-size="10pt" officeooo:rsid="00077383" officeooo:paragraph-rsid="001e89ad" style:font-size-asian="10pt" style:font-size-complex="10pt"/>
    </style:style>
    <style:style style:name="P68" style:family="paragraph" style:parent-style-name="Standard">
      <style:text-properties fo:color="#ff972f" loext:opacity="100%" officeooo:rsid="007bc41e" officeooo:paragraph-rsid="007bc41e"/>
    </style:style>
    <style:style style:name="P69" style:family="paragraph" style:parent-style-name="Standard">
      <style:text-properties fo:color="#ff972f" loext:opacity="100%" officeooo:rsid="007bc41e" officeooo:paragraph-rsid="00806070"/>
    </style:style>
    <style:style style:name="P70" style:family="paragraph" style:parent-style-name="Standard">
      <style:text-properties fo:color="#ff972f" loext:opacity="100%" officeooo:rsid="00c02ad3" officeooo:paragraph-rsid="00c02ad3"/>
    </style:style>
    <style:style style:name="P71"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n" fo:country="US" officeooo:paragraph-rsid="00e7c648" style:letter-kerning="true" style:font-name-asian="Calibri1" style:font-size-asian="11pt" style:language-asian="en" style:country-asian="US" style:font-size-complex="11pt" style:language-complex="ar" style:country-complex="SA"/>
    </style:style>
    <style:style style:name="P72" style:family="paragraph" style:parent-style-name="Text_20_body">
      <style:text-properties officeooo:paragraph-rsid="00bcde6c"/>
    </style:style>
    <style:style style:name="P73" style:family="paragraph" style:parent-style-name="Heading_20_3">
      <style:text-properties fo:color="#5983b0" loext:opacity="100%"/>
    </style:style>
    <style:style style:name="P74" style:family="paragraph" style:parent-style-name="Heading_20_2">
      <style:text-properties officeooo:paragraph-rsid="00c5fb20"/>
    </style:style>
    <style:style style:name="P75" style:family="paragraph" style:parent-style-name="Text_20_body">
      <style:paragraph-properties fo:margin-left="0cm" fo:margin-right="0cm" fo:text-indent="0cm" style:auto-text-indent="false"/>
      <style:text-properties style:font-name="Apos (Body)" fo:font-size="10pt" style:font-size-asian="10pt" style:font-size-complex="10pt"/>
    </style:style>
    <style:style style:name="P76" style:family="paragraph" style:parent-style-name="Table_20_Contents">
      <style:text-properties style:font-name="Apos (Body)" fo:font-size="10pt" officeooo:rsid="0089820a" officeooo:paragraph-rsid="0089820a" style:font-size-asian="10pt" style:font-size-complex="10pt"/>
    </style:style>
    <style:style style:name="P77" style:family="paragraph" style:parent-style-name="Table_20_Contents">
      <style:text-properties style:font-name="Apos (Body)" fo:font-size="10pt" officeooo:rsid="00893825" officeooo:paragraph-rsid="00893825" style:font-size-asian="10pt" style:font-size-complex="10pt"/>
    </style:style>
    <style:style style:name="P78" style:family="paragraph" style:parent-style-name="Table_20_Contents">
      <style:text-properties style:font-name="Apos (Body)" fo:font-size="10pt" officeooo:rsid="0081661f" officeooo:paragraph-rsid="0081661f" style:font-size-asian="10pt" style:font-size-complex="10pt"/>
    </style:style>
    <style:style style:name="P79" style:family="paragraph" style:parent-style-name="Table_20_Contents">
      <style:text-properties style:font-name="Apos (Body)" fo:font-size="10pt" officeooo:rsid="00ff0054" officeooo:paragraph-rsid="00ff0054" style:font-size-asian="10pt" style:font-size-complex="10pt"/>
    </style:style>
    <style:style style:name="P80" style:family="paragraph" style:parent-style-name="Text_20_body">
      <style:text-properties style:font-name="Apos (Body)" fo:font-size="10pt" officeooo:paragraph-rsid="010e74cb" style:font-size-asian="10pt" style:font-size-complex="10pt"/>
    </style:style>
    <style:style style:name="P81" style:family="paragraph" style:parent-style-name="Text_20_body">
      <style:text-properties style:font-name="Apos (Body)" fo:font-size="10pt" officeooo:paragraph-rsid="0110de3e" style:font-size-asian="10pt" style:font-size-complex="10pt"/>
    </style:style>
    <style:style style:name="P82" style:family="paragraph" style:parent-style-name="Standard">
      <style:text-properties style:font-name="Apos (Body)" fo:font-size="10pt" officeooo:rsid="0092cb96" officeooo:paragraph-rsid="0092cb96" fo:background-color="#ffff00" style:font-size-asian="10pt" style:font-size-complex="10pt"/>
    </style:style>
    <style:style style:name="P83" style:family="paragraph" style:parent-style-name="Table_20_Contents">
      <style:text-properties style:font-name="Apos (Body)" fo:font-size="10pt" officeooo:rsid="0092cb96" officeooo:paragraph-rsid="0092cb96" fo:background-color="#ffff00" style:font-size-asian="10pt" style:font-size-complex="10pt"/>
    </style:style>
    <style:style style:name="P84" style:family="paragraph" style:parent-style-name="Table_20_Contents">
      <style:text-properties style:font-name="Apos (Body)" fo:font-size="10pt" officeooo:rsid="0092cb96" officeooo:paragraph-rsid="0100e773" fo:background-color="#ffff00" style:font-size-asian="10pt" style:font-size-complex="10pt"/>
    </style:style>
    <style:style style:name="P85" style:family="paragraph" style:parent-style-name="Standard">
      <style:text-properties style:font-name="Apos (Body)" fo:font-size="10pt" fo:background-color="#ffff00" style:font-size-asian="10pt" style:font-size-complex="10pt"/>
    </style:style>
    <style:style style:name="P86" style:family="paragraph" style:parent-style-name="Standard">
      <style:text-properties style:font-name="Apos (Body)" fo:font-size="10pt" officeooo:rsid="00a34a89" officeooo:paragraph-rsid="00a34a89" fo:background-color="#ffff00" style:font-size-asian="10pt" style:font-size-complex="10pt"/>
    </style:style>
    <style:style style:name="P87" style:family="paragraph" style:parent-style-name="Table_20_Contents">
      <style:text-properties style:font-name="Apos (Body)" fo:font-size="10pt" officeooo:rsid="00a34a89" officeooo:paragraph-rsid="00a3a895" fo:background-color="#ffff00" style:font-size-asian="10pt" style:font-size-complex="10pt"/>
    </style:style>
    <style:style style:name="P88" style:family="paragraph" style:parent-style-name="Standard">
      <style:text-properties style:font-name="Apos (Body)" fo:font-size="10pt" officeooo:rsid="00a832db" officeooo:paragraph-rsid="00a832db" fo:background-color="#ffff00" style:font-size-asian="10pt" style:font-size-complex="10pt"/>
    </style:style>
    <style:style style:name="P89" style:family="paragraph" style:parent-style-name="Table_20_Contents">
      <style:text-properties style:font-name="Apos (Body)" fo:font-size="10pt" officeooo:rsid="00a832db" officeooo:paragraph-rsid="00a832db" fo:background-color="#ffff00" style:font-size-asian="10pt" style:font-size-complex="10pt"/>
    </style:style>
    <style:style style:name="P90" style:family="paragraph" style:parent-style-name="Table_20_Contents">
      <style:text-properties style:font-name="Apos (Body)" fo:font-size="10pt" officeooo:rsid="009c869c" officeooo:paragraph-rsid="009c869c" fo:background-color="#ffff00" style:font-size-asian="10pt" style:font-size-complex="10pt"/>
    </style:style>
    <style:style style:name="P91" style:family="paragraph" style:parent-style-name="Table_20_Contents">
      <style:text-properties style:font-name="Apos (Body)" fo:font-size="10pt" officeooo:rsid="00a3a895" officeooo:paragraph-rsid="0100e773" fo:background-color="#ffff00" style:font-size-asian="10pt" style:font-size-complex="10pt"/>
    </style:style>
    <style:style style:name="P92" style:family="paragraph" style:parent-style-name="Table_20_Contents">
      <style:text-properties style:font-name="Apos (Body)" fo:font-size="10pt" officeooo:rsid="00a3c561" officeooo:paragraph-rsid="00a3c561" fo:background-color="#ffff00" style:font-size-asian="10pt" style:font-size-complex="10pt"/>
    </style:style>
    <style:style style:name="P93" style:family="paragraph" style:parent-style-name="Table_20_Contents">
      <style:text-properties style:font-name="Apos (Body)" fo:font-size="10pt" fo:language="en" fo:country="US" officeooo:rsid="006bbd35" officeooo:paragraph-rsid="00a3a895" style:letter-kerning="true" fo:background-color="#ffff00" style:font-name-asian="Calibri1" style:font-size-asian="10pt" style:language-asian="en" style:country-asian="US" style:font-size-complex="10pt" style:language-complex="ar" style:country-complex="SA"/>
    </style:style>
    <style:style style:name="P94" style:family="paragraph" style:parent-style-name="Table_20_Contents">
      <style:text-properties style:font-name="Apos (Body)" fo:font-size="10pt" fo:language="en" fo:country="US" officeooo:rsid="00a3a895" officeooo:paragraph-rsid="00a3a895" style:letter-kerning="true" fo:background-color="#ffff00" style:font-name-asian="Calibri1" style:font-size-asian="10pt" style:language-asian="en" style:country-asian="US" style:font-size-complex="10pt" style:language-complex="ar" style:country-complex="SA"/>
    </style:style>
    <style:style style:name="P95" style:family="paragraph" style:parent-style-name="Standard">
      <style:text-properties style:font-name="Apos (Body)" fo:font-size="10pt" officeooo:rsid="010a2442" officeooo:paragraph-rsid="010a2442" fo:background-color="transparent" style:font-size-asian="10pt" style:font-size-complex="10pt"/>
    </style:style>
    <style:style style:name="P96" style:family="paragraph" style:parent-style-name="Table_20_Contents">
      <style:text-properties style:font-name="Apos (Body)" fo:font-size="10pt" officeooo:rsid="010726cb" officeooo:paragraph-rsid="010726cb" fo:background-color="transparent" style:font-size-asian="10pt" style:font-size-complex="10pt"/>
    </style:style>
    <style:style style:name="P97" style:family="paragraph" style:parent-style-name="Table_20_Contents">
      <style:text-properties style:font-name="Apos (Body)" fo:font-size="10pt" officeooo:rsid="01076e87" officeooo:paragraph-rsid="01076e87" fo:background-color="transparent" style:font-size-asian="10pt" style:font-size-complex="10pt"/>
    </style:style>
    <style:style style:name="P98" style:family="paragraph" style:parent-style-name="Standard">
      <style:text-properties officeooo:rsid="00e7c648" officeooo:paragraph-rsid="00e7c648"/>
    </style:style>
    <style:style style:name="P99" style:family="paragraph" style:parent-style-name="Heading_20_1">
      <style:paragraph-properties fo:break-before="page"/>
      <style:text-properties officeooo:rsid="00e7c648" officeooo:paragraph-rsid="00e7c648"/>
    </style:style>
    <style:style style:name="P100" style:family="paragraph" style:parent-style-name="Standard">
      <style:text-properties officeooo:paragraph-rsid="00e7c648"/>
    </style:style>
    <style:style style:name="P101" style:family="paragraph" style:parent-style-name="Standard">
      <style:text-properties fo:color="#ff0000" loext:opacity="100%" style:font-name="Apos (Body)" fo:font-size="10pt" officeooo:rsid="00197dcb" officeooo:paragraph-rsid="0081661f" style:font-size-asian="10pt" style:font-size-complex="10pt"/>
    </style:style>
    <style:style style:name="P102" style:family="paragraph" style:parent-style-name="Standard">
      <style:text-properties officeooo:rsid="010a2442" officeooo:paragraph-rsid="010a2442"/>
    </style:style>
    <style:style style:name="P103" style:family="paragraph" style:parent-style-name="Standard">
      <style:text-properties fo:font-size="18pt" style:text-underline-style="none" fo:font-weight="bold" style:font-size-asian="18pt" style:font-weight-asian="bold" style:font-size-complex="18pt" style:font-weight-complex="bold"/>
    </style:style>
    <style:style style:name="P104" style:family="paragraph" style:parent-style-name="Standard">
      <style:text-properties officeooo:rsid="0046cb61" officeooo:paragraph-rsid="011b549d"/>
    </style:style>
    <style:style style:name="P105" style:family="paragraph" style:parent-style-name="Text_20_body">
      <style:text-properties officeooo:paragraph-rsid="010fbbce"/>
    </style:style>
    <style:style style:name="P106" style:family="paragraph" style:parent-style-name="Text_20_body">
      <style:text-properties fo:color="#ff8000" loext:opacity="100%" officeooo:paragraph-rsid="0112c909"/>
    </style:style>
    <style:style style:name="P107" style:family="paragraph" style:parent-style-name="List_20_Paragraph" style:list-style-name="WWNum1">
      <style:paragraph-properties fo:margin-top="0cm" fo:margin-bottom="0cm" style:contextual-spacing="true" fo:line-height="100%" fo:text-align="start" style:justify-single-word="false" fo:orphans="2" fo:widows="2"/>
      <style:text-properties style:font-name="Calibri" fo:font-size="11pt" fo:language="en" fo:country="US" officeooo:paragraph-rsid="00e7c648" style:letter-kerning="true" style:font-name-asian="Calibri1" style:font-size-asian="11pt" style:language-asian="en" style:country-asian="US" style:font-size-complex="11pt" style:language-complex="ar" style:country-complex="SA"/>
    </style:style>
    <style:style style:name="P108" style:family="paragraph" style:parent-style-name="List_20_Paragraph" style:list-style-name="WWNum2">
      <style:paragraph-properties fo:margin-top="0cm" fo:margin-bottom="0cm" style:contextual-spacing="true" fo:line-height="100%" fo:text-align="start" style:justify-single-word="false" fo:orphans="2" fo:widows="2"/>
      <style:text-properties style:font-name="Calibri" fo:font-size="11pt" fo:language="en" fo:country="US" officeooo:paragraph-rsid="00e7c648" style:letter-kerning="true" style:font-name-asian="Calibri1" style:font-size-asian="11pt" style:language-asian="en" style:country-asian="US" style:font-size-complex="11pt" style:language-complex="ar" style:country-complex="SA"/>
    </style:style>
    <style:style style:name="P109" style:family="paragraph" style:parent-style-name="List_20_Paragraph" style:list-style-name="WWNum3">
      <style:paragraph-properties fo:margin-top="0cm" fo:margin-bottom="0cm" style:contextual-spacing="true" fo:line-height="100%" fo:text-align="start" style:justify-single-word="false" fo:orphans="2" fo:widows="2"/>
      <style:text-properties style:font-name="Calibri" fo:font-size="11pt" fo:language="en" fo:country="US" officeooo:paragraph-rsid="00e7c648" style:letter-kerning="true" style:font-name-asian="Calibri1" style:font-size-asian="11pt" style:language-asian="en" style:country-asian="US" style:font-size-complex="11pt" style:language-complex="ar" style:country-complex="SA"/>
    </style:style>
    <style:style style:name="P110" style:family="paragraph" style:parent-style-name="List_20_Paragraph" style:list-style-name="WWNum4">
      <style:paragraph-properties fo:margin-top="0cm" fo:margin-bottom="0cm" style:contextual-spacing="true" fo:line-height="100%" fo:text-align="start" style:justify-single-word="false" fo:orphans="2" fo:widows="2"/>
      <style:text-properties style:font-name="Calibri" fo:font-size="11pt" fo:language="en" fo:country="US" officeooo:paragraph-rsid="00e7c648" style:letter-kerning="true" style:font-name-asian="Calibri1" style:font-size-asian="11pt" style:language-asian="en" style:country-asian="US" style:font-size-complex="11pt" style:language-complex="ar" style:country-complex="SA"/>
    </style:style>
    <style:style style:name="P111" style:family="paragraph" style:parent-style-name="List_20_Paragraph" style:list-style-name="WWNum5">
      <style:paragraph-properties fo:margin-top="0cm" fo:margin-bottom="0cm" style:contextual-spacing="true" fo:line-height="100%" fo:text-align="start" style:justify-single-word="false" fo:orphans="2" fo:widows="2"/>
      <style:text-properties style:font-name="Calibri" fo:font-size="11pt" fo:language="en" fo:country="US" officeooo:paragraph-rsid="00e7c648" style:letter-kerning="true" style:font-name-asian="Calibri1" style:font-size-asian="11pt" style:language-asian="en" style:country-asian="US" style:font-size-complex="11pt" style:language-complex="ar" style:country-complex="SA"/>
    </style:style>
    <style:style style:name="P112" style:family="paragraph" style:parent-style-name="Standard">
      <style:text-properties fo:font-variant="normal" fo:text-transform="none" style:text-position="0% 100%" fo:font-style="normal" style:text-underline-style="none" fo:font-weight="normal"/>
    </style:style>
    <style:style style:name="P113" style:family="paragraph" style:parent-style-name="Standard" style:list-style-name="L1">
      <style:text-properties fo:color="#000000" loext:opacity="100%" style:font-name="Aptos (Body)" fo:font-size="10pt" fo:font-weight="normal" officeooo:rsid="0019b78f" officeooo:paragraph-rsid="002e8071" style:font-size-asian="10pt" style:font-weight-asian="normal" style:font-size-complex="10pt" style:font-weight-complex="normal"/>
    </style:style>
    <style:style style:name="P114" style:family="paragraph" style:parent-style-name="Standard" style:list-style-name="L1">
      <style:text-properties fo:color="#000000" loext:opacity="100%" style:font-name="Aptos (Body)" fo:font-size="10pt" fo:font-weight="normal" officeooo:rsid="010726cb" officeooo:paragraph-rsid="010a2442" style:font-size-asian="10pt" style:font-weight-asian="normal" style:font-size-complex="10pt" style:font-weight-complex="normal"/>
    </style:style>
    <style:style style:name="P115" style:family="paragraph" style:parent-style-name="Standard" style:list-style-name="L2">
      <style:text-properties fo:color="#000000" loext:opacity="100%" style:font-name="Aptos (Body)" fo:font-size="10pt" officeooo:rsid="00197dcb" officeooo:paragraph-rsid="001c4962" style:font-size-asian="10pt" style:font-size-complex="10pt"/>
    </style:style>
    <style:style style:name="P116" style:family="paragraph" style:parent-style-name="Standard" style:list-style-name="L2">
      <style:text-properties fo:color="#000000" loext:opacity="100%" style:font-name="Aptos (Body)" fo:font-size="10pt" officeooo:rsid="002e8071" officeooo:paragraph-rsid="002e8071" style:font-size-asian="10pt" style:font-size-complex="10pt"/>
    </style:style>
    <style:style style:name="P117" style:family="paragraph" style:parent-style-name="Standard" style:list-style-name="L2">
      <style:text-properties fo:color="#000000" loext:opacity="100%" style:text-underline-style="none" fo:font-weight="normal" officeooo:paragraph-rsid="0081661f" style:font-weight-asian="normal" style:font-weight-complex="normal"/>
    </style:style>
    <style:style style:name="P118" style:family="paragraph" style:parent-style-name="Standard" style:list-style-name="L3">
      <style:text-properties officeooo:paragraph-rsid="00d11a7a"/>
    </style:style>
    <style:style style:name="P119" style:family="paragraph" style:parent-style-name="Standard" style:list-style-name="L3">
      <style:text-properties officeooo:rsid="0017a017" officeooo:paragraph-rsid="00d11a7a"/>
    </style:style>
    <style:style style:name="P120" style:family="paragraph" style:parent-style-name="Standard" style:list-style-name="L3">
      <style:text-properties fo:color="#111111" loext:opacity="100%" style:font-name="Aptos (Body)" fo:font-size="10pt" officeooo:rsid="00d11a7a" officeooo:paragraph-rsid="00d11a7a" style:font-size-asian="10pt" style:font-size-complex="10pt"/>
    </style:style>
    <style:style style:name="P121" style:family="paragraph" style:parent-style-name="Standard" style:list-style-name="L3">
      <style:text-properties fo:color="#111111" loext:opacity="100%" style:font-name="Aptos (Body)" fo:font-size="10pt" officeooo:rsid="005ae75a" officeooo:paragraph-rsid="00d11a7a" style:font-size-asian="10pt" style:font-size-complex="10pt"/>
    </style:style>
    <style:style style:name="P122" style:family="paragraph" style:parent-style-name="Text_20_body">
      <style:text-properties fo:color="#ff972f" loext:opacity="100%" style:font-name="Apos (Body)" fo:font-size="10pt" officeooo:rsid="0065cf49" style:font-size-asian="10pt" style:font-size-complex="10pt"/>
    </style:style>
    <style:style style:name="T1" style:family="text">
      <style:text-properties officeooo:rsid="001dcd7b"/>
    </style:style>
    <style:style style:name="T2" style:family="text">
      <style:text-properties fo:color="#ff0000" loext:opacity="100%" style:font-name="Aptos (Body)" fo:font-size="10pt" officeooo:rsid="00c02ad3" style:font-size-asian="10pt" style:font-size-complex="10pt"/>
    </style:style>
    <style:style style:name="T3" style:family="text">
      <style:text-properties fo:color="#ff0000" loext:opacity="100%" style:font-name="Apos (Body)" fo:font-size="10pt" style:font-size-asian="10pt" style:font-size-complex="10pt"/>
    </style:style>
    <style:style style:name="T4" style:family="text">
      <style:text-properties fo:color="#ff0000" loext:opacity="100%" fo:font-weight="normal" officeooo:rsid="0090cf18" style:font-weight-asian="normal" style:font-weight-complex="normal"/>
    </style:style>
    <style:style style:name="T5" style:family="text">
      <style:text-properties officeooo:rsid="00197dcb"/>
    </style:style>
    <style:style style:name="T6" style:family="text">
      <style:text-properties fo:color="#000000" loext:opacity="100%" officeooo:rsid="001c0979"/>
    </style:style>
    <style:style style:name="T7" style:family="text">
      <style:text-properties fo:color="#000000" loext:opacity="100%" officeooo:rsid="00197dcb"/>
    </style:style>
    <style:style style:name="T8" style:family="text">
      <style:text-properties fo:color="#000000" loext:opacity="100%" officeooo:rsid="0099ed72"/>
    </style:style>
    <style:style style:name="T9" style:family="text">
      <style:text-properties fo:color="#000000" loext:opacity="100%" officeooo:rsid="007676dd"/>
    </style:style>
    <style:style style:name="T10" style:family="text">
      <style:text-properties fo:color="#000000" loext:opacity="100%" officeooo:rsid="00b3f92b"/>
    </style:style>
    <style:style style:name="T11" style:family="text">
      <style:text-properties fo:color="#000000" loext:opacity="100%" fo:font-weight="normal" officeooo:rsid="0067895e" style:font-weight-asian="normal" style:font-weight-complex="normal"/>
    </style:style>
    <style:style style:name="T12" style:family="text">
      <style:text-properties fo:color="#000000" loext:opacity="100%" fo:font-weight="normal" officeooo:rsid="00d6d150" style:font-weight-asian="normal" style:font-weight-complex="normal"/>
    </style:style>
    <style:style style:name="T13" style:family="text">
      <style:text-properties fo:color="#000000" loext:opacity="100%" fo:font-weight="normal" officeooo:rsid="00ddfb78" style:font-weight-asian="normal" style:font-weight-complex="normal"/>
    </style:style>
    <style:style style:name="T14" style:family="text">
      <style:text-properties fo:color="#000000" loext:opacity="100%" fo:font-weight="normal" officeooo:rsid="00e39594" style:font-weight-asian="normal" style:font-weight-complex="normal"/>
    </style:style>
    <style:style style:name="T15" style:family="text">
      <style:text-properties fo:color="#000000" loext:opacity="100%" fo:font-weight="normal" officeooo:rsid="00eaef98" style:font-weight-asian="normal" style:font-weight-complex="normal"/>
    </style:style>
    <style:style style:name="T16" style:family="text">
      <style:text-properties fo:color="#000000" loext:opacity="100%" fo:font-weight="normal" officeooo:rsid="00ece8de" style:font-weight-asian="normal" style:font-weight-complex="normal"/>
    </style:style>
    <style:style style:name="T17" style:family="text">
      <style:text-properties fo:color="#000000" loext:opacity="100%" fo:font-weight="normal" officeooo:rsid="0103f7f5" style:font-weight-asian="normal" style:font-weight-complex="normal"/>
    </style:style>
    <style:style style:name="T18" style:family="text">
      <style:text-properties fo:color="#000000" loext:opacity="100%" fo:font-weight="normal" officeooo:rsid="010af9aa" style:font-weight-asian="normal" style:font-weight-complex="normal"/>
    </style:style>
    <style:style style:name="T19" style:family="text">
      <style:text-properties fo:color="#000000" loext:opacity="100%" fo:font-weight="normal" officeooo:rsid="010e74cb" style:font-weight-asian="normal" style:font-weight-complex="normal"/>
    </style:style>
    <style:style style:name="T20" style:family="text">
      <style:text-properties fo:color="#000000" loext:opacity="100%" fo:font-weight="normal" officeooo:rsid="010eb5c9" style:font-weight-asian="normal" style:font-weight-complex="normal"/>
    </style:style>
    <style:style style:name="T21" style:family="text">
      <style:text-properties fo:color="#000000" loext:opacity="100%" officeooo:rsid="00777bd2"/>
    </style:style>
    <style:style style:name="T22" style:family="text">
      <style:text-properties fo:color="#000000" loext:opacity="100%" style:text-underline-style="none" officeooo:rsid="01184563"/>
    </style:style>
    <style:style style:name="T23" style:family="text">
      <style:text-properties fo:color="#000000" loext:opacity="100%" officeooo:rsid="00117cd9"/>
    </style:style>
    <style:style style:name="T24" style:family="text">
      <style:text-properties fo:color="#000000" loext:opacity="100%" officeooo:rsid="00c43459"/>
    </style:style>
    <style:style style:name="T25" style:family="text">
      <style:text-properties fo:color="#000000" loext:opacity="100%" officeooo:rsid="00aef4bd"/>
    </style:style>
    <style:style style:name="T26" style:family="text">
      <style:text-properties fo:color="#000000" loext:opacity="100%" officeooo:rsid="001a8667"/>
    </style:style>
    <style:style style:name="T27" style:family="text">
      <style:text-properties fo:color="#000000" loext:opacity="100%" style:font-name="Apos (Body)" fo:font-size="10pt" officeooo:rsid="005e8d7f" style:font-size-asian="10pt" style:font-size-complex="10pt"/>
    </style:style>
    <style:style style:name="T28" style:family="text">
      <style:text-properties fo:color="#000000" loext:opacity="100%" style:font-name="Apos (Body)" fo:font-size="10pt" officeooo:rsid="00687375" style:font-size-asian="10pt" style:font-size-complex="10pt"/>
    </style:style>
    <style:style style:name="T29" style:family="text">
      <style:text-properties fo:color="#000000" loext:opacity="100%" style:font-name="Apos (Body)" fo:font-size="10pt" officeooo:rsid="010af9aa" style:font-size-asian="10pt" style:font-size-complex="10pt"/>
    </style:style>
    <style:style style:name="T30" style:family="text">
      <style:text-properties fo:color="#000000" loext:opacity="100%" style:font-name="Apos (Body)" fo:font-size="10pt" officeooo:rsid="010ca663" style:font-size-asian="10pt" style:font-size-complex="10pt"/>
    </style:style>
    <style:style style:name="T31" style:family="text">
      <style:text-properties fo:color="#000000" loext:opacity="100%" style:font-name="Apos (Body)" fo:font-size="10pt" officeooo:rsid="010e74cb" style:font-size-asian="10pt" style:font-size-complex="10pt"/>
    </style:style>
    <style:style style:name="T32" style:family="text">
      <style:text-properties fo:color="#000000" loext:opacity="100%" style:font-name="Apos (Body)" fo:font-size="10pt" officeooo:rsid="010eb5c9" style:font-size-asian="10pt" style:font-size-complex="10pt"/>
    </style:style>
    <style:style style:name="T33" style:family="text">
      <style:text-properties fo:color="#000000" loext:opacity="100%" style:font-name="Apos (Body)" fo:font-size="10pt" officeooo:rsid="010fbbce" style:font-size-asian="10pt" style:font-size-complex="10pt"/>
    </style:style>
    <style:style style:name="T34" style:family="text">
      <style:text-properties fo:color="#000000" loext:opacity="100%" style:font-name="Apos (Body)" fo:font-size="10pt" officeooo:rsid="0112c909" style:font-size-asian="10pt" style:font-size-complex="10pt"/>
    </style:style>
    <style:style style:name="T35" style:family="text">
      <style:text-properties fo:color="#000000" loext:opacity="100%" style:font-name="Apos (Body)" fo:font-size="10pt" officeooo:rsid="01168560" style:font-size-asian="10pt" style:font-size-complex="10pt"/>
    </style:style>
    <style:style style:name="T36" style:family="text">
      <style:text-properties fo:color="#000000" loext:opacity="100%" style:font-name="Apos (Body)" fo:font-size="10pt" fo:font-weight="normal" officeooo:rsid="0067895e" style:font-size-asian="10pt" style:font-weight-asian="normal" style:font-size-complex="10pt" style:font-weight-complex="normal"/>
    </style:style>
    <style:style style:name="T37" style:family="text">
      <style:text-properties fo:color="#000000" loext:opacity="100%" style:font-name="Apos (Body)" fo:font-size="10pt" fo:font-weight="normal" officeooo:rsid="00ed5ae6" style:font-size-asian="10pt" style:font-weight-asian="normal" style:font-size-complex="10pt" style:font-weight-complex="normal"/>
    </style:style>
    <style:style style:name="T38" style:family="text">
      <style:text-properties fo:color="#000000" loext:opacity="100%" style:font-name="Apos (Body)" fo:font-size="10pt" fo:font-weight="normal" officeooo:rsid="010af9aa" style:font-size-asian="10pt" style:font-weight-asian="normal" style:font-size-complex="10pt" style:font-weight-complex="normal"/>
    </style:style>
    <style:style style:name="T39" style:family="text">
      <style:text-properties fo:color="#000000" loext:opacity="100%" style:font-name="Apos (Body)" officeooo:rsid="00197dcb"/>
    </style:style>
    <style:style style:name="T40" style:family="text">
      <style:text-properties fo:color="#000000" loext:opacity="100%" officeooo:rsid="0067895e"/>
    </style:style>
    <style:style style:name="T41" style:family="text">
      <style:text-properties fo:color="#000000" loext:opacity="100%" officeooo:rsid="0104ac2d"/>
    </style:style>
    <style:style style:name="T42" style:family="text">
      <style:text-properties fo:color="#000000" loext:opacity="100%" officeooo:rsid="010ca663"/>
    </style:style>
    <style:style style:name="T43" style:family="text">
      <style:text-properties fo:color="#000000" loext:opacity="100%" officeooo:rsid="010e74cb"/>
    </style:style>
    <style:style style:name="T44" style:family="text">
      <style:text-properties fo:color="#000000" loext:opacity="100%" officeooo:rsid="01184563"/>
    </style:style>
    <style:style style:name="T45" style:family="text">
      <style:text-properties fo:color="#c9211e" loext:opacity="100%"/>
    </style:style>
    <style:style style:name="T46" style:family="text">
      <style:text-properties fo:color="#c9211e" loext:opacity="100%" officeooo:rsid="00197dcb"/>
    </style:style>
    <style:style style:name="T47" style:family="text">
      <style:text-properties fo:color="#c9211e" loext:opacity="100%" officeooo:rsid="00a93f85"/>
    </style:style>
    <style:style style:name="T48" style:family="text">
      <style:text-properties fo:color="#c9211e" loext:opacity="100%" style:font-name="Apos (Body)" fo:font-size="10pt" style:font-size-asian="10pt" style:font-size-complex="10pt"/>
    </style:style>
    <style:style style:name="T49" style:family="text">
      <style:text-properties fo:color="#c9211e" loext:opacity="100%" style:font-name="Apos (Body)" fo:font-size="10pt" officeooo:rsid="005e8d7f" style:font-size-asian="10pt" style:font-size-complex="10pt"/>
    </style:style>
    <style:style style:name="T50" style:family="text">
      <style:text-properties fo:color="#c9211e" loext:opacity="100%" style:font-name="Apos (Body)" fo:font-size="10pt" officeooo:rsid="005fe88f" style:font-size-asian="10pt" style:font-size-complex="10pt"/>
    </style:style>
    <style:style style:name="T51" style:family="text">
      <style:text-properties fo:font-style="italic" style:font-style-asian="italic"/>
    </style:style>
    <style:style style:name="T52" style:family="text">
      <style:text-properties style:text-underline-style="solid" style:text-underline-width="auto" style:text-underline-color="font-color"/>
    </style:style>
    <style:style style:name="T53" style:family="text">
      <style:text-properties style:text-underline-style="solid" style:text-underline-width="auto" style:text-underline-color="font-color" officeooo:rsid="0081661f"/>
    </style:style>
    <style:style style:name="T54" style:family="text">
      <style:text-properties officeooo:rsid="00077383"/>
    </style:style>
    <style:style style:name="T55" style:family="text">
      <style:text-properties officeooo:rsid="000fac02"/>
    </style:style>
    <style:style style:name="T56" style:family="text">
      <style:text-properties officeooo:rsid="0013e480"/>
    </style:style>
    <style:style style:name="T57" style:family="text">
      <style:text-properties officeooo:rsid="001b2e53"/>
    </style:style>
    <style:style style:name="T58" style:family="text">
      <style:text-properties fo:font-weight="bold" officeooo:rsid="001c4962" style:font-weight-asian="bold" style:font-weight-complex="bold"/>
    </style:style>
    <style:style style:name="T59" style:family="text">
      <style:text-properties fo:font-weight="bold" officeooo:rsid="011b549d" style:font-weight-asian="bold" style:font-weight-complex="bold"/>
    </style:style>
    <style:style style:name="T60" style:family="text">
      <style:text-properties officeooo:rsid="00270069"/>
    </style:style>
    <style:style style:name="T61" style:family="text">
      <style:text-properties officeooo:rsid="002e8071"/>
    </style:style>
    <style:style style:name="T62" style:family="text">
      <style:text-properties fo:font-variant="normal" fo:text-transform="none" style:font-name="Aptos (Body)" fo:font-size="10pt" fo:letter-spacing="normal" fo:font-style="normal" fo:font-weight="normal" style:font-size-asian="10pt" style:font-size-complex="10pt"/>
    </style:style>
    <style:style style:name="T63" style:family="text">
      <style:text-properties fo:font-variant="normal" fo:text-transform="none" style:font-name="Aptos (Body)" fo:font-size="10pt" fo:letter-spacing="normal" fo:font-style="normal" fo:font-weight="normal" officeooo:rsid="007bc41e" style:font-size-asian="10pt" style:font-size-complex="10pt"/>
    </style:style>
    <style:style style:name="T64" style:family="text">
      <style:text-properties fo:font-variant="normal" fo:text-transform="none" style:font-name="Aptos (Body)" fo:font-size="10pt" fo:letter-spacing="normal" fo:font-style="normal" fo:font-weight="normal" officeooo:rsid="007bd780" style:font-size-asian="10pt" style:font-size-complex="10pt"/>
    </style:style>
    <style:style style:name="T65" style:family="text">
      <style:text-properties fo:font-variant="normal" fo:text-transform="none" style:font-name="Aptos (Body)" fo:font-size="10pt" fo:letter-spacing="normal" fo:font-style="normal" fo:font-weight="normal" officeooo:rsid="00c5fb20" style:font-size-asian="10pt" style:font-size-complex="10pt"/>
    </style:style>
    <style:style style:name="T66" style:family="text">
      <style:text-properties fo:font-variant="normal" fo:text-transform="none" style:font-name="Aptos (Body)" fo:font-size="10pt" fo:letter-spacing="normal" fo:font-style="normal" fo:font-weight="normal" officeooo:rsid="00c7f727" style:font-size-asian="10pt" style:font-size-complex="10pt"/>
    </style:style>
    <style:style style:name="T67" style:family="text">
      <style:text-properties fo:font-variant="normal" fo:text-transform="none" style:font-name="Aptos (Body)" fo:font-size="10pt" fo:letter-spacing="normal" fo:font-style="normal" style:font-size-asian="10pt" style:font-size-complex="10pt"/>
    </style:style>
    <style:style style:name="T68" style:family="text">
      <style:text-properties fo:font-variant="normal" fo:text-transform="none" style:font-name="Aptos (Body)" fo:font-size="10pt" fo:letter-spacing="normal" fo:font-style="normal" officeooo:rsid="007bc41e" style:font-size-asian="10pt" style:font-size-complex="10pt"/>
    </style:style>
    <style:style style:name="T69" style:family="text">
      <style:text-properties fo:font-variant="normal" fo:text-transform="none" fo:color="#c9211e" loext:opacity="100%" style:font-name="Aptos (Body)" fo:font-size="10pt" fo:letter-spacing="normal" fo:font-style="normal" fo:font-weight="normal" style:font-size-asian="10pt" style:font-size-complex="10pt"/>
    </style:style>
    <style:style style:name="T70" style:family="text">
      <style:text-properties fo:font-variant="normal" fo:text-transform="none" fo:letter-spacing="normal" fo:font-style="normal" fo:font-weight="normal" officeooo:rsid="0080e114"/>
    </style:style>
    <style:style style:name="T71" style:family="text">
      <style:text-properties fo:font-variant="normal" fo:text-transform="none" fo:letter-spacing="normal" fo:font-style="normal" fo:font-weight="normal" officeooo:rsid="00c1f1d2"/>
    </style:style>
    <style:style style:name="T72" style:family="text">
      <style:text-properties fo:font-variant="normal" fo:text-transform="none" fo:letter-spacing="normal" fo:font-style="normal" fo:font-weight="normal" officeooo:rsid="00c6211e"/>
    </style:style>
    <style:style style:name="T73" style:family="text">
      <style:text-properties fo:font-variant="normal" fo:text-transform="none" fo:letter-spacing="normal" fo:font-style="normal" fo:font-weight="normal" officeooo:rsid="00cf89b8"/>
    </style:style>
    <style:style style:name="T74" style:family="text">
      <style:text-properties fo:font-variant="normal" fo:text-transform="none" fo:letter-spacing="normal" fo:font-style="normal" style:text-underline-style="solid" style:text-underline-width="auto" style:text-underline-color="font-color" fo:font-weight="normal"/>
    </style:style>
    <style:style style:name="T75" style:family="text">
      <style:text-properties fo:font-variant="normal" fo:text-transform="none" fo:letter-spacing="normal" fo:font-style="normal" style:text-underline-style="solid" style:text-underline-width="auto" style:text-underline-color="font-color" fo:font-weight="normal" officeooo:rsid="007bc41e"/>
    </style:style>
    <style:style style:name="T76" style:family="text">
      <style:text-properties fo:font-variant="normal" fo:text-transform="none" fo:letter-spacing="normal" fo:font-style="normal" style:text-underline-style="solid" style:text-underline-width="auto" style:text-underline-color="font-color" fo:font-weight="normal" officeooo:rsid="00b1d2ee"/>
    </style:style>
    <style:style style:name="T77" style:family="text">
      <style:text-properties fo:font-variant="normal" fo:text-transform="none" style:text-position="0% 100%" fo:font-style="normal" style:text-underline-style="none"/>
    </style:style>
    <style:style style:name="T78" style:family="text">
      <style:text-properties fo:font-variant="normal" fo:text-transform="none" style:text-position="0% 100%" fo:font-style="normal" style:text-underline-style="none" fo:font-weight="normal"/>
    </style:style>
    <style:style style:name="T79" style:family="text">
      <style:text-properties fo:font-variant="normal" fo:text-transform="none" fo:color="#000000" loext:opacity="100%" style:text-position="0% 100%" fo:font-style="normal" style:text-underline-style="none" fo:font-weight="normal" officeooo:rsid="0067895e" style:font-weight-asian="normal" style:font-weight-complex="normal"/>
    </style:style>
    <style:style style:name="T80" style:family="text">
      <style:text-properties style:font-name="Aptos (Body)" fo:font-size="10pt" style:font-size-asian="10pt" style:font-size-complex="10pt"/>
    </style:style>
    <style:style style:name="T81" style:family="text">
      <style:text-properties style:font-name="Aptos (Body)" fo:font-size="10pt" officeooo:rsid="0081661f" style:font-size-asian="10pt" style:font-size-complex="10pt"/>
    </style:style>
    <style:style style:name="T82" style:family="text">
      <style:text-properties style:font-name="Aptos (Body)" fo:font-size="10pt" officeooo:rsid="005adf90" style:font-size-asian="10pt" style:font-size-complex="10pt"/>
    </style:style>
    <style:style style:name="T83" style:family="text">
      <style:text-properties style:font-name="Aptos (Body)" fo:font-size="10pt" officeooo:rsid="0037f3f2" style:font-size-asian="10pt" style:font-size-complex="10pt"/>
    </style:style>
    <style:style style:name="T84" style:family="text">
      <style:text-properties style:font-name="Aptos (Body)" fo:font-size="10pt" officeooo:rsid="0080c210" style:font-size-asian="10pt" style:font-size-complex="10pt"/>
    </style:style>
    <style:style style:name="T85" style:family="text">
      <style:text-properties style:font-name="Aptos (Body)" fo:font-size="10pt" officeooo:rsid="0080e114" style:font-size-asian="10pt" style:font-size-complex="10pt"/>
    </style:style>
    <style:style style:name="T86" style:family="text">
      <style:text-properties style:font-name="Aptos (Body)" fo:font-size="10pt" officeooo:rsid="003b1a9e" style:font-size-asian="10pt" style:font-size-complex="10pt"/>
    </style:style>
    <style:style style:name="T87" style:family="text">
      <style:text-properties style:font-name="Aptos (Body)" fo:font-size="10pt" officeooo:rsid="001dcd7b" style:font-size-asian="10pt" style:font-size-complex="10pt"/>
    </style:style>
    <style:style style:name="T88" style:family="text">
      <style:text-properties style:font-name="Aptos (Body)" fo:font-size="10pt" officeooo:rsid="00787984" style:font-size-asian="10pt" style:font-size-complex="10pt"/>
    </style:style>
    <style:style style:name="T89" style:family="text">
      <style:text-properties style:font-name="Aptos (Body)" fo:font-size="10pt" officeooo:rsid="007ae278" style:font-size-asian="10pt" style:font-size-complex="10pt"/>
    </style:style>
    <style:style style:name="T90" style:family="text">
      <style:text-properties style:font-name="Aptos (Body)" fo:font-size="10pt" officeooo:rsid="0079b2bb" style:font-size-asian="10pt" style:font-size-complex="10pt"/>
    </style:style>
    <style:style style:name="T91" style:family="text">
      <style:text-properties style:font-name="Aptos (Body)" fo:font-size="10pt" officeooo:rsid="007bd780" style:font-size-asian="10pt" style:font-size-complex="10pt"/>
    </style:style>
    <style:style style:name="T92" style:family="text">
      <style:text-properties style:font-name="Aptos (Body)" fo:font-size="10pt" officeooo:rsid="007bc41e" style:font-size-asian="10pt" style:font-size-complex="10pt"/>
    </style:style>
    <style:style style:name="T93" style:family="text">
      <style:text-properties style:font-name="Aptos (Body)" fo:font-size="10pt" officeooo:rsid="00c02ad3" style:font-size-asian="10pt" style:font-size-complex="10pt"/>
    </style:style>
    <style:style style:name="T94" style:family="text">
      <style:text-properties style:font-name="Aptos (Body)" fo:font-size="10pt" officeooo:rsid="00631553" style:font-size-asian="10pt" style:font-weight-asian="normal" style:font-size-complex="10pt" style:font-weight-complex="normal"/>
    </style:style>
    <style:style style:name="T95" style:family="text">
      <style:text-properties style:font-name="Aptos (Body)" fo:font-size="10pt" fo:font-weight="bold" style:font-size-asian="10pt" style:font-weight-asian="bold" style:font-size-complex="10pt" style:font-weight-complex="bold"/>
    </style:style>
    <style:style style:name="T96" style:family="text">
      <style:text-properties style:font-name="Aptos (Body)" fo:font-size="10pt" fo:font-weight="bold" officeooo:rsid="0019b78f" style:font-size-asian="10pt" style:font-weight-asian="bold" style:font-size-complex="10pt" style:font-weight-complex="bold"/>
    </style:style>
    <style:style style:name="T97" style:family="text">
      <style:text-properties style:font-name="Aptos (Body)" fo:font-size="10pt" fo:language="en" fo:country="AU" officeooo:rsid="003f9e37" style:letter-kerning="false" style:font-name-asian="Times New Roman1" style:font-size-asian="10pt" style:language-asian="en" style:country-asian="AU" style:font-name-complex="Times New Roman1" style:font-size-complex="10pt" style:language-complex="ar" style:country-complex="SA"/>
    </style:style>
    <style:style style:name="T98" style:family="text">
      <style:text-properties style:font-name="Aptos (Body)" fo:font-size="10pt" style:text-underline-style="solid" style:text-underline-width="auto" style:text-underline-color="font-color" officeooo:rsid="0080c210" style:font-size-asian="10pt" style:font-size-complex="10pt"/>
    </style:style>
    <style:style style:name="T99" style:family="text">
      <style:text-properties style:font-name="Aptos (Body)" fo:font-size="10pt" style:text-underline-style="solid" style:text-underline-width="auto" style:text-underline-color="font-color" officeooo:rsid="00787984" style:font-size-asian="10pt" style:font-size-complex="10pt"/>
    </style:style>
    <style:style style:name="T100" style:family="text">
      <style:text-properties fo:color="#ff972f" loext:opacity="100%"/>
    </style:style>
    <style:style style:name="T101" style:family="text">
      <style:text-properties fo:color="#ff972f" loext:opacity="100%" officeooo:rsid="0064053d"/>
    </style:style>
    <style:style style:name="T102" style:family="text">
      <style:text-properties fo:color="#ff972f" loext:opacity="100%" officeooo:rsid="0065cf49"/>
    </style:style>
    <style:style style:name="T103" style:family="text">
      <style:text-properties fo:color="#ff972f" loext:opacity="100%" officeooo:rsid="00e0953f"/>
    </style:style>
    <style:style style:name="T104" style:family="text">
      <style:text-properties officeooo:rsid="0067895e"/>
    </style:style>
    <style:style style:name="T105" style:family="text">
      <style:text-properties officeooo:rsid="00693517"/>
    </style:style>
    <style:style style:name="T106" style:family="text">
      <style:text-properties officeooo:rsid="00702232"/>
    </style:style>
    <style:style style:name="T107" style:family="text">
      <style:text-properties officeooo:rsid="00713185"/>
    </style:style>
    <style:style style:name="T108" style:family="text">
      <style:text-properties officeooo:rsid="0075537a"/>
    </style:style>
    <style:style style:name="T109" style:family="text">
      <style:text-properties officeooo:rsid="007605b1"/>
    </style:style>
    <style:style style:name="T110" style:family="text">
      <style:text-properties style:text-underline-style="none" officeooo:rsid="00191934"/>
    </style:style>
    <style:style style:name="T111" style:family="text">
      <style:text-properties style:text-underline-style="none" officeooo:rsid="007f0a89"/>
    </style:style>
    <style:style style:name="T112" style:family="text">
      <style:text-properties style:text-underline-style="none" officeooo:rsid="00aa1e58"/>
    </style:style>
    <style:style style:name="T113" style:family="text">
      <style:text-properties style:text-underline-style="none" officeooo:rsid="00ad1a52"/>
    </style:style>
    <style:style style:name="T114" style:family="text">
      <style:text-properties style:text-underline-style="none" officeooo:rsid="00aef4bd"/>
    </style:style>
    <style:style style:name="T115" style:family="text">
      <style:text-properties style:text-underline-style="none" officeooo:rsid="00c43459"/>
    </style:style>
    <style:style style:name="T116" style:family="text">
      <style:text-properties officeooo:rsid="0080e114"/>
    </style:style>
    <style:style style:name="T117" style:family="text">
      <style:text-properties officeooo:rsid="0081661f"/>
    </style:style>
    <style:style style:name="T118" style:family="text">
      <style:text-properties officeooo:rsid="008ef380"/>
    </style:style>
    <style:style style:name="T119" style:family="text">
      <style:text-properties officeooo:rsid="0099ed72"/>
    </style:style>
    <style:style style:name="T120" style:family="text">
      <style:text-properties officeooo:rsid="009c869c"/>
    </style:style>
    <style:style style:name="T121" style:family="text">
      <style:text-properties officeooo:rsid="00a3a895"/>
    </style:style>
    <style:style style:name="T122" style:family="text">
      <style:text-properties officeooo:rsid="00a93f85"/>
    </style:style>
    <style:style style:name="T123" style:family="text">
      <style:text-properties officeooo:rsid="00aa1e58"/>
    </style:style>
    <style:style style:name="T124" style:family="text">
      <style:text-properties style:font-name="Apos (Body)" fo:font-size="10pt" style:font-size-asian="10pt" style:font-size-complex="10pt"/>
    </style:style>
    <style:style style:name="T125" style:family="text">
      <style:text-properties style:font-name="Apos (Body)" fo:font-size="10pt" officeooo:rsid="0067895e" style:font-size-asian="10pt" style:font-size-complex="10pt"/>
    </style:style>
    <style:style style:name="T126" style:family="text">
      <style:text-properties style:font-name="Apos (Body)" fo:font-size="10pt" officeooo:rsid="00b898e6" style:font-size-asian="10pt" style:font-size-complex="10pt"/>
    </style:style>
    <style:style style:name="T127" style:family="text">
      <style:text-properties style:font-name="Apos (Body)" fo:font-size="10pt" officeooo:rsid="00b9a8fc" style:font-size-asian="10pt" style:font-size-complex="10pt"/>
    </style:style>
    <style:style style:name="T128" style:family="text">
      <style:text-properties style:font-name="Apos (Body)" fo:font-size="10pt" officeooo:rsid="00bcde6c" style:font-size-asian="10pt" style:font-size-complex="10pt"/>
    </style:style>
    <style:style style:name="T129" style:family="text">
      <style:text-properties style:font-name="Apos (Body)" fo:font-size="10pt" officeooo:rsid="005cea47" style:font-size-asian="10pt" style:font-size-complex="10pt"/>
    </style:style>
    <style:style style:name="T130" style:family="text">
      <style:text-properties style:font-name="Apos (Body)" fo:font-size="10pt" officeooo:rsid="005fe88f" style:font-size-asian="10pt" style:font-size-complex="10pt"/>
    </style:style>
    <style:style style:name="T131" style:family="text">
      <style:text-properties style:font-name="Apos (Body)" fo:font-size="10pt" officeooo:rsid="00660823" style:font-size-asian="10pt" style:font-size-complex="10pt"/>
    </style:style>
    <style:style style:name="T132" style:family="text">
      <style:text-properties style:font-name="Apos (Body)" fo:font-size="10pt" officeooo:rsid="0065cf49" style:font-size-asian="10pt" style:font-size-complex="10pt"/>
    </style:style>
    <style:style style:name="T133" style:family="text">
      <style:text-properties style:font-name="Apos (Body)" fo:font-size="10pt" officeooo:rsid="00c99f5c" style:font-size-asian="10pt" style:font-size-complex="10pt"/>
    </style:style>
    <style:style style:name="T134" style:family="text">
      <style:text-properties style:font-name="Apos (Body)" fo:font-size="10pt" officeooo:rsid="00d163eb" style:font-size-asian="10pt" style:font-size-complex="10pt"/>
    </style:style>
    <style:style style:name="T135" style:family="text">
      <style:text-properties style:font-name="Apos (Body)" fo:font-size="10pt" officeooo:rsid="00e0455e" style:font-size-asian="10pt" style:font-size-complex="10pt"/>
    </style:style>
    <style:style style:name="T136" style:family="text">
      <style:text-properties style:font-name="Apos (Body)" fo:font-size="10pt" officeooo:rsid="00e0953f" style:font-size-asian="10pt" style:font-size-complex="10pt"/>
    </style:style>
    <style:style style:name="T137" style:family="text">
      <style:text-properties style:font-name="Apos (Body)" fo:font-size="10pt" officeooo:rsid="010e74cb" style:font-size-asian="10pt" style:font-size-complex="10pt"/>
    </style:style>
    <style:style style:name="T138" style:family="text">
      <style:text-properties style:font-name="Apos (Body)" fo:font-size="10pt" officeooo:rsid="0112c909" style:font-size-asian="10pt" style:font-size-complex="10pt"/>
    </style:style>
    <style:style style:name="T139" style:family="text">
      <style:text-properties style:font-name="Apos (Body)" fo:font-size="10pt" officeooo:rsid="01149b82" style:font-size-asian="10pt" style:font-size-complex="10pt"/>
    </style:style>
    <style:style style:name="T140" style:family="text">
      <style:text-properties officeooo:rsid="00c1f1d2"/>
    </style:style>
    <style:style style:name="T141" style:family="text">
      <style:text-properties officeooo:rsid="00d72174"/>
    </style:style>
    <style:style style:name="T142" style:family="text">
      <style:text-properties officeooo:rsid="00e0455e"/>
    </style:style>
    <style:style style:name="T143" style:family="text">
      <style:text-properties officeooo:rsid="00f096b9"/>
    </style:style>
    <style:style style:name="T144" style:family="text">
      <style:text-properties fo:language="en" fo:country="US" officeooo:rsid="006bbd35" style:letter-kerning="true" style:font-name-asian="Calibri1" style:language-asian="en" style:country-asian="US" style:language-complex="ar" style:country-complex="SA"/>
    </style:style>
    <style:style style:name="T145" style:family="text">
      <style:text-properties fo:language="en" fo:country="US" officeooo:rsid="00a3a895" style:letter-kerning="true" style:font-name-asian="Calibri1" style:language-asian="en" style:country-asian="US" style:language-complex="ar" style:country-complex="SA"/>
    </style:style>
    <style:style style:name="T146" style:family="text">
      <style:text-properties officeooo:rsid="00f20af2"/>
    </style:style>
    <style:style style:name="T147" style:family="text">
      <style:text-properties officeooo:rsid="00f22f3a"/>
    </style:style>
    <style:style style:name="T148" style:family="text">
      <style:text-properties officeooo:rsid="00f3f926"/>
    </style:style>
    <style:style style:name="T149" style:family="text">
      <style:text-properties officeooo:rsid="006f15bc"/>
    </style:style>
    <style:style style:name="T150" style:family="text">
      <style:text-properties officeooo:rsid="00f633ba"/>
    </style:style>
    <style:style style:name="T151" style:family="text">
      <style:text-properties officeooo:rsid="00f8280c"/>
    </style:style>
    <style:style style:name="T152" style:family="text">
      <style:text-properties officeooo:rsid="00f9144d"/>
    </style:style>
    <style:style style:name="T153" style:family="text">
      <style:text-properties officeooo:rsid="00fdb347"/>
    </style:style>
    <style:style style:name="T154" style:family="text">
      <style:text-properties officeooo:rsid="00ff0054"/>
    </style:style>
    <style:style style:name="T155" style:family="text">
      <style:text-properties officeooo:rsid="010117f0"/>
    </style:style>
    <style:style style:name="T156" style:family="text">
      <style:text-properties officeooo:rsid="010726cb"/>
    </style:style>
    <style:style style:name="T157" style:family="text">
      <style:text-properties officeooo:rsid="01076e87"/>
    </style:style>
    <style:style style:name="T158" style:family="text">
      <style:text-properties officeooo:rsid="01086a6e"/>
    </style:style>
    <style:style style:name="T159" style:family="text">
      <style:text-properties officeooo:rsid="010a2442"/>
    </style:style>
    <style:style style:name="T160" style:family="text">
      <style:text-properties officeooo:rsid="010fbbce"/>
    </style:style>
    <style:style style:name="T161" style:family="text">
      <style:text-properties officeooo:rsid="0119ca27"/>
    </style:style>
    <style:style style:name="T162" style:family="text">
      <style:text-properties officeooo:rsid="011bbc7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1" text:outline-level="1">Marking Guide</text:h>
      <table:table table:name="Table25" table:style-name="Table25">
        <table:table-column table:style-name="Table25.A"/>
        <table:table-row>
          <table:table-cell table:style-name="Table25.A1" office:value-type="string">
            <text:p text:style-name="Standard"><text:span text:style-name="Strong_20_Emphasis">Scientific argument</text:span>: Quality of the background/ literature review, citations/ analysis/ justification for claims, quantity and quality of literature, justification for choice of software </text:p>
            <text:p text:style-name="Standard"><text:tab/></text:p>
            <text:p text:style-name="Standard">Every claim is supported by high-quality evidence or justification. Ideas are supported logically using different pieces of evidence. Excellent description of the pros and cons, approach and choices. Ten or more pieces of relevant and high-quality literature referred to and used to clearly support a claim.  </text:p>
            <text:p text:style-name="Standard"/>
            <text:p text:style-name="Standard">Harvard Referencing is Required – Used <text:a xlink:type="simple" xlink:href="https://www.zotero.org/styles/harvard-educational-review" text:style-name="Internet_20_link" text:visited-style-name="Visited_20_Internet_20_Link">Harvard Educational Review</text:a> Base for Zotero</text:p>
          </table:table-cell>
        </table:table-row>
      </table:table>
      <text:p text:style-name="P103"/>
      <text:p text:style-name="P103">Todo – <text:span text:style-name="T161">Make sure Harvard 7 Referencing is correct</text:span></text:p>
      <text:h text:style-name="Heading_20_1" text:outline-level="1">Nomenclature</text:h>
      <table:table table:name="Table24" table:style-name="Table24">
        <table:table-column table:style-name="Table24.A"/>
        <table:table-column table:style-name="Table24.B"/>
        <table:table-row>
          <table:table-cell table:style-name="Table24.A1" office:value-type="string">
            <text:p text:style-name="P12">Abbreviation</text:p>
          </table:table-cell>
          <table:table-cell table:style-name="Table24.B1" office:value-type="string">
            <text:p text:style-name="P13">Full form</text:p>
          </table:table-cell>
        </table:table-row>
        <table:table-row>
          <table:table-cell table:style-name="Table24.A2" office:value-type="string">
            <text:p text:style-name="P3">AEMO</text:p>
          </table:table-cell>
          <table:table-cell table:style-name="Table24.B2" office:value-type="string">
            <text:p text:style-name="P3">Australian Energy Market Operator</text:p>
          </table:table-cell>
        </table:table-row>
        <table:table-row>
          <table:table-cell table:style-name="Table24.A2" office:value-type="string">
            <text:p text:style-name="P5">ANN</text:p>
          </table:table-cell>
          <table:table-cell table:style-name="Table24.B2" office:value-type="string">
            <text:p text:style-name="P5">Artificial Neural Network</text:p>
          </table:table-cell>
        </table:table-row>
        <table:table-row>
          <table:table-cell table:style-name="Table24.A2" office:value-type="string">
            <text:p text:style-name="P23">ARIMA</text:p>
          </table:table-cell>
          <table:table-cell table:style-name="Table24.B2" office:value-type="string">
            <text:p text:style-name="P21">Auto-Regressive Integrated Moving Average </text:p>
          </table:table-cell>
        </table:table-row>
        <table:table-row table:style-name="Table24.5">
          <table:table-cell table:style-name="Table24.A2" office:value-type="string">
            <text:p text:style-name="P18">ARMA</text:p>
          </table:table-cell>
          <table:table-cell table:style-name="Table24.B2" office:value-type="string">
            <text:p text:style-name="P3">Auto-Regressive Moving Average </text:p>
          </table:table-cell>
        </table:table-row>
        <table:table-row table:style-name="Table24.5">
          <table:table-cell table:style-name="Table24.A2" office:value-type="string">
            <text:p text:style-name="P21">ELM</text:p>
          </table:table-cell>
          <table:table-cell table:style-name="Table24.B2" office:value-type="string">
            <text:p text:style-name="P21">Extreme Learning Machine</text:p>
          </table:table-cell>
        </table:table-row>
        <table:table-row table:style-name="Table24.5">
          <table:table-cell table:style-name="Table24.A2" office:value-type="string">
            <text:p text:style-name="P46">GBM</text:p>
          </table:table-cell>
          <table:table-cell table:style-name="Table24.B2" office:value-type="string">
            <text:p text:style-name="P46">Gradient Boosted Machines</text:p>
          </table:table-cell>
        </table:table-row>
        <table:table-row table:style-name="Table24.5">
          <table:table-cell table:style-name="Table24.A2" office:value-type="string">
            <text:p text:style-name="P50">GPR</text:p>
          </table:table-cell>
          <table:table-cell table:style-name="Table24.B2" office:value-type="string">
            <text:p text:style-name="P50">Gaussian Process Regression</text:p>
          </table:table-cell>
        </table:table-row>
        <table:table-row table:style-name="Table24.5">
          <table:table-cell table:style-name="Table24.A2" office:value-type="string">
            <text:p text:style-name="P4">LSTM</text:p>
          </table:table-cell>
          <table:table-cell table:style-name="Table24.B2" office:value-type="string">
            <text:p text:style-name="P4">Long Short-Term Memory</text:p>
          </table:table-cell>
        </table:table-row>
        <table:table-row table:style-name="Table24.5">
          <table:table-cell table:style-name="Table24.A2" office:value-type="string">
            <text:p text:style-name="P9">ML</text:p>
          </table:table-cell>
          <table:table-cell table:style-name="Table24.B2" office:value-type="string">
            <text:p text:style-name="P9">Machine Learning</text:p>
          </table:table-cell>
        </table:table-row>
        <table:table-row table:style-name="Table24.5">
          <table:table-cell table:style-name="Table24.A2" office:value-type="string">
            <text:p text:style-name="P20">RBM</text:p>
          </table:table-cell>
          <table:table-cell table:style-name="Table24.B2" office:value-type="string">
            <text:p text:style-name="P19">Restricted Boltzmann Machine </text:p>
          </table:table-cell>
        </table:table-row>
        <table:table-row table:style-name="Table24.5">
          <table:table-cell table:style-name="Table24.A2" office:value-type="string">
            <text:p text:style-name="P6">STLF</text:p>
          </table:table-cell>
          <table:table-cell table:style-name="Table24.B2" office:value-type="string">
            <text:p text:style-name="P6">Short <text:span text:style-name="T1">T</text:span>erm electrical <text:span text:style-name="T1">L</text:span>oad <text:span text:style-name="T1">F</text:span>orecasting</text:p>
          </table:table-cell>
        </table:table-row>
        <table:table-row table:style-name="Table24.5">
          <table:table-cell table:style-name="Table24.A2" office:value-type="string">
            <text:p text:style-name="P50">SVR</text:p>
          </table:table-cell>
          <table:table-cell table:style-name="Table24.B2" office:value-type="string">
            <text:p text:style-name="P50">Support Vector Regression</text:p>
          </table:table-cell>
        </table:table-row>
        <table:table-row table:style-name="Table24.5">
          <table:table-cell table:style-name="Table24.A2" office:value-type="string">
            <text:p text:style-name="P39">XGB<text:span text:style-name="T106">oost</text:span></text:p>
          </table:table-cell>
          <table:table-cell table:style-name="Table24.B2" office:value-type="string">
            <text:p text:style-name="P49">Extreme Gradient Boosting</text:p>
          </table:table-cell>
        </table:table-row>
      </table:table>
      <text:p text:style-name="P1"/>
      <text:p text:style-name="P64"><text:span text:style-name="T96"/></text:p>
      <text:p text:style-name="P39"/>
      <text:h text:style-name="P60" text:outline-level="1"><text:span text:style-name="T96">L</text:span><text:span text:style-name="T95">iterature Review</text:span></text:h>
      <text:h text:style-name="Heading_20_2" text:outline-level="2">Brief Intro and motivation tie back to the research question:</text:h>
      <text:p text:style-name="P11">This section reviews literature from academic and industry sources, regarding historical and modern methodologies around STLF. The research aims to inform and guide decision making process<text:span text:style-name="T142">es</text:span> in project areas such as data collection, <text:span text:style-name="T52">data analysis</text:span>, model selection and model evaluation.</text:p>
      <text:h text:style-name="Heading_20_2" text:outline-level="2">Factor affecting electrical load</text:h>
      <text:p text:style-name="P72"><text:span text:style-name="T124">For data collection, the project draws on temperature, </text:span><text:span text:style-name="T136">time, </text:span><text:span text:style-name="T124">and aggregated AEMO price data. These variables have been established as key </text:span><text:span text:style-name="T126">covariates</text:span><text:span text:style-name="T124"> of electrical load </text:span><text:bookmark-start text:name="ZOTERO_BREF_8ykMqgz2vTyB"/><text:span text:style-name="T124">(Andriopoulos et al., 2020; Houimli et al., 2020)</text:span><text:bookmark-end text:name="ZOTERO_BREF_8ykMqgz2vTyB"/><text:span text:style-name="T124">. </text:span><text:span text:style-name="T128">Temperature</text:span><text:span text:style-name="T124"> </text:span><text:span text:style-name="T126">notably driv</text:span><text:span text:style-name="T133">ing</text:span><text:span text:style-name="T126"> </text:span><text:span text:style-name="T127">energy </text:span><text:span text:style-name="T126">demand </text:span><text:span text:style-name="T127">in the form of heating and cooling, </text:span><text:span text:style-name="T128">the relationship </text:span><text:span text:style-name="T134">being </text:span><text:span text:style-name="T128">non-linear and time dependent </text:span><text:bookmark-start text:name="ZOTERO_BREF_56iFnTkxCkdT"/><text:span text:style-name="T94">(Javed et al., 2021)</text:span><text:bookmark-end text:name="ZOTERO_BREF_56iFnTkxCkdT"/><text:span text:style-name="T127">. </text:span><text:span text:style-name="T129">Other features </text:span><text:span text:style-name="T136">of consideration include </text:span><text:span text:style-name="T124">degree days, special event days, humidity </text:span><text:span text:style-name="T130">and s</text:span><text:span text:style-name="T129">ocioeconomic factors s</text:span><text:span text:style-name="T124">uch as population, gross national product, imports, and exports </text:span><text:span text:style-name="T49">[</text:span><text:span text:style-name="T48">AEMO</text:span><text:span text:style-name="T49">] </text:span><text:span text:style-name="T50">&amp; </text:span><text:span text:style-name="T48">(Kavaklioglu et al. - HARVARD REF)</text:span><text:span text:style-name="T124">. The diversity of variables </text:span><text:span text:style-name="T135">emphasising the </text:span><text:span text:style-name="T132">landscape of STLF </text:span><text:span text:style-name="T131">research </text:span><text:span text:style-name="T132">with variations in scale, </text:span><text:span text:style-name="T131">ranging from a single transformer to entire countries, and </text:span><text:span text:style-name="T125">time frames</text:span><text:span text:style-name="T131">, from 5minute upto 7 days</text:span><text:span text:style-name="T27"> </text:span><text:bookmark-start text:name="ZOTERO_BREF_oWPybX6rNAZy Copy 1"/><text:span text:style-name="T3">(Aguilar Madrid &amp; Antonio, 2021)</text:span><text:bookmark-end text:name="ZOTERO_BREF_oWPybX6rNAZy Copy 1"/><text:span text:style-name="T3">.</text:span></text:p>
      <text:p text:style-name="P75"><text:span text:style-name="T103">With the projects consideration being only NSW and due to </text:span><text:span text:style-name="T100">accessibility to granular data, </text:span><text:span text:style-name="T101">only </text:span><text:span text:style-name="T103">relevant</text:span><text:span text:style-name="T101"> variables </text:span><text:span text:style-name="T103">that are</text:span><text:span text:style-name="T101"> readily accessible will be included</text:span><text:span text:style-name="T102">.</text:span></text:p>
      <text:p text:style-name="P75"><text:span text:style-name="T102"/></text:p>
      <text:p text:style-name="P122"><text:bookmark-start text:name="ZOTERO_BREF_Ki45NVpH8nNV"/>(Aguilar Madrid &amp; Antonio, 2021)<text:bookmark-end text:name="ZOTERO_BREF_Ki45NVpH8nNV"/></text:p>
      <text:p text:style-name="P75"><text:span text:style-name="T102"/></text:p>
      <text:h text:style-name="Heading_20_2" text:outline-level="2"><text:span text:style-name="T122">S</text:span>TLF approaches History </text:h>
      <text:p text:style-name="P81"><text:span text:style-name="T12">STLF was approached </text:span><text:span text:style-name="T11">traditional</text:span><text:span text:style-name="T12">ly with </text:span><text:span text:style-name="T11">statistical time-series models</text:span><text:span text:style-name="T12">. </text:span><text:span text:style-name="T13">Univariate models such as ARIMA and exponential smoothing </text:span><text:span text:style-name="T14">relied solely on </text:span><text:span text:style-name="T13">historical electrical load </text:span><text:span text:style-name="T14">data</text:span><text:span text:style-name="T13"> for forecasting, </text:span><text:span text:style-name="T14">ignoring</text:span><text:span text:style-name="T17"> </text:span><text:span text:style-name="T19">other inputs such as </text:span><text:span text:style-name="T14">temperature</text:span><text:span text:style-name="T13">. </text:span><text:span text:style-name="T14">Multivariate models allowed for more features to be introduced but still struggled with capturing non-linearities and temporal variations in the datasets </text:span><text:span text:style-name="T19"><text:s/></text:span><text:bookmark-start text:name="ZOTERO_BREF_tbtWcuyvolLX"/><text:span text:style-name="T19">(Rodrigues et al., 2023)</text:span><text:bookmark-end text:name="ZOTERO_BREF_tbtWcuyvolLX"/><text:span text:style-name="T19">.</text:span><text:span text:style-name="T4"> </text:span><text:span text:style-name="T15">This </text:span><text:span text:style-name="T16">buil</text:span><text:span text:style-name="T19">ds</text:span><text:span text:style-name="T15"> into the modern machine learning dominated space. The</text:span><text:span text:style-name="T18">ir</text:span><text:span text:style-name="T15"> popularity </text:span><text:span text:style-name="T16">attributed to being able to </text:span><text:span text:style-name="T15">hand</text:span><text:span text:style-name="T14">le exogenous variables, </text:span><text:span text:style-name="T16">achieve </text:span><text:span text:style-name="T14">higher </text:span><text:span text:style-name="T16">accuracy and </text:span><text:span text:style-name="T20">integrate growing amounts of available data</text:span><text:span text:style-name="T16"> </text:span><text:span text:style-name="T19"><text:s/></text:span><text:bookmark-start text:name="ZOTERO_BREF_nCBFQMcWoEa2"/><text:span text:style-name="T79">(Gabaldón, 2021)</text:span><text:bookmark-end text:name="ZOTERO_BREF_nCBFQMcWoEa2"/><text:span text:style-name="T79">.</text:span></text:p>
      <text:p text:style-name="P105"><text:span text:style-name="T36">A </text:span><text:span text:style-name="T37">review of </text:span><text:span text:style-name="T38">some of the methods explored are outlined </text:span><text:span text:style-name="T37">in </text:span><text:span text:style-name="T28">TABLE-LitReviewBreakdown. </text:span><text:span text:style-name="T29">The table should</text:span><text:span text:style-name="T30"> </text:span><text:span text:style-name="T31">be used to </text:span><text:span text:style-name="T30">highlight the variety of techniques and types of evaluation metrics used, and not as a direct comparison between models </text:span><text:span text:style-name="T31">which are based </text:span><text:span text:style-name="T30">on different data, populations and places. Th</text:span><text:span text:style-name="T33">e</text:span><text:span text:style-name="T30"> concept is </text:span><text:span text:style-name="T32">that </text:span><text:span text:style-name="T33">a </text:span><text:span text:style-name="T30">universally best technique simply does not exist, and modelling should </text:span><text:span text:style-name="T31">consider the demands and needs for modelling before analysis</text:span><text:span text:style-name="T43"> </text:span><text:span text:style-name="T42"><text:s/></text:span><text:bookmark-start text:name="ZOTERO_BREF_PoZZLvostVlv"/><text:span text:style-name="T42">(Hong &amp; Fan, 2016)</text:span><text:bookmark-end text:name="ZOTERO_BREF_PoZZLvostVlv"/><text:span text:style-name="T42">. </text:span><text:span text:style-name="T31">To understand potential </text:span><text:span text:style-name="T34">candidate </text:span><text:span text:style-name="T31">models, </text:span><text:span text:style-name="T34">strengths and weaknesses are </text:span><text:span text:style-name="T35">also </text:span><text:span text:style-name="T34">considered </text:span><text:span text:style-name="T31"><text:s/>[NEW_TABLE_PRO_&amp;_CON].</text:span></text:p>
      <text:p text:style-name="P106"><text:span text:style-name="T137">F</text:span><text:span text:style-name="T138">or </text:span><text:span text:style-name="T139">this</text:span><text:span text:style-name="T138"> project our team </text:span><text:span text:style-name="T139">has </text:span><text:span text:style-name="T138">existing knowledge with </text:span><text:span text:style-name="T139">creating</text:span><text:span text:style-name="T138"> </text:span><text:span text:style-name="T124">XGB and LSTM </text:span><text:span text:style-name="T139">models, the methods have also </text:span><text:span text:style-name="T138">demonstrated power in terms of accuracy and robustness in other case studies </text:span><text:span text:style-name="T139">and are selected as the </text:span><text:span text:style-name="T138">nominee models.</text:span></text:p>
      <text:p text:style-name="P80"><text:span text:style-name="T47"/></text:p>
      <text:p text:style-name="P80"><text:span text:style-name="T47"/></text:p>
      <text:p text:style-name="P80"><text:span text:style-name="T47"/></text:p>
      <text:p text:style-name="P80"><text:span text:style-name="T47"/></text:p>
      <text:p text:style-name="P80"><text:span text:style-name="T47"/></text:p>
      <text:p text:style-name="P80"><text:soft-page-break/><text:span text:style-name="T47"/></text:p>
      <text:p text:style-name="P80"><text:span text:style-name="T47"/></text:p>
      <text:p text:style-name="P80"><text:span text:style-name="T47"/></text:p>
      <text:p text:style-name="P80"><text:span text:style-name="T47"/></text:p>
      <text:p text:style-name="P80"><text:span text:style-name="T7">A</text:span><text:span text:style-name="T9">part from model </text:span><text:span text:style-name="T44">selection</text:span><text:span text:style-name="T21"> </text:span><text:span text:style-name="T9">other </text:span><text:span text:style-name="T22">stratergies</text:span><text:span text:style-name="T21"> used to boost performance include </text:span><text:span text:style-name="T44">procedures around </text:span><text:span text:style-name="T23">data preparation, </text:span><text:span text:style-name="T24">data manipulation, </text:span><text:span text:style-name="T41">hyper-parameter optimisation</text:span><text:span text:style-name="T24"> </text:span><text:span text:style-name="T25">and </text:span><text:span text:style-name="T26">hybrid </text:span><text:span text:style-name="T41">methods such as ensembles or mixed methodologies</text:span><text:span text:style-name="T26"> </text:span><text:bookmark-start text:name="ZOTERO_BREF_oWPybX6rNAZy Copy 2 Copy 1"/><text:span text:style-name="T40">(Aguilar Madrid &amp; Antonio, 2021)</text:span><text:bookmark-end text:name="ZOTERO_BREF_oWPybX6rNAZy Copy 2 Copy 1"/><text:span text:style-name="T40">.</text:span></text:p>
      <text:h text:style-name="Heading_20_2" text:outline-level="2">Data prep techniques</text:h>
      <text:p text:style-name="P48"><text:span text:style-name="T123">To prepare the data, the project draws on procedures from </text:span><text:bookmark-start text:name="ZOTERO_BREF_fLaILURETn56 Copy 1"/><text:span text:style-name="T110">(Koukaras et al., 2024)</text:span><text:bookmark-end text:name="ZOTERO_BREF_fLaILURETn56 Copy 1"/><text:span text:style-name="T110">. </text:span><text:span text:style-name="T112">The study defined outliers based on extreme values relative to the deviation of median values from the mean and addressed their outliers, in both power and temperature variables, by capping the values. </text:span><text:span text:style-name="T111">T</text:span><text:span text:style-name="T112">he study recommended using linear interpolation for missing weather data, with reasoning that it was a common approach. </text:span><text:span text:style-name="T113">Since however our projects missing data ranged over days, the linear approximation was unable to reproduce the seasonality </text:span><text:span text:style-name="T114">trends</text:span><text:span text:style-name="T113">.</text:span><text:span text:style-name="T112"> </text:span><text:span text:style-name="T113">Data was further prepared for ML algorithms by standardising using scikit-learns ‘StandardScaler’ </text:span><text:span text:style-name="T114">which was adopted by this project</text:span><text:span text:style-name="T113">. This generally improves convergence rate and accuracy </text:span><text:span text:style-name="T115">of machine learning models</text:span><text:span text:style-name="T113">.</text:span></text:p>
      <text:p text:style-name="P17"><text:span text:style-name="T113"/></text:p>
      <text:p text:style-name="P55"><text:span text:style-name="T111"/></text:p>
      <text:p text:style-name="P17"><text:span text:style-name="T112"/></text:p>
      <text:h text:style-name="P74" text:outline-level="2"><text:span text:style-name="T141">D</text:span>ata Manipulation techniques</text:h>
      <text:h text:style-name="P73" text:outline-level="3">Synthetic data techniques – <text:span text:style-name="T53">Fix references</text:span></text:h>
      <text:p text:style-name="P26"><text:span text:style-name="T83">A developing method is </text:span><text:span text:style-name="T84">synthesising artificial data to help modelling when there is </text:span><text:span text:style-name="T85">limited availability</text:span><text:span text:style-name="T84"> of training data, termed the </text:span><text:span text:style-name="T86">‘cold start’ problem</text:span><text:span text:style-name="T83">. </text:span><text:bookmark-start text:name="ZOTERO_BREF_ZVVAfQM25MGq"/><text:span text:style-name="T87">(Heidrich et al., 2022)</text:span><text:bookmark-end text:name="ZOTERO_BREF_ZVVAfQM25MGq"/><text:span text:style-name="T80"> <text:s/></text:span><text:span text:style-name="T98">technique</text:span><text:span text:style-name="T80"> </text:span><text:span text:style-name="T88">generates data using seed noise sampling</text:span><text:span text:style-name="T89">.</text:span><text:span text:style-name="T88"> Though the </text:span><text:span text:style-name="T99">technique</text:span><text:span text:style-name="T88"> introduces a new hyper-parameter </text:span><text:span text:style-name="T90">and various assumptions, </text:span><text:span text:style-name="T91">a</text:span><text:span text:style-name="T88">dd</text:span><text:span text:style-name="T91">ing</text:span><text:span text:style-name="T88"> complexity to methodology, the technique was reported to improve accuracy of machine learning forecasting models. </text:span><text:span text:style-name="T92">Similar efforts where also explored </text:span><text:span text:style-name="T93">by </text:span><text:span text:style-name="T2">(Fan et al, 2022) </text:span><text:span text:style-name="T93"><text:s/>who </text:span><text:span text:style-name="T63">created slightly modified versions of data by applying noise, rotation, jittering and scaling </text:span><text:span text:style-name="T64">to original datasets</text:span><text:span text:style-name="T63">. </text:span></text:p>
      <text:p text:style-name="P26"><text:span text:style-name="T63"/></text:p>
      <text:h text:style-name="Heading_20_3" text:outline-level="3"><text:span text:style-name="T68">P</text:span><text:span text:style-name="T67">robabilistic load forecasting [Probabilistic electric load forecasting: A tutorial review]</text:span></text:h>
      <text:p text:style-name="P28"><text:span text:style-name="T65">The </text:span><text:span text:style-name="T62">probabilistic load forecasting </text:span><text:span text:style-name="T65">field was also considered for the project. </text:span><text:span text:style-name="T62"><text:s/></text:span><text:span text:style-name="T65">The technique </text:span><text:span text:style-name="T62">aim</text:span><text:span text:style-name="T65">s</text:span><text:span text:style-name="T62"> </text:span><text:span text:style-name="T65">to create </text:span><text:span text:style-name="T62">probability density function</text:span><text:span text:style-name="T65">s</text:span><text:span text:style-name="T62"> for the overall balance of power, </text:span><text:span text:style-name="T65">by considering input and output features as random variables. With some </text:span><text:span text:style-name="T66">distribution</text:span><text:span text:style-name="T65"> assumptions, such as </text:span><text:span text:style-name="T62">fore</text:span><text:span text:style-name="T66">casted load following a normal distribution</text:span><text:span text:style-name="T62">, predictions </text:span><text:span text:style-name="T65">can be made on a distribution of data rather than point or interval estimates.</text:span></text:p>
      <text:p text:style-name="P26"><text:span text:style-name="T63"/></text:p>
      <text:p text:style-name="P68"><text:span text:style-name="T62"/></text:p>
      <text:p text:style-name="P54"><text:span text:style-name="T5">(Gabaldón, 2021) </text:span><text:span text:style-name="T55">provides some papers outlining other state of the art techniques of the time such as forecasting with convolution network that combines data augmentation techniques to artificially enlarge training data </text:span><text:span text:style-name="T140">or the computationally expensive running of monte carlo simulations.</text:span></text:p>
      <text:p text:style-name="P54"/>
      <text:p text:style-name="P69"><text:span text:style-name="T71">Since we have data availability over 10years, with excellent temperature granularity, the added complexity of data manipulation </text:span><text:span text:style-name="T72">techniques was considered </text:span><text:span text:style-name="T73">and not included as part of the project</text:span><text:span text:style-name="T70">.</text:span></text:p>
      <text:p text:style-name="P69"><text:span text:style-name="T70"/></text:p>
      <text:p text:style-name="P70"><text:span text:style-name="T70"/></text:p>
      <text:p text:style-name="P69"><text:span text:style-name="T70"/></text:p>
      <text:p text:style-name="P27"><text:span text:style-name="T70"/></text:p>
      <text:p text:style-name="P69"><text:span text:style-name="T70"/></text:p>
      <text:p text:style-name="P69"><text:span text:style-name="T70"/></text:p>
      <text:p text:style-name="P69"><text:span text:style-name="T70"/></text:p>
      <text:p text:style-name="P69"><text:soft-page-break/><text:span text:style-name="T70"/></text:p>
      <text:p text:style-name="P69"><text:span text:style-name="T70"/></text:p>
      <text:p text:style-name="P69"><text:span text:style-name="T70"/></text:p>
      <text:p text:style-name="P69"><text:span text:style-name="T70"/></text:p>
      <text:p text:style-name="P69"><text:span text:style-name="T70"/></text:p>
      <text:p text:style-name="P69"><text:span text:style-name="T70"/></text:p>
      <text:p text:style-name="P16"><text:span text:style-name="T69"/></text:p>
      <text:p text:style-name="P68"><text:span text:style-name="T62"/></text:p>
      <text:p text:style-name="P68"><text:span text:style-name="T62"/></text:p>
      <text:h text:style-name="Heading_20_2" text:outline-level="2"><text:span text:style-name="T75">H</text:span><text:span text:style-name="T74">ybrid/ </text:span><text:span text:style-name="T76">ensemble methods/models</text:span></text:h>
      <text:p text:style-name="Standard"><text:span text:style-name="T76"/></text:p>
      <text:p text:style-name="Standard"><text:span text:style-name="T76"/></text:p>
      <text:p text:style-name="Standard"><text:span text:style-name="T76"/></text:p>
      <text:p text:style-name="P25"><text:span text:style-name="T104">A commonality among the articles is the </text:span>significance of appropriate model <text:span text:style-name="T116">selection,</text:span> methodologies tailored to specific forecasting tasks <text:span text:style-name="T105">and</text:span><text:span text:style-name="T104"> datasets </text:span><text:span text:style-name="T119">all </text:span><text:span text:style-name="T105">while being mindful of computational resources required</text:span><text:span text:style-name="T104">. <text:s/></text:span><text:bookmark-start text:name="ZOTERO_BREF_oWPybX6rNAZy Copy 2"/><text:span text:style-name="T104">(Aguilar Madrid &amp; Antonio, 2021)</text:span><text:bookmark-end text:name="ZOTERO_BREF_oWPybX6rNAZy Copy 2"/><text:span text:style-name="T104">.</text:span></text:p>
      <text:p text:style-name="P66">For this reason a range of different models will be engineered for the task <text:span text:style-name="T54">that will draw on existing evaluation metrics to select a priority model. </text:span></text:p>
      <text:p text:style-name="P67">Each candidate model has shown previous success in related works or are <text:span text:style-name="T60">viable for establishing a baseline</text:span>. <text:s/></text:p>
      <text:p text:style-name="P67">Selected modelling types are also selected with time constraints <text:span text:style-name="T57">and team skill sets </text:span>in mind.</text:p>
      <text:p text:style-name="P66"><text:span text:style-name="T54">The selected models include </text:span>X Y Z.</text:p>
      <text:p text:style-name="P52"/>
      <text:h text:style-name="P63" text:outline-level="3"><text:span text:style-name="T160">T</text:span>able – <text:span text:style-name="T118">Organise based on concluded best model</text:span></text:h>
      <text:p text:style-name="P62"><text:span text:style-name="T45"/></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33">Reference</text:p>
          </table:table-cell>
          <table:table-cell table:style-name="Table3.A1" office:value-type="string">
            <text:p text:style-name="P33"><text:span text:style-name="T120">B</text:span><text:span text:style-name="T106">est m</text:span>odel</text:p>
          </table:table-cell>
          <table:table-cell table:style-name="Table3.A1" office:value-type="string">
            <text:p text:style-name="P50">Article description</text:p>
          </table:table-cell>
          <table:table-cell table:style-name="Table3.D1" office:value-type="string">
            <text:p text:style-name="P40">Evaluation <text:span text:style-name="T157">m</text:span>etric</text:p>
          </table:table-cell>
        </table:table-row>
        <table:table-row>
          <table:table-cell table:style-name="Table3.A2" office:value-type="string">
            <text:p text:style-name="P56"><text:bookmark-start text:name="ZOTERO_BREF_viyMAolKuNBh"/>(Aguilar Madrid &amp; Antonio, 2021)<text:bookmark-end text:name="ZOTERO_BREF_viyMAolKuNBh"/></text:p>
            <text:p text:style-name="P57"><text:span text:style-name="T124"/></text:p>
          </table:table-cell>
          <table:table-cell table:style-name="Table3.A2" office:value-type="string">
            <text:p text:style-name="P30">XGBoost</text:p>
          </table:table-cell>
          <table:table-cell table:style-name="Table3.A2" office:value-type="string">
            <text:p text:style-name="P44">Created an XGB model that the authors reported outperformed other competing models in areas such as training<text:span text:style-name="T109"> t</text:span><text:span text:style-name="T149">ime, flexibility (in hyper-parameter space) and interpretability (through feature importance property)</text:span></text:p>
          </table:table-cell>
          <table:table-cell table:style-name="Table3.D2" office:value-type="string">
            <text:p text:style-name="P51"><text:span text:style-name="T107">MAPE </text:span><text:span text:style-name="T148">(%):</text:span><text:span text:style-name="T107">3.66</text:span></text:p>
          </table:table-cell>
        </table:table-row>
        <table:table-row>
          <table:table-cell table:style-name="Table3.A2" office:value-type="string">
            <text:p text:style-name="P32"><text:bookmark-start text:name="ZOTERO_BREF_d2VdM6mUfPNC"/>(Candanedo et al., 2017)<text:bookmark-end text:name="ZOTERO_BREF_d2VdM6mUfPNC"/></text:p>
            <text:p text:style-name="P101"/>
            <text:p text:style-name="P101"/>
          </table:table-cell>
          <table:table-cell table:style-name="Table3.A2" office:value-type="string">
            <text:p text:style-name="P36">SVM (Radial)</text:p>
          </table:table-cell>
          <table:table-cell table:style-name="Table3.A2" office:value-type="string">
            <text:p text:style-name="P78"><text:span text:style-name="T153">Created models to predict energy use of appliances </text:span><text:span text:style-name="T154">of a single house</text:span><text:span text:style-name="T153">. Use</text:span><text:span text:style-name="T154">d the models to scale feature importance and remodelled on </text:span><text:span text:style-name="T162">different</text:span><text:span text:style-name="T154"> combinations of features.</text:span></text:p>
          </table:table-cell>
          <table:table-cell table:style-name="Table3.D2" office:value-type="string">
            <text:p text:style-name="P79">MAPE (%):29.76</text:p>
            <text:p text:style-name="P79"/>
          </table:table-cell>
        </table:table-row>
        <table:table-row>
          <table:table-cell table:style-name="Table3.A2" office:value-type="string">
            <text:p text:style-name="P32"><text:bookmark-start text:name="ZOTERO_BREF_lTy2DOubBdhm"/>(Guo et al., 2021)<text:bookmark-end text:name="ZOTERO_BREF_lTy2DOubBdhm"/></text:p>
          </table:table-cell>
          <table:table-cell table:style-name="Table3.A2" office:value-type="string">
            <text:p text:style-name="P41">Hybrid</text:p>
          </table:table-cell>
          <table:table-cell table:style-name="Table3.A2" office:value-type="string">
            <text:p text:style-name="P42"><text:span text:style-name="T146">Created a</text:span><text:span text:style-name="T143"> fusion </text:span><text:span text:style-name="T146">frame for </text:span><text:span text:style-name="T148">combining output from 3 models namely a </text:span><text:span text:style-name="T146">SVM, RF and LSTM model. The aim was to overcome model weaknesses with the strength of other models.</text:span></text:p>
          </table:table-cell>
          <table:table-cell table:style-name="Table3.D2" office:value-type="string">
            <text:p text:style-name="P43">MAPE <text:span text:style-name="T148">(%):</text:span><text:span text:style-name="T147">2.85</text:span></text:p>
          </table:table-cell>
        </table:table-row>
        <table:table-row>
          <table:table-cell table:style-name="Table3.A2" office:value-type="string">
            <text:p text:style-name="P38"><text:bookmark-start text:name="ZOTERO_BREF_hsz6fUtLsMqp"/>(Hafeez et al., 2020)<text:bookmark-end text:name="ZOTERO_BREF_hsz6fUtLsMqp"/></text:p>
          </table:table-cell>
          <table:table-cell table:style-name="Table3.A2" office:value-type="string">
            <text:p text:style-name="P30"><text:span text:style-name="T150">Hybrid</text:span> </text:p>
            <text:p text:style-name="P30">RBM</text:p>
          </table:table-cell>
          <table:table-cell table:style-name="Table3.A2" office:value-type="string">
            <text:p text:style-name="P45"><text:span text:style-name="T152">The paper outlines attempts </text:span>to optimise forecasting with smart grid data. They created a <text:span text:style-name="T151">RBM using MMI for feature selection and </text:span>GWDO <text:span text:style-name="T151">for hyper-parameter tuning.</text:span></text:p>
          </table:table-cell>
          <table:table-cell table:style-name="Table3.D2" office:value-type="string">
            <text:p text:style-name="P37">MAPE <text:span text:style-name="T148">(%):</text:span><text:span text:style-name="T108">0.45</text:span></text:p>
          </table:table-cell>
        </table:table-row>
        <table:table-row>
          <table:table-cell table:style-name="Table3.A2" office:value-type="string">
            <text:p text:style-name="P85"><text:bookmark-start text:name="ZOTERO_BREF_re1p1gOYKNmv"/>(Houimli et al., 2020)<text:bookmark-end text:name="ZOTERO_BREF_re1p1gOYKNmv"/></text:p>
          </table:table-cell>
          <table:table-cell table:style-name="Table3.A2" office:value-type="string">
            <text:p text:style-name="P82">ANN</text:p>
          </table:table-cell>
          <table:table-cell table:style-name="Table3.A2" office:value-type="string">
            <text:p text:style-name="P83">levenberg-marquardt algorithm outperformed rp algorithm and cgb algorithm's(resilient back-propagation and conjugate gradient algorithm)</text:p>
            <text:p text:style-name="P90">produced 5 models (1 for Monday and 4 for Thursday through to Sunday)</text:p>
            <text:p text:style-name="P83"/>
          </table:table-cell>
          <table:table-cell table:style-name="Table3.D2" office:value-type="string">
            <text:p text:style-name="P84">MS<text:span text:style-name="T120">E</text:span>: </text:p>
            <text:p text:style-name="P84">2.1<text:span text:style-name="T159">1</text:span> (<text:span text:style-name="T120">5</text:span>model <text:span text:style-name="T120">average</text:span>)</text:p>
            <text:p text:style-name="P90"/>
          </table:table-cell>
        </table:table-row>
        <table:table-row>
          <table:table-cell table:style-name="Table3.A2" office:value-type="string">
            <text:p text:style-name="P32"><text:bookmark-start text:name="ZOTERO_BREF_dBmH8Vg8mNqh"/>(Huang et al., 2021)<text:bookmark-end text:name="ZOTERO_BREF_dBmH8Vg8mNqh"/></text:p>
          </table:table-cell>
          <table:table-cell table:style-name="Table3.A2" office:value-type="string">
            <text:p text:style-name="P29"><text:span text:style-name="T143">Hybrid</text:span> </text:p>
            <text:p text:style-name="P31">LSTM</text:p>
          </table:table-cell>
          <table:table-cell table:style-name="Table3.A2" office:value-type="string">
            <text:p text:style-name="P40"><text:span text:style-name="T146">Created a </text:span>decomposition-based multi-time dimension long short-term memory DB-MTD-LSTM. <text:span text:style-name="T146">They trained multiple models for each year of data available.</text:span></text:p>
          </table:table-cell>
          <table:table-cell table:style-name="Table3.D2" office:value-type="string">
            <text:p text:style-name="P40">MAPE <text:span text:style-name="T148">(%):</text:span>1.972</text:p>
          </table:table-cell>
        </table:table-row>
        <text:soft-page-break/>
        <table:table-row>
          <table:table-cell table:style-name="Table3.A2" office:value-type="string">
            <text:p text:style-name="P112"><text:bookmark-start text:name="ZOTERO_BREF_TG95rVPqTgvj"/>(Sha’aban, 2024)<text:bookmark-end text:name="ZOTERO_BREF_TG95rVPqTgvj"/></text:p>
          </table:table-cell>
          <table:table-cell table:style-name="Table3.A2" office:value-type="string">
            <text:p text:style-name="P95">SVR</text:p>
          </table:table-cell>
          <table:table-cell table:style-name="Table3.A2" office:value-type="string">
            <text:p text:style-name="P97">Created Support vector regression, ANN, and GRP <text:span text:style-name="T159">to create hourly and half hourly forecasts of UK’s power system.</text:span></text:p>
          </table:table-cell>
          <table:table-cell table:style-name="Table3.D2" office:value-type="string">
            <text:p text:style-name="P96">MAPE <text:span text:style-name="T159">(%)</text:span>: <text:span text:style-name="T159">0.96</text:span></text:p>
            <text:p text:style-name="P96"/>
          </table:table-cell>
        </table:table-row>
        <table:table-row>
          <table:table-cell table:style-name="Table3.A2" office:value-type="string">
            <text:p text:style-name="P47"><text:bookmark-start text:name="ZOTERO_BREF_Ha8Tr8KzB5A0"/>(Solyali, 2020)<text:bookmark-end text:name="ZOTERO_BREF_Ha8Tr8KzB5A0"/></text:p>
          </table:table-cell>
          <table:table-cell table:style-name="Table3.A2" office:value-type="string">
            <text:p text:style-name="P34">ANN</text:p>
          </table:table-cell>
          <table:table-cell table:style-name="Table3.A2" office:value-type="string">
            <text:p text:style-name="P35">Created ANN, MLR, ANFIS and SVM to forecast energy demand of Cyprus. ANN was the resulting best model which was designed to have 7 input nodes, a 1 layer deep 80 node wide hidden layer all combining for a single output node.</text:p>
          </table:table-cell>
          <table:table-cell table:style-name="Table3.D2" office:value-type="string">
            <text:p text:style-name="P35">RMSE: 7.67</text:p>
          </table:table-cell>
        </table:table-row>
        <table:table-row>
          <table:table-cell table:style-name="Table3.A2" office:value-type="string">
            <text:p text:style-name="P85"><text:bookmark-start text:name="ZOTERO_BREF_0r8krIYsWe9J"/>(Solyali, 2020)<text:bookmark-end text:name="ZOTERO_BREF_0r8krIYsWe9J"/></text:p>
          </table:table-cell>
          <table:table-cell table:style-name="Table3.A2" office:value-type="string">
            <text:p text:style-name="P88">ANN</text:p>
          </table:table-cell>
          <table:table-cell table:style-name="Table3.A2" office:value-type="string">
            <text:p text:style-name="P89">The article also produced a ANFIS (adaptive neuro-fuzzy inference system), MLR (multiple linear regression) and SVM (support vector machine) model</text:p>
          </table:table-cell>
          <table:table-cell table:style-name="Table3.D2" office:value-type="string">
            <text:p text:style-name="P89">RMSE: 7.67+14.91 /2 (Average over 2 models 1 per year)</text:p>
          </table:table-cell>
        </table:table-row>
        <table:table-row>
          <table:table-cell table:style-name="Table3.A2" office:value-type="string">
            <text:p text:style-name="P32"><text:bookmark-start text:name="ZOTERO_BREF_b5CknlawlzT9"/>(Veeramsetty et al., 2021)<text:bookmark-end text:name="ZOTERO_BREF_b5CknlawlzT9"/></text:p>
          </table:table-cell>
          <table:table-cell table:style-name="Table3.A2" office:value-type="string">
            <text:p text:style-name="P31">LSTM</text:p>
          </table:table-cell>
          <table:table-cell table:style-name="Table3.A2" office:value-type="string">
            <text:p text:style-name="P76"><text:span text:style-name="T155">Created a LTSM for STLF of a substation. Used factor analysis for dimensional reduction (techniques included </text:span>Bartletts test and kaiser-meyer-olkin<text:span text:style-name="T155">)</text:span>. <text:span text:style-name="T155">B</text:span>est performing model had 2 hidden layers of 23 neurons with a batch size of 32. <text:span text:style-name="T155">Article provides the results of different LSTM layouts.</text:span></text:p>
          </table:table-cell>
          <table:table-cell table:style-name="Table3.D2" office:value-type="string">
            <text:p text:style-name="P77">MSE: 0.01<text:span text:style-name="T158">4</text:span></text:p>
            <text:p text:style-name="P77">RMSE: 0.117</text:p>
            <text:p text:style-name="P77">MAE:0.0874</text:p>
          </table:table-cell>
        </table:table-row>
        <table:table-row>
          <table:table-cell table:style-name="Table3.A2" office:value-type="string">
            <text:p text:style-name="P85"><text:bookmark-start text:name="ZOTERO_BREF_LQePqIsyVkHZ"/>(Xu et al., 2018)<text:bookmark-end text:name="ZOTERO_BREF_LQePqIsyVkHZ"/></text:p>
          </table:table-cell>
          <table:table-cell table:style-name="Table3.A2" office:value-type="string">
            <text:p text:style-name="P86">Hybrid</text:p>
          </table:table-cell>
          <table:table-cell table:style-name="Table3.A2" office:value-type="string">
            <text:p text:style-name="P87">Used a LSTM and ELM <text:span text:style-name="T121">as input to a linear regression model.</text:span></text:p>
            <text:p text:style-name="P93">Data preprocess</text:p>
            <text:p text:style-name="P93">-ensured the outputs ranged from -1:1 as the activation function of the LSTM was tanh</text:p>
            <text:p text:style-name="P87"><text:span text:style-name="T144">-electrical load data was normalized (min-max normalisation → transformed range 0 to </text:span><text:span text:style-name="T145">1 -</text:span><text:span text:style-name="T144">adjusted only 2 hyperparameters: number of hidden neurons and the number of input variables</text:span></text:p>
            <text:p text:style-name="P94">Hybrid model had half the MAE value compared to each individual component model</text:p>
          </table:table-cell>
          <table:table-cell table:style-name="Table3.D2" office:value-type="string">
            <text:p text:style-name="P91">MAE: 2.8782</text:p>
            <text:p text:style-name="P92">MRE(%): 5.4335</text:p>
            <text:p text:style-name="P92">RMSE: 3.6224</text:p>
          </table:table-cell>
        </table:table-row>
      </table:table>
      <text:p text:style-name="P62"/>
      <text:p text:style-name="P15"/>
      <text:p text:style-name="P8"/>
      <text:h text:style-name="Heading_20_2" text:outline-level="2"><text:span text:style-name="T117">M</text:span>odel Evaluation</text:h>
      <text:p text:style-name="P10"><text:span text:style-name="T6">Most articles </text:span><text:span text:style-name="T8">reviewed </text:span><text:span text:style-name="T6">utilise multiple metrics for model assessment and include the </text:span><text:span text:style-name="T10">(see table above)</text:span><text:span text:style-name="T7">:</text:span><text:span text:style-name="T46"> </text:span><text:bookmark-start text:name="ZOTERO_BREF_dBmH8Vg8mNqh Copy 1"/><text:span text:style-name="T39">(Huang et al., 2021)</text:span><text:bookmark-end text:name="ZOTERO_BREF_dBmH8Vg8mNqh Copy 1"/></text:p>
      <text:list text:style-name="L1">
        <text:list-item>
          <text:p text:style-name="P113">RMSE</text:p>
        </text:list-item>
        <text:list-item>
          <text:p text:style-name="P113">MAE</text:p>
        </text:list-item>
        <text:list-item>
          <text:p text:style-name="P113"><text:span text:style-name="T156">Coefficient of determination </text:span>R2</text:p>
        </text:list-item>
        <text:list-item>
          <text:p text:style-name="P113">CVRMSE – coefficient of variation of Root Mean Square Error</text:p>
        </text:list-item>
        <text:list-item>
          <text:p text:style-name="P113">NRMSE – Normalised RMSE</text:p>
        </text:list-item>
        <text:list-item>
          <text:p text:style-name="P114">MAD - Mean absolute deviation <text:bookmark-start text:name="ZOTERO_BREF_TG95rVPqTgvj Copy 1"/><text:span text:style-name="T77">(Sha’aban, 2024)</text:span><text:bookmark-end text:name="ZOTERO_BREF_TG95rVPqTgvj Copy 1"/></text:p>
        </text:list-item>
      </text:list>
      <text:p text:style-name="P22">A common practice that was also visible throughout the literature was the use of cross validation to better estimate the test error, allowing for a more accurate generalisation of model performance when it put online.</text:p>
      <text:p text:style-name="P14"/>
      <text:p text:style-name="Standard"/>
      <text:p text:style-name="Standard"/>
      <text:p text:style-name="Standard"/>
      <text:p text:style-name="Standard">The significance of precise load forecasting extends to operational cost estimation and profit maximization. A marginal 1% reduction in Mean Absolute Percentage Error (MAPE) can result in a 0.1-0.3% decrease in generation costs [5, 15, 16]. Previous studies indicate that a 1% increase in prediction error could escalate operational costs by approximately 10 million pounds annually in the British thermal power system [5, 15, 16]. Thus, the criticality of accurate forecasting cannot be over emphasized.</text:p>
      <text:p text:style-name="Standard"/>
      <text:p text:style-name="Standard"><text:soft-page-break/><text:span text:style-name="T78"/></text:p>
      <text:p text:style-name="Standard"/>
      <text:p text:style-name="Standard"/>
      <text:p text:style-name="P102">want the reference that warns that there is no ‘best model’ and that care needs to be taken</text:p>
      <text:p text:style-name="P102"/>
      <text:h text:style-name="Heading_20_2" text:outline-level="2"><text:span text:style-name="T59">G</text:span><text:span text:style-name="T58">aps in Literature</text:span></text:h>
      <text:list text:style-name="L2">
        <text:list-item>
          <text:p text:style-name="P115">many papers go over just accuracy error metrics and don’t dive into actual costs of poor accuracy, a hypothetical might be that overestimating load resulting in extra generators being activated which would have its own associated cost. </text:p>
        </text:list-item>
        <text:list-item>
          <text:p text:style-name="P116">Not many articles go over online machine learning algorithms, algorithms that train to real time data streams</text:p>
        </text:list-item>
        <text:list-item>
          <text:p text:style-name="P117"><text:span text:style-name="T81">Testing the generalisation - </text:span><text:span text:style-name="T82">test the generalisation of our model by applying the model to different datasets in different areas.</text:span></text:p>
        </text:list-item>
      </text:list>
      <text:p text:style-name="P24"/>
      <text:p text:style-name="P53"/>
      <text:p text:style-name="P53"/>
      <text:p text:style-name="P53"/>
      <text:p text:style-name="P53">**6. Challenges and Opportunities**<text:line-break/> <text:s text:c="2"/>- Challenges in short-term load forecasting include data availability, quality, and granularity, as well as the impact of uncertainty and volatility in energy markets (Metaxiotis et al., 2003).<text:line-break/> <text:s text:c="2"/>- Opportunities for future research include the integration of advanced data analytics techniques, optimization methods, and predictive analytics to address existing challenges and improve forecasting accuracy (Jacob et al., 2020).<text:line-break/></text:p>
      <text:h text:style-name="Heading_20_2" text:outline-level="2">Challenges</text:h>
      <text:p text:style-name="P7">[<text:span text:style-name="T61">Reference: </text:span>Advances in electric power and energy systems: load and price forecasting]</text:p>
      <text:p text:style-name="P7">wind power forecasting</text:p>
      <text:p text:style-name="P7">photovoltaic and solar power forecasting</text:p>
      <text:p text:style-name="P7">marine currents for tidal, wave and river turbines</text:p>
      <text:p text:style-name="P7"/>
      <text:p text:style-name="P7"/>
      <text:p text:style-name="P65"><text:span text:style-name="T45">Despite advancements, challenges persist, particularly in forecasting irregular load profiles and incorporating renewable energy sources. </text:span><text:bookmark-start text:name="ZOTERO_BREF_oWPybX6rNAZy"/><text:span text:style-name="T45">(Aguilar Madrid &amp; Antonio, 2021)</text:span><text:bookmark-end text:name="ZOTERO_BREF_oWPybX6rNAZy"/></text:p>
      <text:p text:style-name="P7"/>
      <text:p text:style-name="P7"/>
      <text:h text:style-name="P59" text:outline-level="1"><text:span text:style-name="T117">N</text:span>otes:</text:h>
      <text:list text:style-name="L3">
        <text:list-item>
          <text:p text:style-name="P118"><text:span text:style-name="T80">Short-term load forecasting with good accuracy is a challenging task, but it is helpful for a secure and stable powersystem operation. As per the statistical analysis, there is even a 1% increase in prediction accuracy leads to considerable profit. High-speed and good accuracy short-term load forecasting is required for economical load dispatch in power sys-tems. As a result, an efficient short-term electric power load prediction model is very important and useful for smartgrid operations and also improves decision making </text:span><text:bookmark-start text:name="ZOTERO_BREF_lv7dbPoy9Qsw"/><text:span text:style-name="T97">(Veeramsetty et al., 2021)</text:span><text:bookmark-end text:name="ZOTERO_BREF_lv7dbPoy9Qsw"/></text:p>
        </text:list-item>
        <text:list-item>
          <text:p text:style-name="P119">When displaying results they highlighted there best performing models in the table with gray and dark grey backgrounds</text:p>
        </text:list-item>
        <text:list-item>
          <text:p text:style-name="P120">Other Industry participants</text:p>
          <text:list>
            <text:list-item>
              <text:p text:style-name="P121">IEA – international energy agency</text:p>
            </text:list-item>
            <text:list-item>
              <text:p text:style-name="P121">who is in charge of NSW dispatching?</text:p>
            </text:list-item>
          </text:list>
        </text:list-item>
      </text:list>
      <text:p text:style-name="P2"/>
      <text:p text:style-name="P58"/>
      <text:p text:style-name="P58"/>
      <text:h text:style-name="P99" text:outline-level="1">ML Methods Pros/Cons</text:h>
      <text:p text:style-name="P100">For pro/con table categories the models as statistical models//Machine learning model // hybrid model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71">Model</text:p>
          </table:table-cell>
          <table:table-cell table:style-name="Table1.A1" office:value-type="string">
            <text:p text:style-name="P71">Pros</text:p>
          </table:table-cell>
          <table:table-cell table:style-name="Table1.A1" office:value-type="string">
            <text:p text:style-name="P71">Cons</text:p>
          </table:table-cell>
          <table:table-cell table:style-name="Table1.A1" office:value-type="string">
            <text:p text:style-name="P71">Assumptions</text:p>
          </table:table-cell>
        </table:table-row>
        <table:table-row table:style-name="Table1.1">
          <table:table-cell table:style-name="Table1.A1" office:value-type="string">
            <text:p text:style-name="P71">SARIMA (Seasonal Autoregressive Integrated Moving Average)</text:p>
          </table:table-cell>
          <table:table-cell table:style-name="Table1.A1" office:value-type="string">
            <text:list text:style-name="WWNum1">
              <text:list-item>
                <text:p text:style-name="P107">Extends ARIMA to handel seasonal variations</text:p>
              </text:list-item>
              <text:list-item>
                <text:p text:style-name="P107">Suitable for data with clear seasonal patters</text:p>
              </text:list-item>
              <text:list-item>
                <text:p text:style-name="P107">Well established</text:p>
              </text:list-item>
              <text:list-item>
                <text:p text:style-name="P107">Simple and interpretable</text:p>
              </text:list-item>
            </text:list>
          </table:table-cell>
          <table:table-cell table:style-name="Table1.A1" office:value-type="string">
            <text:list text:continue-numbering="true" text:style-name="WWNum1">
              <text:list-item>
                <text:p text:style-name="P107">Limited in capturing complex nonlinear patters</text:p>
              </text:list-item>
              <text:list-item>
                <text:p text:style-name="P107"/>
              </text:list-item>
            </text:list>
          </table:table-cell>
          <table:table-cell table:style-name="Table1.A1" office:value-type="string">
            <text:list text:continue-numbering="true" text:style-name="WWNum1">
              <text:list-item>
                <text:p text:style-name="P107">Assumes seasonal patterns are stable and consistent over time</text:p>
              </text:list-item>
            </text:list>
          </table:table-cell>
        </table:table-row>
        <table:table-row table:style-name="Table1.1">
          <table:table-cell table:style-name="Table1.A1" office:value-type="string">
            <text:p text:style-name="P71">LSTM networks (Long Short-Term Memory)</text:p>
          </table:table-cell>
          <table:table-cell table:style-name="Table1.A1" office:value-type="string">
            <text:list text:style-name="WWNum2">
              <text:list-item>
                <text:p text:style-name="P108">Capable of capturing nonlinear relationship and long term dependencies in sequential data</text:p>
              </text:list-item>
              <text:list-item>
                <text:p text:style-name="P108">Can handle large amount of data</text:p>
              </text:list-item>
            </text:list>
          </table:table-cell>
          <table:table-cell table:style-name="Table1.A1" office:value-type="string">
            <text:list text:continue-numbering="true" text:style-name="WWNum2">
              <text:list-item>
                <text:p text:style-name="P108">Requires more training data compared to traditional time series models</text:p>
              </text:list-item>
              <text:list-item>
                <text:p text:style-name="P108">Complex to train and tune</text:p>
              </text:list-item>
            </text:list>
          </table:table-cell>
          <table:table-cell table:style-name="Table1.A1" office:value-type="string">
            <text:list text:continue-numbering="true" text:style-name="WWNum2">
              <text:list-item>
                <text:p text:style-name="P108"/>
              </text:list-item>
            </text:list>
          </table:table-cell>
        </table:table-row>
        <table:table-row table:style-name="Table1.1">
          <table:table-cell table:style-name="Table1.A1" office:value-type="string">
            <text:p text:style-name="P71">GBM (Gradient Boosting Machines)</text:p>
          </table:table-cell>
          <table:table-cell table:style-name="Table1.A1" office:value-type="string">
            <text:list text:style-name="WWNum3">
              <text:list-item>
                <text:p text:style-name="P109">Can handle modelling complex relationships between response and predictor</text:p>
              </text:list-item>
              <text:list-item>
                <text:p text:style-name="P109">Robust in handling missing data and outliers</text:p>
              </text:list-item>
            </text:list>
          </table:table-cell>
          <table:table-cell table:style-name="Table1.A1" office:value-type="string">
            <text:list text:continue-numbering="true" text:style-name="WWNum3">
              <text:list-item>
                <text:p text:style-name="P109">Prone to overfit, especially when the data is noisy</text:p>
              </text:list-item>
              <text:list-item>
                <text:p text:style-name="P109">Complex hyperparameter tuning</text:p>
              </text:list-item>
            </text:list>
          </table:table-cell>
          <table:table-cell table:style-name="Table1.A1" office:value-type="string">
            <text:list text:continue-numbering="true" text:style-name="WWNum3">
              <text:list-item>
                <text:p text:style-name="P109"/>
              </text:list-item>
            </text:list>
          </table:table-cell>
        </table:table-row>
        <table:table-row table:style-name="Table1.1">
          <table:table-cell table:style-name="Table1.A1" office:value-type="string">
            <text:p text:style-name="P71">Random Forest</text:p>
          </table:table-cell>
          <table:table-cell table:style-name="Table1.A1" office:value-type="string">
            <text:list text:style-name="WWNum4">
              <text:list-item>
                <text:p text:style-name="P110">Robust, handels overfitting and noise well</text:p>
              </text:list-item>
              <text:list-item>
                <text:p text:style-name="P110">Can model both numeric and categorical features</text:p>
              </text:list-item>
            </text:list>
          </table:table-cell>
          <table:table-cell table:style-name="Table1.A1" office:value-type="string">
            <text:list text:continue-numbering="true" text:style-name="WWNum4">
              <text:list-item>
                <text:p text:style-name="P110">May suffer in performance vs other models if features are highly correlated</text:p>
              </text:list-item>
              <text:list-item>
                <text:p text:style-name="P110"/>
              </text:list-item>
            </text:list>
          </table:table-cell>
          <table:table-cell table:style-name="Table1.A1" office:value-type="string">
            <text:list text:continue-numbering="true" text:style-name="WWNum4">
              <text:list-item>
                <text:p text:style-name="P110"/>
              </text:list-item>
            </text:list>
          </table:table-cell>
        </table:table-row>
        <table:table-row table:style-name="Table1.1">
          <table:table-cell table:style-name="Table1.A1" office:value-type="string">
            <text:p text:style-name="P71">SVM (support vector machines)</text:p>
          </table:table-cell>
          <table:table-cell table:style-name="Table1.A1" office:value-type="string">
            <text:list text:style-name="WWNum5">
              <text:list-item>
                <text:p text:style-name="P111">Effective at capturing non-linear relationships</text:p>
              </text:list-item>
              <text:list-item>
                <text:p text:style-name="P111">Has demonstrated advantages over classical time series models</text:p>
              </text:list-item>
              <text:list-item>
                <text:p text:style-name="P111"/>
              </text:list-item>
            </text:list>
          </table:table-cell>
          <table:table-cell table:style-name="Table1.A1" office:value-type="string">
            <text:p text:style-name="P71"/>
          </table:table-cell>
          <table:table-cell table:style-name="Table1.A1" office:value-type="string">
            <text:p text:style-name="P71"/>
          </table:table-cell>
        </table:table-row>
      </table:table>
      <text:p text:style-name="P100"/>
      <text:p text:style-name="P100">A con for most of the ML models is the increase in required computation power and data preprocessing.</text:p>
      <text:p text:style-name="P100">Emerging trends and advancements in load forecasting research, such as the integration of renewable energy sources, smart grid technologies, and data-driven analytics. These trends reflect <text:soft-page-break/>the evolving landscape of the electricity industry and the increasing demand for more accurate and adaptive forecasting techniques.</text:p>
      <text:p text:style-name="P98">provides a nuanced analysis of the strengths and weaknesses inherent in different forecasting methods. It examines factors such as forecasting accuracy, computational complexity, interpretability, and robustness to data quality and quantity.</text:p>
      <text:p text:style-name="P98"/>
      <text:p text:style-name="P98"/>
      <text:p text:style-name="P98"/>
      <text:p text:style-name="P104">SVR is not robust to outliers, ANN has the weakness of setting the correct number of hidden layers or can be easily trapped into a local minimum, and DL approaches require massive high-dimensional datasets for good performance. XGB lacks these issues and outperforms the others for solving STLF. (Aguilar Madrid &amp; Antonio, 2021) </text:p>
      <text:h text:style-name="P60" text:outline-level="1"><text:span text:style-name="T56">B</text:span>iblography</text:h>
      <text:p text:style-name="Standard"/>
      <text:p text:style-name="Bibliography_20_1"><text:bookmark-start text:name="ZOTERO_BREF_PSZ1ssmLweq8"/>Aguilar Madrid, E., &amp; Antonio, N. (2021). Short-Term Electricity Load Forecasting with Machine Learning. <text:span text:style-name="T51">Information</text:span>, <text:span text:style-name="T51">12</text:span>(2), 50. https://doi.org/10.3390/info12020050</text:p>
      <text:p text:style-name="Bibliography_20_1">Andriopoulos, N., Magklaras, A., Birbas, A., Papalexopoulos, A., Valouxis, C., Daskalaki, S., Birbas, M., Housos, E., &amp; Papaioannou, G. P. (2020). Short Term Electric Load Forecasting Based on Data Transformation and Statistical Machine Learning. <text:span text:style-name="T51">Applied Sciences</text:span>, <text:span text:style-name="T51">11</text:span>(1), 158. https://doi.org/10.3390/app11010158</text:p>
      <text:p text:style-name="Bibliography_20_1">Candanedo, L. M., Feldheim, V., &amp; Deramaix, D. (2017). Data driven prediction models of energy use of appliances in a low-energy house. <text:span text:style-name="T51">Energy and Buildings</text:span>, <text:span text:style-name="T51">140</text:span>, 81–97. https://doi.org/10.1016/j.enbuild.2017.01.083</text:p>
      <text:p text:style-name="Bibliography_20_1">Gabaldón, A. (2021). <text:span text:style-name="T51">Short-Term Load Forecasting 2019</text:span>. MDPI - Multidisciplinary Digital Publishing Institute.</text:p>
      <text:p text:style-name="Bibliography_20_1">Guo, W., Che, L., Shahidehpour, M., &amp; Wan, X. (2021). Machine-Learning based methods in short-term load forecasting. <text:span text:style-name="T51">The Electricity Journal</text:span>, <text:span text:style-name="T51">34</text:span>(1), 106884. https://doi.org/10.1016/j.tej.2020.106884</text:p>
      <text:p text:style-name="Bibliography_20_1">Hafeez, G., Alimgeer, K. S., &amp; Khan, I. (2020). Electric load forecasting based on deep learning and optimized by heuristic algorithm in smart grid. <text:span text:style-name="T51">Applied Energy</text:span>, <text:span text:style-name="T51">269</text:span>, 114915. https://doi.org/10.1016/j.apenergy.2020.114915</text:p>
      <text:p text:style-name="Bibliography_20_1">Heidrich, B., Mannsperger, L., Turowski, M., Phipps, K., Schäfer, B., Mikut, R., &amp; Hagenmeyer, V. (2022). Boost short-term load forecasts with synthetic data from transferred latent space information. <text:span text:style-name="T51">Energy Informatics</text:span>, <text:span text:style-name="T51">5</text:span>(S1), 20. https://doi.org/10.1186/s42162-022-00214-7</text:p>
      <text:p text:style-name="Bibliography_20_1">Hong, T., &amp; Fan, S. (2016). Probabilistic electric load forecasting: A tutorial review. <text:span text:style-name="T51">International Journal of Forecasting</text:span>, <text:span text:style-name="T51">32</text:span>(3), 914–938. https://doi.org/10.1016/j.ijforecast.2015.11.011</text:p>
      <text:p text:style-name="Bibliography_20_1">Houimli, R., Zmami, M., &amp; Ben-Salha, O. (2020). Short-term electric load forecasting in Tunisia using artificial neural networks. <text:span text:style-name="T51">Energy Systems</text:span>, <text:span text:style-name="T51">11</text:span>(2), 357–375. https://doi.org/10.1007/s12667-019-00324-4</text:p>
      <text:p text:style-name="Bibliography_20_1">Huang, J., Zhou, Z., Li, C., Liao, Z., &amp; Liu, P. X. (2021). A decomposition‐based multi‐time dimension long short‐term memory model for short‐term electric load forecasting. <text:span text:style-name="T51">IET </text:span><text:soft-page-break/><text:span text:style-name="T51">Generation, Transmission &amp; Distribution</text:span>, <text:span text:style-name="T51">15</text:span>(24), 3459–3473. https://doi.org/10.1049/gtd2.12265</text:p>
      <text:p text:style-name="Bibliography_20_1">Javed, U., Ijaz, K., Jawad, M., Ansari, E. A., Shabbir, N., Kütt, L., &amp; Husev, O. (2021). Exploratory Data Analysis Based Short-Term Electrical Load Forecasting: A Comprehensive Analysis. <text:span text:style-name="T51">Energies</text:span>, <text:span text:style-name="T51">14</text:span>(17), 5510. https://doi.org/10.3390/en14175510</text:p>
      <text:p text:style-name="Bibliography_20_1">Rodrigues, F., Cardeira, C., Calado, J. M. F., &amp; Melicio, R. (2023). Short-Term Load Forecasting of Electricity Demand for the Residential Sector Based on Modelling Techniques: A Systematic Review. <text:span text:style-name="T51">Energies</text:span>, <text:span text:style-name="T51">16</text:span>(10), 4098. https://doi.org/10.3390/en16104098</text:p>
      <text:p text:style-name="Bibliography_20_1">Sha’aban, Y. A. (2024). Predictive models for short-term load forecasting in the UK’s electrical grid. <text:span text:style-name="T51">PLOS ONE</text:span>, <text:span text:style-name="T51">19</text:span>(4), e0297267. https://doi.org/10.1371/journal.pone.0297267</text:p>
      <text:p text:style-name="Bibliography_20_1">Solyali, D. (2020). A Comparative Analysis of Machine Learning Approaches for Short-/Long-Term Electricity Load Forecasting in Cyprus. <text:span text:style-name="T51">Sustainability</text:span>, <text:span text:style-name="T51">12</text:span>(9), 3612. https://doi.org/10.3390/su12093612</text:p>
      <text:p text:style-name="Bibliography_20_1">Veeramsetty, V., Chandra, D. R., &amp; Salkuti, S. R. (2021). Short‐term electric power load forecasting using factor analysis and long short‐term memory for smart cities. <text:span text:style-name="T51">International Journal of Circuit Theory and Applications</text:span>, <text:span text:style-name="T51">49</text:span>(6), 1678–1703. https://doi.org/10.1002/cta.2928</text:p>
      <text:p text:style-name="Bibliography_20_1">Xu, L., Li, C., Xie, X., &amp; Zhang, G. (2018). Long-Short-Term Memory Network Based Hybrid Model for Short-Term Electrical Load Forecasting. <text:span text:style-name="T51">Information</text:span>, <text:span text:style-name="T51">9</text:span>(7), 165. https://doi.org/10.3390/info9070165<text:bookmark-end text:name="ZOTERO_BREF_PSZ1ssmLweq8"/></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os (Body)" svg:font-family="'Apos (Body)'"/>
    <style:font-face style:name="Aptos (Body)" svg:font-family="'Aptos (Body)'"/>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Symbol2"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Wingdings2"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AU"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NSimSun" style:font-family-asian="NSimSun" style:font-family-generic-asian="system" style:font-pitch-asian="variable" style:font-size-asian="16pt" style:font-name-complex="Lucida Sans1" style:font-family-complex="'Lucida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NSimSun" style:font-family-asian="NSimSun" style:font-family-generic-asian="system" style:font-pitch-asian="variable" style:font-size-asian="13pt" style:font-name-complex="Lucida Sans1" style:font-family-complex="'Lucida Sans'" style:font-family-generic-complex="system" style:font-pitch-complex="variable" style:font-size-complex="13pt"/>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5983b0" loext:opacity="100%" style:font-name="Liberation Serif" fo:font-family="'Liberation Serif'" style:font-family-generic="roman" style:font-pitch="variable" fo:font-size="12pt" fo:font-style="italic" fo:font-weight="bold" style:font-name-asian="Noto Serif CJK SC" style:font-family-asian="'Noto Serif CJK SC'" style:font-family-generic-asian="system" style:font-pitch-asian="variable" style:font-size-asian="12pt" style:font-style-asian="italic" style:font-weight-asian="bold" style:font-name-complex="Lohit Devanagari" style:font-family-complex="'Lohit Devanagari'" style:font-family-generic-complex="system" style:font-pitch-complex="variable" style:font-size-complex="12pt" style:font-style-complex="italic" style:font-weight-complex="bold"/>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tract_20_Section" style:display-name="Abstract Section" style:family="paragraph" style:parent-style-name="Standard">
      <style:paragraph-properties fo:margin-top="0cm" fo:margin-bottom="0cm" style:contextual-spacing="false" fo:line-height="100%" fo:text-align="start" style:justify-single-word="false" fo:orphans="0" fo:widows="0" fo:hyphenation-ladder-count="no-limit"/>
      <style:text-properties style:font-name="Times New Roman" fo:font-family="'Times New Roman'" style:font-family-generic="roman" style:font-pitch="variable" fo:font-size="10pt" fo:language="en" fo:country="AU" style:letter-kerning="false" style:font-name-asian="Times New Roman1" style:font-family-asian="'Times New Roman'" style:font-family-generic-asian="system" style:font-pitch-asian="variable" style:font-size-asian="10pt" style:language-asian="en" style:country-asian="AU"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Bibliography_20_1" style:display-name="Bibliography 1" style:family="paragraph" style:parent-style-name="Index" style:class="index">
      <style:paragraph-properties fo:margin-left="1.27cm" fo:margin-top="0cm" fo:margin-bottom="0cm" style:contextual-spacing="false" style:line-height-at-least="0.847cm" fo:text-indent="-1.27cm" style:auto-text-indent="false">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Default_20_Paragraph_20_Font_20__28_WW_29_" style:display-name="Default Paragraph Font (WW)" style:family="text"/>
    <style:style style:name="Strong_20_Emphasis" style:display-name="Strong Emphasis" style:family="text" style:parent-style-name="Default_20_Paragraph_20_Font_20__28_WW_29_">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2"/>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2"/>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2"/>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2"/>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2"/>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2"/>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2"/>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2"/>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2"/>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2"/>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2"/>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2"/>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2"/>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2"/>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2"/>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2"/>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10T13:59:22.697000000</meta:creation-date>
    <meta:generator>LibreOffice/24.2.2.2$Windows_X86_64 LibreOffice_project/d56cc158d8a96260b836f100ef4b4ef25d6f1a01</meta:generator>
    <dc:date>2024-04-16T01:23:37.288000000</dc:date>
    <meta:editing-duration>P1DT5H8S</meta:editing-duration>
    <meta:editing-cycles>215</meta:editing-cycles>
    <meta:document-statistic meta:table-count="4" meta:image-count="0" meta:object-count="0" meta:page-count="10" meta:paragraph-count="208" meta:word-count="2774" meta:character-count="19204" meta:non-whitespace-character-count="16636"/>
    <meta:user-defined meta:name="ZOTERO_BREF_0r8krIYsWe9J_1">ZOTERO_ITEM CSL_CITATION {"citationID":"9j3gp41K","properties":{"formattedCitation":"(Solyali, 2020)","plainCitation":"(Solyali, 2020)","noteIndex":0},"citationItems":[{"id":29,"uris":["http://zotero.org/users/14053107/items/GTBCJGCL"],"itemData":{"id":29</meta:user-defined>
    <meta:user-defined meta:name="ZOTERO_BREF_0r8krIYsWe9J_10"> terms of fewer estimation errors for Cyprus’s time series forecasting criteria for power generation.","container-title":"Sustainability","DOI":"10.3390/su12093612","ISSN":"2071-1050","issue":"9","journalAbbreviation":"Sustainability","language":"en","lic</meta:user-defined>
    <meta:user-defined meta:name="ZOTERO_BREF_0r8krIYsWe9J_11">ense":"https://creativecommons.org/licenses/by/4.0/","page":"3612","source":"DOI.org (Crossref)","title":"A Comparative Analysis of Machine Learning Approaches for Short-/Long-Term Electricity Load Forecasting in Cyprus","volume":"12","author":[{"family":</meta:user-defined>
    <meta:user-defined meta:name="ZOTERO_BREF_0r8krIYsWe9J_12">"Solyali","given":"Davut"}],"issued":{"date-parts":[["2020",4,30]]}}}],"schema":"https://github.com/citation-style-language/schema/raw/master/csl-citation.json"}</meta:user-defined>
    <meta:user-defined meta:name="ZOTERO_BREF_0r8krIYsWe9J_2" meta:value-type="string">,"type":"article-journal","abstract":"Estimating the electricity load is a crucial task in the planning of power generation systems and the efficient operation and sustainable growth of modern electricity supply networks. Especially with the advent of sma</meta:user-defined>
    <meta:user-defined meta:name="ZOTERO_BREF_0r8krIYsWe9J_3" meta:value-type="string">rt grids, the need for fairly precise and highly reliable estimation of electricity load is greater than ever. It is a challenging task to estimate the electricity load with high precision. Many energy demand management methods are used to estimate future</meta:user-defined>
    <meta:user-defined meta:name="ZOTERO_BREF_0r8krIYsWe9J_4" meta:value-type="string"> energy demands correctly. Machine learning methods are well adapted to the nature of the electrical load, as they can model complicated nonlinear connections through a learning process containing historical data patterns. Many scientists have used machin</meta:user-defined>
    <meta:user-defined meta:name="ZOTERO_BREF_0r8krIYsWe9J_5" meta:value-type="string">e learning (ML) to anticipate failure before it occurs as well as predict the outcome. ML is an artificial intelligence (AI) subdomain that involves studying and developing mathematical algorithms to understand data or obtain data directly without relying</meta:user-defined>
    <meta:user-defined meta:name="ZOTERO_BREF_0r8krIYsWe9J_6" meta:value-type="string"> on a prearranged model algorithm. ML is applied in all industries. In this paper, machine learning strategies including artificial neural network (ANN), multiple linear regression (MLR), adaptive neuro-fuzzy inference system (ANFIS), and support vector m</meta:user-defined>
    <meta:user-defined meta:name="ZOTERO_BREF_0r8krIYsWe9J_7" meta:value-type="string">achine (SVM) were used to estimate electricity demand and propose criteria for power generation in Cyprus. The simulations were adapted to real historical data explaining the electricity usage in 2016 and 2107 with long-term and short-term analysis. It wa</meta:user-defined>
    <meta:user-defined meta:name="ZOTERO_BREF_0r8krIYsWe9J_8" meta:value-type="string">s observed that electricity load is a result of temperature, humidity, solar irradiation, population, gross national income (GNI) per capita, and the electricity price per kilowatt-hour, which provide input parameters for the ML algorithms. Using electric</meta:user-defined>
    <meta:user-defined meta:name="ZOTERO_BREF_0r8krIYsWe9J_9" meta:value-type="string">ity load data from Cyprus, the performance of the ML algorithms was thoroughly evaluated. The results of long-term and short-term studies show that SVM and ANN are comparatively superior to other ML methods, providing more reliable and precise outcomes in</meta:user-defined>
    <meta:user-defined meta:name="ZOTERO_BREF_56iFnTkxCkdT_1" meta:value-type="string">ZOTERO_ITEM CSL_CITATION {"citationID":"PSP2kfny","properties":{"formattedCitation":"(Javed et al., 2021)","plainCitation":"(Javed et al., 2021)","noteIndex":0},"citationItems":[{"id":27,"uris":["http://zotero.org/users/14053107/items/KSQADPFL"],"itemData</meta:user-defined>
    <meta:user-defined meta:name="ZOTERO_BREF_56iFnTkxCkdT_10" meta:value-type="string">ily":"Ansari","given":"Ejaz A."},{"family":"Shabbir","given":"Noman"},{"family":"Kütt","given":"Lauri"},{"family":"Husev","given":"Oleksandr"}],"issued":{"date-parts":[["2021",9,3]]}}}],"schema":"https://github.com/citation-style-language/schema/raw/maste</meta:user-defined>
    <meta:user-defined meta:name="ZOTERO_BREF_56iFnTkxCkdT_11" meta:value-type="string">r/csl-citation.json"}</meta:user-defined>
    <meta:user-defined meta:name="ZOTERO_BREF_56iFnTkxCkdT_2" meta:value-type="string">":{"id":27,"type":"article-journal","abstract":"Power system planning in numerous electric utilities merely relies on the conventional statistical methodologies, such as ARIMA for short-term electrical load forecasting, which is incapable of determining t</meta:user-defined>
    <meta:user-defined meta:name="ZOTERO_BREF_56iFnTkxCkdT_3" meta:value-type="string">he non-linearities induced by the non-linear seasonal data, which affect the electrical load. This research work presents a comprehensive overview of modern linear and non-linear parametric modeling techniques for short-term electrical load forecasting to</meta:user-defined>
    <meta:user-defined meta:name="ZOTERO_BREF_56iFnTkxCkdT_4" meta:value-type="string"> ensure stable and reliable power system operations by mitigating non-linearities in electrical load data. Based on the findings of exploratory data analysis, the temporal and climatic factors are identified as the potential input features in these modeli</meta:user-defined>
    <meta:user-defined meta:name="ZOTERO_BREF_56iFnTkxCkdT_5" meta:value-type="string">ng techniques. The real-time electrical load and meteorological data of the city of Lahore in Pakistan are considered to analyze the reliability of different state-of-the-art linear and non-linear parametric methodologies. Based on performance indices, su</meta:user-defined>
    <meta:user-defined meta:name="ZOTERO_BREF_56iFnTkxCkdT_6" meta:value-type="string">ch as Root Mean Square Error (RMSE), Mean Absolute Percentage Error (MAPE) and Mean Absolute Error (MAE), the qualitative and quantitative comparisons have been conferred among these scientific rationales. The experimental results reveal that the ANN–LM w</meta:user-defined>
    <meta:user-defined meta:name="ZOTERO_BREF_56iFnTkxCkdT_7" meta:value-type="string">ith a single hidden layer performs relatively better in terms of performance indices compared to OE, ARX, ARMAX, SVM, ANN–PSO, KNN, ANN–LM with two hidden layers and bootstrap aggregation models.","container-title":"Energies","DOI":"10.3390/en14175510","I</meta:user-defined>
    <meta:user-defined meta:name="ZOTERO_BREF_56iFnTkxCkdT_8" meta:value-type="string">SSN":"1996-1073","issue":"17","journalAbbreviation":"Energies","language":"en","license":"https://creativecommons.org/licenses/by/4.0/","page":"5510","source":"DOI.org (Crossref)","title":"Exploratory Data Analysis Based Short-Term Electrical Load Forecas</meta:user-defined>
    <meta:user-defined meta:name="ZOTERO_BREF_56iFnTkxCkdT_9" meta:value-type="string">ting: A Comprehensive Analysis","title-short":"Exploratory Data Analysis Based Short-Term Electrical Load Forecasting","volume":"14","author":[{"family":"Javed","given":"Umar"},{"family":"Ijaz","given":"Khalid"},{"family":"Jawad","given":"Muhammad"},{"fam</meta:user-defined>
    <meta:user-defined meta:name="ZOTERO_BREF_8ykMqgz2vTyB_1" meta:value-type="string">ZOTERO_ITEM CSL_CITATION {"citationID":"qqR4sHl2","properties":{"formattedCitation":"(Andriopoulos et al., 2020; Houimli et al., 2020)","plainCitation":"(Andriopoulos et al., 2020; Houimli et al., 2020)","noteIndex":0},"citationItems":[{"id":24,"uris":["h</meta:user-defined>
    <meta:user-defined meta:name="ZOTERO_BREF_8ykMqgz2vTyB_10" meta:value-type="string">:"Sophia"},{"family":"Birbas","given":"Michael"},{"family":"Housos","given":"Efthymios"},{"family":"Papaioannou","given":"George P."}],"issued":{"date-parts":[["2020",12,26]]}},"label":"page"},{"id":19,"uris":["http://zotero.org/users/14053107/items/9U8VN</meta:user-defined>
    <meta:user-defined meta:name="ZOTERO_BREF_8ykMqgz2vTyB_11" meta:value-type="string">UY3"],"itemData":{"id":19,"type":"article-journal","container-title":"Energy Systems","DOI":"10.1007/s12667-019-00324-4","ISSN":"1868-3967, 1868-3975","issue":"2","journalAbbreviation":"Energy Syst","language":"en","page":"357-375","source":"DOI.org (Cros</meta:user-defined>
    <meta:user-defined meta:name="ZOTERO_BREF_8ykMqgz2vTyB_12" meta:value-type="string">sref)","title":"Short-term electric load forecasting in Tunisia using artificial neural networks","volume":"11","author":[{"family":"Houimli","given":"Rim"},{"family":"Zmami","given":"Mourad"},{"family":"Ben-Salha","given":"Ousama"}],"issued":{"date-parts</meta:user-defined>
    <meta:user-defined meta:name="ZOTERO_BREF_8ykMqgz2vTyB_13" meta:value-type="string">":[["2020",5]]}},"label":"page"}],"schema":"https://github.com/citation-style-language/schema/raw/master/csl-citation.json"}</meta:user-defined>
    <meta:user-defined meta:name="ZOTERO_BREF_8ykMqgz2vTyB_2" meta:value-type="string">ttp://zotero.org/users/14053107/items/N743WVXY"],"itemData":{"id":24,"type":"article-journal","abstract":"The continuous penetration of renewable energy resources (RES) into the energy mix and the transition of the traditional electric grid towards a more</meta:user-defined>
    <meta:user-defined meta:name="ZOTERO_BREF_8ykMqgz2vTyB_3" meta:value-type="string"> intelligent, flexible and interactive system, has brought electrical load forecasting to the foreground of smart grid planning and operation. Predicting the electric load is a challenging task due to its high volatility and uncertainty, either when it re</meta:user-defined>
    <meta:user-defined meta:name="ZOTERO_BREF_8ykMqgz2vTyB_4" meta:value-type="string">fers to the distribution system or to a single household. In this paper, a novel methodology is introduced which leverages the advantages of the state-of-the-art deep learning algorithms and specifically the Convolution Neural Nets (CNN). The main feature</meta:user-defined>
    <meta:user-defined meta:name="ZOTERO_BREF_8ykMqgz2vTyB_5" meta:value-type="string"> of the proposed methodology is the exploitation of the statistical properties of each time series dataset, so as to optimize the hyper-parameters of the neural network and in addition transform the given dataset into a form that allows maximum exploitati</meta:user-defined>
    <meta:user-defined meta:name="ZOTERO_BREF_8ykMqgz2vTyB_6" meta:value-type="string">on of the CNN algorithm’s advantages. The proposed algorithm is compared with the LSTM (Long Short Term Memory) technique which is the state of the art solution for electric load forecasting. The evaluation of the algorithms was conducted by employing thr</meta:user-defined>
    <meta:user-defined meta:name="ZOTERO_BREF_8ykMqgz2vTyB_7" meta:value-type="string">ee open-source, publicly available datasets. The experimental results show strong evidence of the effectiveness of the proposed methodology.","container-title":"Applied Sciences","DOI":"10.3390/app11010158","ISSN":"2076-3417","issue":"1","journalAbbreviat</meta:user-defined>
    <meta:user-defined meta:name="ZOTERO_BREF_8ykMqgz2vTyB_8" meta:value-type="string">ion":"Applied Sciences","language":"en","license":"https://creativecommons.org/licenses/by/4.0/","page":"158","source":"DOI.org (Crossref)","title":"Short Term Electric Load Forecasting Based on Data Transformation and Statistical Machine Learning","volum</meta:user-defined>
    <meta:user-defined meta:name="ZOTERO_BREF_8ykMqgz2vTyB_9" meta:value-type="string">e":"11","author":[{"family":"Andriopoulos","given":"Nikos"},{"family":"Magklaras","given":"Aristeidis"},{"family":"Birbas","given":"Alexios"},{"family":"Papalexopoulos","given":"Alex"},{"family":"Valouxis","given":"Christos"},{"family":"Daskalaki","given"</meta:user-defined>
    <meta:user-defined meta:name="ZOTERO_BREF_AXJRFGCg3k8p_1" meta:value-type="string"/>
    <meta:user-defined meta:name="ZOTERO_BREF_Bu24vShLjTaA_1" meta:value-type="string">ZOTERO_ITEM CSL_CITATION {"citationID":"XHNguvtD","properties":{"formattedCitation":"(Hong &amp; Fan, 2016; Sha\\uc0\\u8217{}aban, 2024)","plainCitation":"(Hong &amp; Fan, 2016; Sha’aban, 2024)","noteIndex":0},"citationItems":[{"id":47,"uris":["http://zotero.org/</meta:user-defined>
    <meta:user-defined meta:name="ZOTERO_BREF_Bu24vShLjTaA_10" meta:value-type="string"> and precision of machine learning methods in short-term load forecasting, particularly highlighting the superior accuracy of the SVR model for half-hourly forecasts and the ANN model for hourly forecasts.","container-title":"PLOS ONE","DOI":"10.1371/jour</meta:user-defined>
    <meta:user-defined meta:name="ZOTERO_BREF_Bu24vShLjTaA_11" meta:value-type="string">nal.pone.0297267","ISSN":"1932-6203","issue":"4","journalAbbreviation":"PLoS ONE","language":"en","page":"e0297267","source":"DOI.org (Crossref)","title":"Predictive models for short-term load forecasting in the UK’s electrical grid","volume":"19","author</meta:user-defined>
    <meta:user-defined meta:name="ZOTERO_BREF_Bu24vShLjTaA_12" meta:value-type="string">":[{"family":"Sha’aban","given":"Yusuf A."}],"editor":[{"family":"Veerappampalayam Easwaramoorthy","given":"Sathishkumar"}],"issued":{"date-parts":[["2024",4,4]]}}}],"schema":"https://github.com/citation-style-language/schema/raw/master/csl-citation.json"</meta:user-defined>
    <meta:user-defined meta:name="ZOTERO_BREF_Bu24vShLjTaA_13" meta:value-type="string">}</meta:user-defined>
    <meta:user-defined meta:name="ZOTERO_BREF_Bu24vShLjTaA_2" meta:value-type="string">users/14053107/items/ESG2JRU4"],"itemData":{"id":47,"type":"article-journal","container-title":"International Journal of Forecasting","DOI":"10.1016/j.ijforecast.2015.11.011","ISSN":"01692070","issue":"3","journalAbbreviation":"International Journal of Fo</meta:user-defined>
    <meta:user-defined meta:name="ZOTERO_BREF_Bu24vShLjTaA_3" meta:value-type="string">recasting","language":"en","page":"914-938","source":"DOI.org (Crossref)","title":"Probabilistic electric load forecasting: A tutorial review","title-short":"Probabilistic electric load forecasting","volume":"32","author":[{"family":"Hong","given":"Tao"},</meta:user-defined>
    <meta:user-defined meta:name="ZOTERO_BREF_Bu24vShLjTaA_4" meta:value-type="string">{"family":"Fan","given":"Shu"}],"issued":{"date-parts":[["2016",7]]}}},{"id":107,"uris":["http://zotero.org/users/14053107/items/6LTEXM8U"],"itemData":{"id":107,"type":"article-journal","abstract":"There are global efforts to deploy Electric Vehicles (EVs</meta:user-defined>
    <meta:user-defined meta:name="ZOTERO_BREF_Bu24vShLjTaA_5" meta:value-type="string">) because of the role they promise to play in energy transition. These efforts underscore the e-mobility paradigm, representing an interplay between renewable energy resources, smart technologies, and networked transportation. However, there are concerns </meta:user-defined>
    <meta:user-defined meta:name="ZOTERO_BREF_Bu24vShLjTaA_6" meta:value-type="string">that these initiatives could burden the electricity grid due to increased demand. Hence, the need for accurate short-term load forecasting is pivotal for the efficient planning, operation, and control of the grid and associated power systems. This study p</meta:user-defined>
    <meta:user-defined meta:name="ZOTERO_BREF_Bu24vShLjTaA_7" meta:value-type="string">resents robust models for forecasting half-hourly and hourly loads in the UK’s power system. The work leverages machine learning techniques such as Support Vector Regression (SVR), Artificial Neural Networks (ANN), and Gaussian Process Regression (GPR) to</meta:user-defined>
    <meta:user-defined meta:name="ZOTERO_BREF_Bu24vShLjTaA_8" meta:value-type="string"> develop robust prediction models using the net imports dataset from 2010 to 2020. The models were evaluated based on metrics like Root Mean Square Error (RMSE), Mean Absolute Prediction Error (MAPE), Mean Absolute Deviation (MAD), and the Correlation of </meta:user-defined>
    <meta:user-defined meta:name="ZOTERO_BREF_Bu24vShLjTaA_9" meta:value-type="string">Determination (R\n              2\n              ). For half-hourly forecasts, SVR performed best with an R-value of 99.85%, followed closely by GPR and ANN. But, for hourly forecasts, ANN led with an R-value of 99.71%. The findings affirm the reliability</meta:user-defined>
    <meta:user-defined meta:name="ZOTERO_BREF_D6V2DdBP7qoJ_1" meta:value-type="string">ZOTERO_ITEM CSL_CITATION {"citationID":"sFT6PNXA","properties":{"unsorted":false,"formattedCitation":"(Houimli et al., 2020; Javed et al., 2021)","plainCitation":"(Houimli et al., 2020; Javed et al., 2021)","noteIndex":0},"citationItems":[{"id":19,"uris":</meta:user-defined>
    <meta:user-defined meta:name="ZOTERO_BREF_D6V2DdBP7qoJ_10" meta:value-type="string">, ARX, ARMAX, SVM, ANN–PSO, KNN, ANN–LM with two hidden layers and bootstrap aggregation models.","container-title":"Energies","DOI":"10.3390/en14175510","ISSN":"1996-1073","issue":"17","journalAbbreviation":"Energies","language":"en","license":"https://c</meta:user-defined>
    <meta:user-defined meta:name="ZOTERO_BREF_D6V2DdBP7qoJ_11" meta:value-type="string">reativecommons.org/licenses/by/4.0/","page":"5510","source":"DOI.org (Crossref)","title":"Exploratory Data Analysis Based Short-Term Electrical Load Forecasting: A Comprehensive Analysis","title-short":"Exploratory Data Analysis Based Short-Term Electrica</meta:user-defined>
    <meta:user-defined meta:name="ZOTERO_BREF_D6V2DdBP7qoJ_12" meta:value-type="string">l Load Forecasting","volume":"14","author":[{"family":"Javed","given":"Umar"},{"family":"Ijaz","given":"Khalid"},{"family":"Jawad","given":"Muhammad"},{"family":"Ansari","given":"Ejaz A."},{"family":"Shabbir","given":"Noman"},{"family":"Kütt","given":"Lau</meta:user-defined>
    <meta:user-defined meta:name="ZOTERO_BREF_D6V2DdBP7qoJ_13" meta:value-type="string">ri"},{"family":"Husev","given":"Oleksandr"}],"issued":{"date-parts":[["2021",9,3]]}},"label":"page"}],"schema":"https://github.com/citation-style-language/schema/raw/master/csl-citation.json"}</meta:user-defined>
    <meta:user-defined meta:name="ZOTERO_BREF_D6V2DdBP7qoJ_2" meta:value-type="string">["http://zotero.org/users/14053107/items/9U8VNUY3"],"itemData":{"id":19,"type":"article-journal","container-title":"Energy Systems","DOI":"10.1007/s12667-019-00324-4","ISSN":"1868-3967, 1868-3975","issue":"2","journalAbbreviation":"Energy Syst","language"</meta:user-defined>
    <meta:user-defined meta:name="ZOTERO_BREF_D6V2DdBP7qoJ_3" meta:value-type="string">:"en","page":"357-375","source":"DOI.org (Crossref)","title":"Short-term electric load forecasting in Tunisia using artificial neural networks","volume":"11","author":[{"family":"Houimli","given":"Rim"},{"family":"Zmami","given":"Mourad"},{"family":"Ben-S</meta:user-defined>
    <meta:user-defined meta:name="ZOTERO_BREF_D6V2DdBP7qoJ_4" meta:value-type="string">alha","given":"Ousama"}],"issued":{"date-parts":[["2020",5]]}},"label":"page"},{"id":27,"uris":["http://zotero.org/users/14053107/items/KSQADPFL"],"itemData":{"id":27,"type":"article-journal","abstract":"Power system planning in numerous electric utilitie</meta:user-defined>
    <meta:user-defined meta:name="ZOTERO_BREF_D6V2DdBP7qoJ_5" meta:value-type="string">s merely relies on the conventional statistical methodologies, such as ARIMA for short-term electrical load forecasting, which is incapable of determining the non-linearities induced by the non-linear seasonal data, which affect the electrical load. This </meta:user-defined>
    <meta:user-defined meta:name="ZOTERO_BREF_D6V2DdBP7qoJ_6" meta:value-type="string">research work presents a comprehensive overview of modern linear and non-linear parametric modeling techniques for short-term electrical load forecasting to ensure stable and reliable power system operations by mitigating non-linearities in electrical loa</meta:user-defined>
    <meta:user-defined meta:name="ZOTERO_BREF_D6V2DdBP7qoJ_7" meta:value-type="string">d data. Based on the findings of exploratory data analysis, the temporal and climatic factors are identified as the potential input features in these modeling techniques. The real-time electrical load and meteorological data of the city of Lahore in Pakis</meta:user-defined>
    <meta:user-defined meta:name="ZOTERO_BREF_D6V2DdBP7qoJ_8" meta:value-type="string">tan are considered to analyze the reliability of different state-of-the-art linear and non-linear parametric methodologies. Based on performance indices, such as Root Mean Square Error (RMSE), Mean Absolute Percentage Error (MAPE) and Mean Absolute Error </meta:user-defined>
    <meta:user-defined meta:name="ZOTERO_BREF_D6V2DdBP7qoJ_9" meta:value-type="string">(MAE), the qualitative and quantitative comparisons have been conferred among these scientific rationales. The experimental results reveal that the ANN–LM with a single hidden layer performs relatively better in terms of performance indices compared to OE</meta:user-defined>
    <meta:user-defined meta:name="ZOTERO_BREF_GBMwnc6xqim2_1" meta:value-type="string">ZOTERO_ITEM CSL_CITATION {"citationID":"3s3NHliK","properties":{"formattedCitation":"(Houimli et al., 2020)","plainCitation":"(Houimli et al., 2020)","noteIndex":0},"citationItems":[{"id":19,"uris":["http://zotero.org/users/14053107/items/9U8VNUY3"],"item</meta:user-defined>
    <meta:user-defined meta:name="ZOTERO_BREF_GBMwnc6xqim2_2" meta:value-type="string">Data":{"id":19,"type":"article-journal","container-title":"Energy Systems","DOI":"10.1007/s12667-019-00324-4","ISSN":"1868-3967, 1868-3975","issue":"2","journalAbbreviation":"Energy Syst","language":"en","page":"357-375","source":"DOI.org (Crossref)","tit</meta:user-defined>
    <meta:user-defined meta:name="ZOTERO_BREF_GBMwnc6xqim2_3" meta:value-type="string">le":"Short-term electric load forecasting in Tunisia using artificial neural networks","volume":"11","author":[{"family":"Houimli","given":"Rim"},{"family":"Zmami","given":"Mourad"},{"family":"Ben-Salha","given":"Ousama"}],"issued":{"date-parts":[["2020",</meta:user-defined>
    <meta:user-defined meta:name="ZOTERO_BREF_GBMwnc6xqim2_4" meta:value-type="string">5]]}}}],"schema":"https://github.com/citation-style-language/schema/raw/master/csl-citation.json"}</meta:user-defined>
    <meta:user-defined meta:name="ZOTERO_BREF_Ha8Tr8KzB5A0_1" meta:value-type="string">ZOTERO_ITEM CSL_CITATION {"citationID":"PR4vVzf4","properties":{"formattedCitation":"(Solyali, 2020)","plainCitation":"(Solyali, 2020)","noteIndex":0},"citationItems":[{"id":29,"uris":["http://zotero.org/users/14053107/items/GTBCJGCL"],"itemData":{"id":29</meta:user-defined>
    <meta:user-defined meta:name="ZOTERO_BREF_Ha8Tr8KzB5A0_10" meta:value-type="string"> terms of fewer estimation errors for Cyprus’s time series forecasting criteria for power generation.","container-title":"Sustainability","DOI":"10.3390/su12093612","ISSN":"2071-1050","issue":"9","journalAbbreviation":"Sustainability","language":"en","lic</meta:user-defined>
    <meta:user-defined meta:name="ZOTERO_BREF_Ha8Tr8KzB5A0_11" meta:value-type="string">ense":"https://creativecommons.org/licenses/by/4.0/","page":"3612","source":"DOI.org (Crossref)","title":"A Comparative Analysis of Machine Learning Approaches for Short-/Long-Term Electricity Load Forecasting in Cyprus","volume":"12","author":[{"family":</meta:user-defined>
    <meta:user-defined meta:name="ZOTERO_BREF_Ha8Tr8KzB5A0_12" meta:value-type="string">"Solyali","given":"Davut"}],"issued":{"date-parts":[["2020",4,30]]}}}],"schema":"https://github.com/citation-style-language/schema/raw/master/csl-citation.json"}</meta:user-defined>
    <meta:user-defined meta:name="ZOTERO_BREF_Ha8Tr8KzB5A0_2" meta:value-type="string">,"type":"article-journal","abstract":"Estimating the electricity load is a crucial task in the planning of power generation systems and the efficient operation and sustainable growth of modern electricity supply networks. Especially with the advent of sma</meta:user-defined>
    <meta:user-defined meta:name="ZOTERO_BREF_Ha8Tr8KzB5A0_3" meta:value-type="string">rt grids, the need for fairly precise and highly reliable estimation of electricity load is greater than ever. It is a challenging task to estimate the electricity load with high precision. Many energy demand management methods are used to estimate future</meta:user-defined>
    <meta:user-defined meta:name="ZOTERO_BREF_Ha8Tr8KzB5A0_4" meta:value-type="string"> energy demands correctly. Machine learning methods are well adapted to the nature of the electrical load, as they can model complicated nonlinear connections through a learning process containing historical data patterns. Many scientists have used machin</meta:user-defined>
    <meta:user-defined meta:name="ZOTERO_BREF_Ha8Tr8KzB5A0_5" meta:value-type="string">e learning (ML) to anticipate failure before it occurs as well as predict the outcome. ML is an artificial intelligence (AI) subdomain that involves studying and developing mathematical algorithms to understand data or obtain data directly without relying</meta:user-defined>
    <meta:user-defined meta:name="ZOTERO_BREF_Ha8Tr8KzB5A0_6" meta:value-type="string"> on a prearranged model algorithm. ML is applied in all industries. In this paper, machine learning strategies including artificial neural network (ANN), multiple linear regression (MLR), adaptive neuro-fuzzy inference system (ANFIS), and support vector m</meta:user-defined>
    <meta:user-defined meta:name="ZOTERO_BREF_Ha8Tr8KzB5A0_7" meta:value-type="string">achine (SVM) were used to estimate electricity demand and propose criteria for power generation in Cyprus. The simulations were adapted to real historical data explaining the electricity usage in 2016 and 2107 with long-term and short-term analysis. It wa</meta:user-defined>
    <meta:user-defined meta:name="ZOTERO_BREF_Ha8Tr8KzB5A0_8" meta:value-type="string">s observed that electricity load is a result of temperature, humidity, solar irradiation, population, gross national income (GNI) per capita, and the electricity price per kilowatt-hour, which provide input parameters for the ML algorithms. Using electric</meta:user-defined>
    <meta:user-defined meta:name="ZOTERO_BREF_Ha8Tr8KzB5A0_9" meta:value-type="string">ity load data from Cyprus, the performance of the ML algorithms was thoroughly evaluated. The results of long-term and short-term studies show that SVM and ANN are comparatively superior to other ML methods, providing more reliable and precise outcomes in</meta:user-defined>
    <meta:user-defined meta:name="ZOTERO_BREF_IqTfwMYFRTQy_1" meta:value-type="string">ZOTERO_ITEM CSL_CITATION {"citationID":"6l8dlddE","properties":{"formattedCitation":"(Andriopoulos et al., 2020)","plainCitation":"(Andriopoulos et al., 2020)","noteIndex":0},"citationItems":[{"id":24,"uris":["http://zotero.org/users/14053107/items/N743WV</meta:user-defined>
    <meta:user-defined meta:name="ZOTERO_BREF_IqTfwMYFRTQy_10" meta:value-type="string">el"},{"family":"Housos","given":"Efthymios"},{"family":"Papaioannou","given":"George P."}],"issued":{"date-parts":[["2020",12,26]]}}}],"schema":"https://github.com/citation-style-language/schema/raw/master/csl-citation.json"}</meta:user-defined>
    <meta:user-defined meta:name="ZOTERO_BREF_IqTfwMYFRTQy_2" meta:value-type="string">XY"],"itemData":{"id":24,"type":"article-journal","abstract":"The continuous penetration of renewable energy resources (RES) into the energy mix and the transition of the traditional electric grid towards a more intelligent, flexible and interactive syste</meta:user-defined>
    <meta:user-defined meta:name="ZOTERO_BREF_IqTfwMYFRTQy_3" meta:value-type="string">m, has brought electrical load forecasting to the foreground of smart grid planning and operation. Predicting the electric load is a challenging task due to its high volatility and uncertainty, either when it refers to the distribution system or to a sing</meta:user-defined>
    <meta:user-defined meta:name="ZOTERO_BREF_IqTfwMYFRTQy_4" meta:value-type="string">le household. In this paper, a novel methodology is introduced which leverages the advantages of the state-of-the-art deep learning algorithms and specifically the Convolution Neural Nets (CNN). The main feature of the proposed methodology is the exploita</meta:user-defined>
    <meta:user-defined meta:name="ZOTERO_BREF_IqTfwMYFRTQy_5" meta:value-type="string">tion of the statistical properties of each time series dataset, so as to optimize the hyper-parameters of the neural network and in addition transform the given dataset into a form that allows maximum exploitation of the CNN algorithm’s advantages. The pr</meta:user-defined>
    <meta:user-defined meta:name="ZOTERO_BREF_IqTfwMYFRTQy_6" meta:value-type="string">oposed algorithm is compared with the LSTM (Long Short Term Memory) technique which is the state of the art solution for electric load forecasting. The evaluation of the algorithms was conducted by employing three open-source, publicly available datasets.</meta:user-defined>
    <meta:user-defined meta:name="ZOTERO_BREF_IqTfwMYFRTQy_7" meta:value-type="string"> The experimental results show strong evidence of the effectiveness of the proposed methodology.","container-title":"Applied Sciences","DOI":"10.3390/app11010158","ISSN":"2076-3417","issue":"1","journalAbbreviation":"Applied Sciences","language":"en","lic</meta:user-defined>
    <meta:user-defined meta:name="ZOTERO_BREF_IqTfwMYFRTQy_8" meta:value-type="string">ense":"https://creativecommons.org/licenses/by/4.0/","page":"158","source":"DOI.org (Crossref)","title":"Short Term Electric Load Forecasting Based on Data Transformation and Statistical Machine Learning","volume":"11","author":[{"family":"Andriopoulos","</meta:user-defined>
    <meta:user-defined meta:name="ZOTERO_BREF_IqTfwMYFRTQy_9" meta:value-type="string">given":"Nikos"},{"family":"Magklaras","given":"Aristeidis"},{"family":"Birbas","given":"Alexios"},{"family":"Papalexopoulos","given":"Alex"},{"family":"Valouxis","given":"Christos"},{"family":"Daskalaki","given":"Sophia"},{"family":"Birbas","given":"Micha</meta:user-defined>
    <meta:user-defined meta:name="ZOTERO_BREF_Ki45NVpH8nNV_1" meta:value-type="string">ZOTERO_ITEM CSL_CITATION {"citationID":"JZU4HHZ7","properties":{"formattedCitation":"(Aguilar Madrid &amp; Antonio, 2021)","plainCitation":"(Aguilar Madrid &amp; Antonio, 2021)","noteIndex":0},"citationItems":[{"id":38,"uris":["http://zotero.org/users/14053107/it</meta:user-defined>
    <meta:user-defined meta:name="ZOTERO_BREF_Ki45NVpH8nNV_2" meta:value-type="string">ems/BMW8Z68K"],"itemData":{"id":38,"type":"article-journal","abstract":"An accurate short-term load forecasting (STLF) is one of the most critical inputs for power plant units’ planning commitment. STLF reduces the overall planning uncertainty added by th</meta:user-defined>
    <meta:user-defined meta:name="ZOTERO_BREF_Ki45NVpH8nNV_3" meta:value-type="string">e intermittent production of renewable sources; thus, it helps to minimize the hydrothermal electricity production costs in a power grid. Although there is some research in the field and even several research applications, there is a continual need to imp</meta:user-defined>
    <meta:user-defined meta:name="ZOTERO_BREF_Ki45NVpH8nNV_4" meta:value-type="string">rove forecasts. This research proposes a set of machine learning (ML) models to improve the accuracy of 168 h forecasts. The developed models employ features from multiple sources, such as historical load, weather, and holidays. Of the five ML models deve</meta:user-defined>
    <meta:user-defined meta:name="ZOTERO_BREF_Ki45NVpH8nNV_5" meta:value-type="string">loped and tested in various load profile contexts, the Extreme Gradient Boosting Regressor (XGBoost) algorithm showed the best results, surpassing previous historical weekly predictions based on neural networks. Additionally, because XGBoost models are ba</meta:user-defined>
    <meta:user-defined meta:name="ZOTERO_BREF_Ki45NVpH8nNV_6" meta:value-type="string">sed on an ensemble of decision trees, it facilitated the model’s interpretation, which provided a relevant additional result, the features’ importance in the forecasting.","container-title":"Information","DOI":"10.3390/info12020050","ISSN":"2078-2489","is</meta:user-defined>
    <meta:user-defined meta:name="ZOTERO_BREF_Ki45NVpH8nNV_7" meta:value-type="string">sue":"2","journalAbbreviation":"Information","language":"en","license":"https://creativecommons.org/licenses/by/4.0/","page":"50","source":"DOI.org (Crossref)","title":"Short-Term Electricity Load Forecasting with Machine Learning","volume":"12","author":</meta:user-defined>
    <meta:user-defined meta:name="ZOTERO_BREF_Ki45NVpH8nNV_8" meta:value-type="string">[{"family":"Aguilar Madrid","given":"Ernesto"},{"family":"Antonio","given":"Nuno"}],"issued":{"date-parts":[["2021",1,22]]}}}],"schema":"https://github.com/citation-style-language/schema/raw/master/csl-citation.json"}</meta:user-defined>
    <meta:user-defined meta:name="ZOTERO_BREF_LQePqIsyVkHZ_1" meta:value-type="string">ZOTERO_ITEM CSL_CITATION {"citationID":"05o1RF0g","properties":{"formattedCitation":"(Xu et al., 2018)","plainCitation":"(Xu et al., 2018)","noteIndex":0},"citationItems":[{"id":44,"uris":["http://zotero.org/users/14053107/items/Y83EGFEP"],"itemData":{"id</meta:user-defined>
    <meta:user-defined meta:name="ZOTERO_BREF_LQePqIsyVkHZ_2" meta:value-type="string">":44,"type":"article-journal","container-title":"Information","DOI":"10.3390/info9070165","ISSN":"2078-2489","issue":"7","journalAbbreviation":"Information","language":"en","license":"https://creativecommons.org/licenses/by/4.0/","page":"165","source":"DO</meta:user-defined>
    <meta:user-defined meta:name="ZOTERO_BREF_LQePqIsyVkHZ_3" meta:value-type="string">I.org (Crossref)","title":"Long-Short-Term Memory Network Based Hybrid Model for Short-Term Electrical Load Forecasting","volume":"9","author":[{"family":"Xu","given":"Liwen"},{"family":"Li","given":"Chengdong"},{"family":"Xie","given":"Xiuying"},{"family</meta:user-defined>
    <meta:user-defined meta:name="ZOTERO_BREF_LQePqIsyVkHZ_4" meta:value-type="string">":"Zhang","given":"Guiqing"}],"issued":{"date-parts":[["2018",7,7]]}}}],"schema":"https://github.com/citation-style-language/schema/raw/master/csl-citation.json"}</meta:user-defined>
    <meta:user-defined meta:name="ZOTERO_BREF_PSZ1ssmLweq8_1" meta:value-type="string">ZOTERO_BIBL {"uncited":[],"omitted":[],"custom":[]} CSL_BIBLIOGRAPHY</meta:user-defined>
    <meta:user-defined meta:name="ZOTERO_BREF_PoZZLvostVlv_1" meta:value-type="string">ZOTERO_ITEM CSL_CITATION {"citationID":"nvQEKlio","properties":{"formattedCitation":"(Hong &amp; Fan, 2016)","plainCitation":"(Hong &amp; Fan, 2016)","noteIndex":0},"citationItems":[{"id":47,"uris":["http://zotero.org/users/14053107/items/ESG2JRU4"],"itemData":{"</meta:user-defined>
    <meta:user-defined meta:name="ZOTERO_BREF_PoZZLvostVlv_2" meta:value-type="string">id":47,"type":"article-journal","container-title":"International Journal of Forecasting","DOI":"10.1016/j.ijforecast.2015.11.011","ISSN":"01692070","issue":"3","journalAbbreviation":"International Journal of Forecasting","language":"en","page":"914-938","</meta:user-defined>
    <meta:user-defined meta:name="ZOTERO_BREF_PoZZLvostVlv_3" meta:value-type="string">source":"DOI.org (Crossref)","title":"Probabilistic electric load forecasting: A tutorial review","title-short":"Probabilistic electric load forecasting","volume":"32","author":[{"family":"Hong","given":"Tao"},{"family":"Fan","given":"Shu"}],"issued":{"da</meta:user-defined>
    <meta:user-defined meta:name="ZOTERO_BREF_PoZZLvostVlv_4" meta:value-type="string">te-parts":[["2016",7]]}}}],"schema":"https://github.com/citation-style-language/schema/raw/master/csl-citation.json"}</meta:user-defined>
    <meta:user-defined meta:name="ZOTERO_BREF_Q3E5cw5e2j8111_1" meta:value-type="string">ZOTERO_ITEM CSL_CITATION {"citationID":"fCUArUON","properties":{"formattedCitation":"(Javed et al., 2021)","plainCitation":"(Javed et al., 2021)","noteIndex":0},"citationItems":[{"id":27,"uris":["http://zotero.org/users/14053107/items/KSQADPFL"],"itemData</meta:user-defined>
    <meta:user-defined meta:name="ZOTERO_BREF_Q3E5cw5e2j8111_10" meta:value-type="string">ily":"Ansari","given":"Ejaz A."},{"family":"Shabbir","given":"Noman"},{"family":"Kütt","given":"Lauri"},{"family":"Husev","given":"Oleksandr"}],"issued":{"date-parts":[["2021",9,3]]}}}],"schema":"https://github.com/citation-style-language/schema/raw/maste</meta:user-defined>
    <meta:user-defined meta:name="ZOTERO_BREF_Q3E5cw5e2j8111_11" meta:value-type="string">r/csl-citation.json"}</meta:user-defined>
    <meta:user-defined meta:name="ZOTERO_BREF_Q3E5cw5e2j8111_2" meta:value-type="string">":{"id":27,"type":"article-journal","abstract":"Power system planning in numerous electric utilities merely relies on the conventional statistical methodologies, such as ARIMA for short-term electrical load forecasting, which is incapable of determining t</meta:user-defined>
    <meta:user-defined meta:name="ZOTERO_BREF_Q3E5cw5e2j8111_3" meta:value-type="string">he non-linearities induced by the non-linear seasonal data, which affect the electrical load. This research work presents a comprehensive overview of modern linear and non-linear parametric modeling techniques for short-term electrical load forecasting to</meta:user-defined>
    <meta:user-defined meta:name="ZOTERO_BREF_Q3E5cw5e2j8111_4" meta:value-type="string"> ensure stable and reliable power system operations by mitigating non-linearities in electrical load data. Based on the findings of exploratory data analysis, the temporal and climatic factors are identified as the potential input features in these modeli</meta:user-defined>
    <meta:user-defined meta:name="ZOTERO_BREF_Q3E5cw5e2j8111_5" meta:value-type="string">ng techniques. The real-time electrical load and meteorological data of the city of Lahore in Pakistan are considered to analyze the reliability of different state-of-the-art linear and non-linear parametric methodologies. Based on performance indices, su</meta:user-defined>
    <meta:user-defined meta:name="ZOTERO_BREF_Q3E5cw5e2j8111_6" meta:value-type="string">ch as Root Mean Square Error (RMSE), Mean Absolute Percentage Error (MAPE) and Mean Absolute Error (MAE), the qualitative and quantitative comparisons have been conferred among these scientific rationales. The experimental results reveal that the ANN–LM w</meta:user-defined>
    <meta:user-defined meta:name="ZOTERO_BREF_Q3E5cw5e2j8111_7" meta:value-type="string">ith a single hidden layer performs relatively better in terms of performance indices compared to OE, ARX, ARMAX, SVM, ANN–PSO, KNN, ANN–LM with two hidden layers and bootstrap aggregation models.","container-title":"Energies","DOI":"10.3390/en14175510","I</meta:user-defined>
    <meta:user-defined meta:name="ZOTERO_BREF_Q3E5cw5e2j8111_8" meta:value-type="string">SSN":"1996-1073","issue":"17","journalAbbreviation":"Energies","language":"en","license":"https://creativecommons.org/licenses/by/4.0/","page":"5510","source":"DOI.org (Crossref)","title":"Exploratory Data Analysis Based Short-Term Electrical Load Forecas</meta:user-defined>
    <meta:user-defined meta:name="ZOTERO_BREF_Q3E5cw5e2j8111_9" meta:value-type="string">ting: A Comprehensive Analysis","title-short":"Exploratory Data Analysis Based Short-Term Electrical Load Forecasting","volume":"14","author":[{"family":"Javed","given":"Umar"},{"family":"Ijaz","given":"Khalid"},{"family":"Jawad","given":"Muhammad"},{"fam</meta:user-defined>
    <meta:user-defined meta:name="ZOTERO_BREF_Q3E5cw5e2j81_1" meta:value-type="string">ZOTERO_ITEM CSL_CITATION {"citationID":"fCUArUON","properties":{"formattedCitation":"(Javed et al., 2021)","plainCitation":"(Javed et al., 2021)","noteIndex":0},"citationItems":[{"id":27,"uris":["http://zotero.org/users/14053107/items/KSQADPFL"],"itemData</meta:user-defined>
    <meta:user-defined meta:name="ZOTERO_BREF_Q3E5cw5e2j81_10" meta:value-type="string">ily":"Ansari","given":"Ejaz A."},{"family":"Shabbir","given":"Noman"},{"family":"Kütt","given":"Lauri"},{"family":"Husev","given":"Oleksandr"}],"issued":{"date-parts":[["2021",9,3]]}}}],"schema":"https://github.com/citation-style-language/schema/raw/maste</meta:user-defined>
    <meta:user-defined meta:name="ZOTERO_BREF_Q3E5cw5e2j81_11" meta:value-type="string">r/csl-citation.json"}</meta:user-defined>
    <meta:user-defined meta:name="ZOTERO_BREF_Q3E5cw5e2j81_2" meta:value-type="string">":{"id":27,"type":"article-journal","abstract":"Power system planning in numerous electric utilities merely relies on the conventional statistical methodologies, such as ARIMA for short-term electrical load forecasting, which is incapable of determining t</meta:user-defined>
    <meta:user-defined meta:name="ZOTERO_BREF_Q3E5cw5e2j81_3" meta:value-type="string">he non-linearities induced by the non-linear seasonal data, which affect the electrical load. This research work presents a comprehensive overview of modern linear and non-linear parametric modeling techniques for short-term electrical load forecasting to</meta:user-defined>
    <meta:user-defined meta:name="ZOTERO_BREF_Q3E5cw5e2j81_4" meta:value-type="string"> ensure stable and reliable power system operations by mitigating non-linearities in electrical load data. Based on the findings of exploratory data analysis, the temporal and climatic factors are identified as the potential input features in these modeli</meta:user-defined>
    <meta:user-defined meta:name="ZOTERO_BREF_Q3E5cw5e2j81_5" meta:value-type="string">ng techniques. The real-time electrical load and meteorological data of the city of Lahore in Pakistan are considered to analyze the reliability of different state-of-the-art linear and non-linear parametric methodologies. Based on performance indices, su</meta:user-defined>
    <meta:user-defined meta:name="ZOTERO_BREF_Q3E5cw5e2j81_6" meta:value-type="string">ch as Root Mean Square Error (RMSE), Mean Absolute Percentage Error (MAPE) and Mean Absolute Error (MAE), the qualitative and quantitative comparisons have been conferred among these scientific rationales. The experimental results reveal that the ANN–LM w</meta:user-defined>
    <meta:user-defined meta:name="ZOTERO_BREF_Q3E5cw5e2j81_7" meta:value-type="string">ith a single hidden layer performs relatively better in terms of performance indices compared to OE, ARX, ARMAX, SVM, ANN–PSO, KNN, ANN–LM with two hidden layers and bootstrap aggregation models.","container-title":"Energies","DOI":"10.3390/en14175510","I</meta:user-defined>
    <meta:user-defined meta:name="ZOTERO_BREF_Q3E5cw5e2j81_8" meta:value-type="string">SSN":"1996-1073","issue":"17","journalAbbreviation":"Energies","language":"en","license":"https://creativecommons.org/licenses/by/4.0/","page":"5510","source":"DOI.org (Crossref)","title":"Exploratory Data Analysis Based Short-Term Electrical Load Forecas</meta:user-defined>
    <meta:user-defined meta:name="ZOTERO_BREF_Q3E5cw5e2j81_9" meta:value-type="string">ting: A Comprehensive Analysis","title-short":"Exploratory Data Analysis Based Short-Term Electrical Load Forecasting","volume":"14","author":[{"family":"Javed","given":"Umar"},{"family":"Ijaz","given":"Khalid"},{"family":"Jawad","given":"Muhammad"},{"fam</meta:user-defined>
    <meta:user-defined meta:name="ZOTERO_BREF_Qtvju03oItfn_1" meta:value-type="string"/>
    <meta:user-defined meta:name="ZOTERO_BREF_RLc09U1Vmc3d_1" meta:value-type="string">ZOTERO_ITEM CSL_CITATION {"citationID":"waQB8HPX","properties":{"formattedCitation":"(Aguilar Madrid &amp; Antonio, 2021)","plainCitation":"(Aguilar Madrid &amp; Antonio, 2021)","noteIndex":0},"citationItems":[{"id":38,"uris":["http://zotero.org/users/14053107/it</meta:user-defined>
    <meta:user-defined meta:name="ZOTERO_BREF_RLc09U1Vmc3d_2" meta:value-type="string">ems/BMW8Z68K"],"itemData":{"id":38,"type":"article-journal","abstract":"An accurate short-term load forecasting (STLF) is one of the most critical inputs for power plant units’ planning commitment. STLF reduces the overall planning uncertainty added by th</meta:user-defined>
    <meta:user-defined meta:name="ZOTERO_BREF_RLc09U1Vmc3d_3" meta:value-type="string">e intermittent production of renewable sources; thus, it helps to minimize the hydrothermal electricity production costs in a power grid. Although there is some research in the field and even several research applications, there is a continual need to imp</meta:user-defined>
    <meta:user-defined meta:name="ZOTERO_BREF_RLc09U1Vmc3d_4" meta:value-type="string">rove forecasts. This research proposes a set of machine learning (ML) models to improve the accuracy of 168 h forecasts. The developed models employ features from multiple sources, such as historical load, weather, and holidays. Of the five ML models deve</meta:user-defined>
    <meta:user-defined meta:name="ZOTERO_BREF_RLc09U1Vmc3d_5" meta:value-type="string">loped and tested in various load profile contexts, the Extreme Gradient Boosting Regressor (XGBoost) algorithm showed the best results, surpassing previous historical weekly predictions based on neural networks. Additionally, because XGBoost models are ba</meta:user-defined>
    <meta:user-defined meta:name="ZOTERO_BREF_RLc09U1Vmc3d_6" meta:value-type="string">sed on an ensemble of decision trees, it facilitated the model’s interpretation, which provided a relevant additional result, the features’ importance in the forecasting.","container-title":"Information","DOI":"10.3390/info12020050","ISSN":"2078-2489","is</meta:user-defined>
    <meta:user-defined meta:name="ZOTERO_BREF_RLc09U1Vmc3d_7" meta:value-type="string">sue":"2","journalAbbreviation":"Information","language":"en","license":"https://creativecommons.org/licenses/by/4.0/","page":"50","source":"DOI.org (Crossref)","title":"Short-Term Electricity Load Forecasting with Machine Learning","volume":"12","author":</meta:user-defined>
    <meta:user-defined meta:name="ZOTERO_BREF_RLc09U1Vmc3d_8" meta:value-type="string">[{"family":"Aguilar Madrid","given":"Ernesto"},{"family":"Antonio","given":"Nuno"}],"issued":{"date-parts":[["2021",1,22]]}}}],"schema":"https://github.com/citation-style-language/schema/raw/master/csl-citation.json"}</meta:user-defined>
    <meta:user-defined meta:name="ZOTERO_BREF_RkR1Pn4zPIOW_1" meta:value-type="string">ZOTERO_ITEM CSL_CITATION {"citationID":"SLTpHrd0","properties":{"formattedCitation":"(AEMO, 2023)","plainCitation":"(AEMO, 2023)","noteIndex":0},"citationItems":[{"id":37,"uris":["http://zotero.org/users/14053107/items/PBXINQZ9"],"itemData":{"id":37,"type</meta:user-defined>
    <meta:user-defined meta:name="ZOTERO_BREF_RkR1Pn4zPIOW_2" meta:value-type="string">":"document","title":"Forecasting Approach – Electricity Demand Forecasting Methodology","author":[{"family":"AEMO","given":""}],"issued":{"date-parts":[["2023"]]}}}],"schema":"https://github.com/citation-style-language/schema/raw/master/csl-citation.json</meta:user-defined>
    <meta:user-defined meta:name="ZOTERO_BREF_RkR1Pn4zPIOW_3" meta:value-type="string">"}</meta:user-defined>
    <meta:user-defined meta:name="ZOTERO_BREF_Rvgl6KTQTBlc_1" meta:value-type="string"/>
    <meta:user-defined meta:name="ZOTERO_BREF_TG95rVPqTgvj_1" meta:value-type="string">ZOTERO_ITEM CSL_CITATION {"citationID":"pWeo6Ket","properties":{"formattedCitation":"(Sha\\uc0\\u8217{}aban, 2024)","plainCitation":"(Sha’aban, 2024)","noteIndex":0},"citationItems":[{"id":107,"uris":["http://zotero.org/users/14053107/items/6LTEXM8U"],"it</meta:user-defined>
    <meta:user-defined meta:name="ZOTERO_BREF_TG95rVPqTgvj_10" meta:value-type="string">ts":[["2024",4,4]]}}}],"schema":"https://github.com/citation-style-language/schema/raw/master/csl-citation.json"}</meta:user-defined>
    <meta:user-defined meta:name="ZOTERO_BREF_TG95rVPqTgvj_2" meta:value-type="string">emData":{"id":107,"type":"article-journal","abstract":"There are global efforts to deploy Electric Vehicles (EVs) because of the role they promise to play in energy transition. These efforts underscore the e-mobility paradigm, representing an interplay be</meta:user-defined>
    <meta:user-defined meta:name="ZOTERO_BREF_TG95rVPqTgvj_3" meta:value-type="string">tween renewable energy resources, smart technologies, and networked transportation. However, there are concerns that these initiatives could burden the electricity grid due to increased demand. Hence, the need for accurate short-term load forecasting is p</meta:user-defined>
    <meta:user-defined meta:name="ZOTERO_BREF_TG95rVPqTgvj_4" meta:value-type="string">ivotal for the efficient planning, operation, and control of the grid and associated power systems. This study presents robust models for forecasting half-hourly and hourly loads in the UK’s power system. The work leverages machine learning techniques suc</meta:user-defined>
    <meta:user-defined meta:name="ZOTERO_BREF_TG95rVPqTgvj_5" meta:value-type="string">h as Support Vector Regression (SVR), Artificial Neural Networks (ANN), and Gaussian Process Regression (GPR) to develop robust prediction models using the net imports dataset from 2010 to 2020. The models were evaluated based on metrics like Root Mean Sq</meta:user-defined>
    <meta:user-defined meta:name="ZOTERO_BREF_TG95rVPqTgvj_6" meta:value-type="string">uare Error (RMSE), Mean Absolute Prediction Error (MAPE), Mean Absolute Deviation (MAD), and the Correlation of Determination (R\n              2\n              ). For half-hourly forecasts, SVR performed best with an R-value of 99.85%, followed closely b</meta:user-defined>
    <meta:user-defined meta:name="ZOTERO_BREF_TG95rVPqTgvj_7" meta:value-type="string">y GPR and ANN. But, for hourly forecasts, ANN led with an R-value of 99.71%. The findings affirm the reliability and precision of machine learning methods in short-term load forecasting, particularly highlighting the superior accuracy of the SVR model for</meta:user-defined>
    <meta:user-defined meta:name="ZOTERO_BREF_TG95rVPqTgvj_8" meta:value-type="string"> half-hourly forecasts and the ANN model for hourly forecasts.","container-title":"PLOS ONE","DOI":"10.1371/journal.pone.0297267","ISSN":"1932-6203","issue":"4","journalAbbreviation":"PLoS ONE","language":"en","page":"e0297267","source":"DOI.org (Crossref</meta:user-defined>
    <meta:user-defined meta:name="ZOTERO_BREF_TG95rVPqTgvj_9" meta:value-type="string">)","title":"Predictive models for short-term load forecasting in the UK’s electrical grid","volume":"19","author":[{"family":"Sha’aban","given":"Yusuf A."}],"editor":[{"family":"Veerappampalayam Easwaramoorthy","given":"Sathishkumar"}],"issued":{"date-par</meta:user-defined>
    <meta:user-defined meta:name="ZOTERO_BREF_WFcxLM46qmaT_1" meta:value-type="string"/>
    <meta:user-defined meta:name="ZOTERO_BREF_YBPu3bbwdZE0_1" meta:value-type="string"/>
    <meta:user-defined meta:name="ZOTERO_BREF_ZVVAfQM25MGq_1" meta:value-type="string">ZOTERO_ITEM CSL_CITATION {"citationID":"Zkckqnfu","properties":{"formattedCitation":"(Heidrich et al., 2022)","plainCitation":"(Heidrich et al., 2022)","noteIndex":0},"citationItems":[{"id":42,"uris":["http://zotero.org/users/14053107/items/4KSRUKJQ"],"it</meta:user-defined>
    <meta:user-defined meta:name="ZOTERO_BREF_ZVVAfQM25MGq_10" meta:value-type="string">n"},{"family":"Phipps","given":"Kaleb"},{"family":"Schäfer","given":"Benjamin"},{"family":"Mikut","given":"Ralf"},{"family":"Hagenmeyer","given":"Veit"}],"issued":{"date-parts":[["2022",9,7]]}}}],"schema":"https://github.com/citation-style-language/schema</meta:user-defined>
    <meta:user-defined meta:name="ZOTERO_BREF_ZVVAfQM25MGq_11" meta:value-type="string">/raw/master/csl-citation.json"}</meta:user-defined>
    <meta:user-defined meta:name="ZOTERO_BREF_ZVVAfQM25MGq_2" meta:value-type="string">emData":{"id":42,"type":"article-journal","abstract":"Abstract\n            Sustainable energy systems are characterised by an increased integration of renewable energy sources, which magnifies the fluctuations in energy supply. Methods to to cope with th</meta:user-defined>
    <meta:user-defined meta:name="ZOTERO_BREF_ZVVAfQM25MGq_3" meta:value-type="string">ese magnified fluctuations, such as load shifting, typically require accurate short-term load forecasts. Although numerous machine learning models have been developed to improve short-term load forecasting (STLF), these models often require large amounts </meta:user-defined>
    <meta:user-defined meta:name="ZOTERO_BREF_ZVVAfQM25MGq_4" meta:value-type="string">of training data. Unfortunately, such data is usually not available, for example, due to new users or privacy concerns. Therefore, obtaining accurate short-term load forecasts with little data is a major challenge. The present paper thus proposes the late</meta:user-defined>
    <meta:user-defined meta:name="ZOTERO_BREF_ZVVAfQM25MGq_5" meta:value-type="string">nt space-based forecast enhancer (LSFE), a method which combines transfer learning and data augmentation to enhance STLF when training data is limited. The LSFE first trains a generative model on source data similar to the target data before using the lat</meta:user-defined>
    <meta:user-defined meta:name="ZOTERO_BREF_ZVVAfQM25MGq_6" meta:value-type="string">ent space data representation of the target data to generate seed noise. Finally, we use this seed noise to generate synthetic data, which we combine with real data to enhance STLF. We evaluate the LSFE on real-world electricity data by examining the infl</meta:user-defined>
    <meta:user-defined meta:name="ZOTERO_BREF_ZVVAfQM25MGq_7" meta:value-type="string">uence of its components, analysing its influence on obtained forecasts, and comparing its performance to benchmark models. We show that the Latent Space-based Forecast Enhancer is generally capable of improving the forecast accuracy and thus helps to succ</meta:user-defined>
    <meta:user-defined meta:name="ZOTERO_BREF_ZVVAfQM25MGq_8" meta:value-type="string">essfully meet the challenge of limited available training data.","container-title":"Energy Informatics","DOI":"10.1186/s42162-022-00214-7","ISSN":"2520-8942","issue":"S1","journalAbbreviation":"Energy Inform","language":"en","page":"20","source":"DOI.org </meta:user-defined>
    <meta:user-defined meta:name="ZOTERO_BREF_ZVVAfQM25MGq_9" meta:value-type="string">(Crossref)","title":"Boost short-term load forecasts with synthetic data from transferred latent space information","volume":"5","author":[{"family":"Heidrich","given":"Benedikt"},{"family":"Mannsperger","given":"Lisa"},{"family":"Turowski","given":"Maria</meta:user-defined>
    <meta:user-defined meta:name="ZOTERO_BREF_ZsWatABsUIPO_1" meta:value-type="string">ZOTERO_ITEM CSL_CITATION {"citationID":"SFdoQ219","properties":{"formattedCitation":"(Sha\\uc0\\u8217{}aban, 2024)","plainCitation":"(Sha’aban, 2024)","noteIndex":0},"citationItems":[{"id":107,"uris":["http://zotero.org/users/14053107/items/6LTEXM8U"],"it</meta:user-defined>
    <meta:user-defined meta:name="ZOTERO_BREF_ZsWatABsUIPO_10" meta:value-type="string">ts":[["2024",4,4]]}}}],"schema":"https://github.com/citation-style-language/schema/raw/master/csl-citation.json"}</meta:user-defined>
    <meta:user-defined meta:name="ZOTERO_BREF_ZsWatABsUIPO_2" meta:value-type="string">emData":{"id":107,"type":"article-journal","abstract":"There are global efforts to deploy Electric Vehicles (EVs) because of the role they promise to play in energy transition. These efforts underscore the e-mobility paradigm, representing an interplay be</meta:user-defined>
    <meta:user-defined meta:name="ZOTERO_BREF_ZsWatABsUIPO_3" meta:value-type="string">tween renewable energy resources, smart technologies, and networked transportation. However, there are concerns that these initiatives could burden the electricity grid due to increased demand. Hence, the need for accurate short-term load forecasting is p</meta:user-defined>
    <meta:user-defined meta:name="ZOTERO_BREF_ZsWatABsUIPO_4" meta:value-type="string">ivotal for the efficient planning, operation, and control of the grid and associated power systems. This study presents robust models for forecasting half-hourly and hourly loads in the UK’s power system. The work leverages machine learning techniques suc</meta:user-defined>
    <meta:user-defined meta:name="ZOTERO_BREF_ZsWatABsUIPO_5" meta:value-type="string">h as Support Vector Regression (SVR), Artificial Neural Networks (ANN), and Gaussian Process Regression (GPR) to develop robust prediction models using the net imports dataset from 2010 to 2020. The models were evaluated based on metrics like Root Mean Sq</meta:user-defined>
    <meta:user-defined meta:name="ZOTERO_BREF_ZsWatABsUIPO_6" meta:value-type="string">uare Error (RMSE), Mean Absolute Prediction Error (MAPE), Mean Absolute Deviation (MAD), and the Correlation of Determination (R\n              2\n              ). For half-hourly forecasts, SVR performed best with an R-value of 99.85%, followed closely b</meta:user-defined>
    <meta:user-defined meta:name="ZOTERO_BREF_ZsWatABsUIPO_7" meta:value-type="string">y GPR and ANN. But, for hourly forecasts, ANN led with an R-value of 99.71%. The findings affirm the reliability and precision of machine learning methods in short-term load forecasting, particularly highlighting the superior accuracy of the SVR model for</meta:user-defined>
    <meta:user-defined meta:name="ZOTERO_BREF_ZsWatABsUIPO_8" meta:value-type="string"> half-hourly forecasts and the ANN model for hourly forecasts.","container-title":"PLOS ONE","DOI":"10.1371/journal.pone.0297267","ISSN":"1932-6203","issue":"4","journalAbbreviation":"PLoS ONE","language":"en","page":"e0297267","source":"DOI.org (Crossref</meta:user-defined>
    <meta:user-defined meta:name="ZOTERO_BREF_ZsWatABsUIPO_9" meta:value-type="string">)","title":"Predictive models for short-term load forecasting in the UK’s electrical grid","volume":"19","author":[{"family":"Sha’aban","given":"Yusuf A."}],"editor":[{"family":"Veerappampalayam Easwaramoorthy","given":"Sathishkumar"}],"issued":{"date-par</meta:user-defined>
    <meta:user-defined meta:name="ZOTERO_BREF_b5CknlawlzT9_1" meta:value-type="string">ZOTERO_ITEM CSL_CITATION {"citationID":"mHyKEvx6","properties":{"formattedCitation":"(Veeramsetty et al., 2021)","plainCitation":"(Veeramsetty et al., 2021)","noteIndex":0},"citationItems":[{"id":12,"uris":["http://zotero.org/users/14053107/items/7GKXAMRR</meta:user-defined>
    <meta:user-defined meta:name="ZOTERO_BREF_b5CknlawlzT9_10" meta:value-type="string">on"}</meta:user-defined>
    <meta:user-defined meta:name="ZOTERO_BREF_b5CknlawlzT9_2" meta:value-type="string">"],"itemData":{"id":12,"type":"article-journal","abstract":"Summary\nElectric load estimation is an important activity for electrical power system operators to operate the system stably and optimally. This paper develops a machine learning model with a lo</meta:user-defined>
    <meta:user-defined meta:name="ZOTERO_BREF_b5CknlawlzT9_3" meta:value-type="string">ng short‐term memory and a factor analysis to predict the load at a specific hour of the day on an electrical power substation. Historical load data from the 33‐/11‐kV substation near Kakatiya University in Warangal are taken at each hour of the day for t</meta:user-defined>
    <meta:user-defined meta:name="ZOTERO_BREF_b5CknlawlzT9_4" meta:value-type="string">he period from September 2018 to November 2018. A new long short‐term memory architecture with factor analysis is being designed based on the approach used to predict substation loads by simulation in Microsoft Azure Notebooks. Based on the study, it was </meta:user-defined>
    <meta:user-defined meta:name="ZOTERO_BREF_b5CknlawlzT9_5" meta:value-type="string">found that the proposed design predicts loads with good accuracy.\nThe versions of the LSTM, i.e., LSTM‐HAM‐Model1 and LSTM‐DAM‐Model1, have been designed to forecast loads with reasonable precision relative to current simple neural networks so that utili</meta:user-defined>
    <meta:user-defined meta:name="ZOTERO_BREF_b5CknlawlzT9_6" meta:value-type="string">ties can trade energy efficiently. The lightweight models, e.g., LSTM‐HAM‐Model2 and LSTMDAM‐Model2, were developed by reducing input features using factor analysis. These lightweight models predict the load with almost same precision as the initial model</meta:user-defined>
    <meta:user-defined meta:name="ZOTERO_BREF_b5CknlawlzT9_7" meta:value-type="string">s. In the smart cities, the proposed models will help power utilities trade electricity efficiently.","container-title":"International journal of circuit theory and applications","DOI":"10.1002/cta.2928","ISSN":"0098-9886","issue":"6","language":"eng","no</meta:user-defined>
    <meta:user-defined meta:name="ZOTERO_BREF_b5CknlawlzT9_8" meta:value-type="string">te":"publisher-place: HOBOKEN\npublisher: Wiley","page":"1678–1703","source":"primoa.library.unsw.edu.au","title":"Short‐term electric power load forecasting using factor analysis and long short‐term memory for smart cities","volume":"49","author":[{"fami</meta:user-defined>
    <meta:user-defined meta:name="ZOTERO_BREF_b5CknlawlzT9_9" meta:value-type="string">ly":"Veeramsetty","given":"Venkataramana"},{"family":"Chandra","given":"D. Rakesh"},{"family":"Salkuti","given":"Surender Reddy"}],"issued":{"date-parts":[["2021"]]}}}],"schema":"https://github.com/citation-style-language/schema/raw/master/csl-citation.js</meta:user-defined>
    <meta:user-defined meta:name="ZOTERO_BREF_d2VdM6mUfPNC_1" meta:value-type="string">ZOTERO_ITEM CSL_CITATION {"citationID":"zXHFjsGG","properties":{"formattedCitation":"(Candanedo et al., 2017)","plainCitation":"(Candanedo et al., 2017)","noteIndex":0},"citationItems":[{"id":33,"uris":["http://zotero.org/users/14053107/items/V6ATYLVG"],"</meta:user-defined>
    <meta:user-defined meta:name="ZOTERO_BREF_d2VdM6mUfPNC_2" meta:value-type="string">itemData":{"id":33,"type":"article-journal","container-title":"Energy and Buildings","DOI":"10.1016/j.enbuild.2017.01.083","ISSN":"03787788","journalAbbreviation":"Energy and Buildings","language":"en","page":"81-97","source":"DOI.org (Crossref)","title":</meta:user-defined>
    <meta:user-defined meta:name="ZOTERO_BREF_d2VdM6mUfPNC_3" meta:value-type="string">"Data driven prediction models of energy use of appliances in a low-energy house","volume":"140","author":[{"family":"Candanedo","given":"Luis M."},{"family":"Feldheim","given":"Véronique"},{"family":"Deramaix","given":"Dominique"}],"issued":{"date-parts"</meta:user-defined>
    <meta:user-defined meta:name="ZOTERO_BREF_d2VdM6mUfPNC_4" meta:value-type="string">:[["2017",4]]}}}],"schema":"https://github.com/citation-style-language/schema/raw/master/csl-citation.json"}</meta:user-defined>
    <meta:user-defined meta:name="ZOTERO_BREF_dBmH8Vg8mNqh_1" meta:value-type="string">ZOTERO_ITEM CSL_CITATION {"citationID":"nrD9u3FI","properties":{"formattedCitation":"(Huang et al., 2021)","plainCitation":"(Huang et al., 2021)","noteIndex":0},"citationItems":[{"id":8,"uris":["http://zotero.org/users/14053107/items/EAIL7VLD"],"itemData"</meta:user-defined>
    <meta:user-defined meta:name="ZOTERO_BREF_dBmH8Vg8mNqh_2" meta:value-type="string">:{"id":8,"type":"article-journal","container-title":"IET Generation, Transmission &amp; Distribution","DOI":"10.1049/gtd2.12265","ISSN":"1751-8687, 1751-8695","issue":"24","journalAbbreviation":"IET Generation Trans &amp; Dist","language":"en","license":"http://c</meta:user-defined>
    <meta:user-defined meta:name="ZOTERO_BREF_dBmH8Vg8mNqh_3" meta:value-type="string">reativecommons.org/licenses/by-nc/4.0/","page":"3459-3473","source":"DOI.org (Crossref)","title":"A decomposition‐based multi‐time dimension long short‐term memory model for short‐term electric load forecasting","volume":"15","author":[{"family":"Huang","</meta:user-defined>
    <meta:user-defined meta:name="ZOTERO_BREF_dBmH8Vg8mNqh_4" meta:value-type="string">given":"Jiehui"},{"family":"Zhou","given":"Zhiwang"},{"family":"Li","given":"Chunquan"},{"family":"Liao","given":"Zhiyuan"},{"family":"Liu","given":"Peter X."}],"issued":{"date-parts":[["2021",12]]}}}],"schema":"https://github.com/citation-style-language/</meta:user-defined>
    <meta:user-defined meta:name="ZOTERO_BREF_dBmH8Vg8mNqh_5" meta:value-type="string">schema/raw/master/csl-citation.json"}</meta:user-defined>
    <meta:user-defined meta:name="ZOTERO_BREF_fLaILURETn56_1" meta:value-type="string">ZOTERO_ITEM CSL_CITATION {"citationID":"FXNIsC3O","properties":{"formattedCitation":"(Koukaras et al., 2024)","plainCitation":"(Koukaras et al., 2024)","noteIndex":0},"citationItems":[{"id":31,"uris":["http://zotero.org/users/14053107/items/L3S9QPPM"],"it</meta:user-defined>
    <meta:user-defined meta:name="ZOTERO_BREF_fLaILURETn56_10" meta:value-type="string">"family":"Mystakidis","given":"Aristeidis"},{"family":"Tjortjis","given":"Christos"}],"issued":{"date-parts":[["2024",3,18]]}}}],"schema":"https://github.com/citation-style-language/schema/raw/master/csl-citation.json"}</meta:user-defined>
    <meta:user-defined meta:name="ZOTERO_BREF_fLaILURETn56_2" meta:value-type="string">emData":{"id":31,"type":"article-journal","abstract":"The building sector, known for its high energy consumption, needs to reduce its energy use due to rising greenhouse gas emissions. To attain this goal, a projection for domestic energy usage is needed.</meta:user-defined>
    <meta:user-defined meta:name="ZOTERO_BREF_fLaILURETn56_3" meta:value-type="string"> This work optimizes short-term load forecasting (STLF) in the building sector while considering several variables (energy consumption/generation, weather information, etc.) that impact energy use. It performs a comparative analysis of various machine lea</meta:user-defined>
    <meta:user-defined meta:name="ZOTERO_BREF_fLaILURETn56_4" meta:value-type="string">rning (ML) models based on different data resolutions and time steps ahead (15 min, 30 min, and 1 h with 4-step-, 2-step-, and 1-step-ahead, respectively) to identify the most accurate prediction method. Performance assessment showed that models like hist</meta:user-defined>
    <meta:user-defined meta:name="ZOTERO_BREF_fLaILURETn56_5" meta:value-type="string">ogram gradient-boosting regression (HGBR), light gradient-boosting machine regression (LGBMR), extra trees regression (ETR), ridge regression (RR), Bayesian ridge regression (BRR), and categorical boosting regression (CBR) outperformed others, each for a </meta:user-defined>
    <meta:user-defined meta:name="ZOTERO_BREF_fLaILURETn56_6" meta:value-type="string">specific resolution. Model performance was reported using R2, root mean square error (RMSE), coefficient of variation of RMSE (CVRMSE), normalized RMSE (NRMSE), mean absolute error (MAE), and execution time. The best overall model performance indicated th</meta:user-defined>
    <meta:user-defined meta:name="ZOTERO_BREF_fLaILURETn56_7" meta:value-type="string">at the resampled 1 h 1-step-ahead prediction was more accurate than the 15 min 4-step-ahead and the 30 min 2-step-ahead predictions. Findings reveal that data preparation is vital for the accuracy of prediction models and should be model-adjusted.","conta</meta:user-defined>
    <meta:user-defined meta:name="ZOTERO_BREF_fLaILURETn56_8" meta:value-type="string">iner-title":"Energies","DOI":"10.3390/en17061450","ISSN":"1996-1073","issue":"6","journalAbbreviation":"Energies","language":"en","license":"https://creativecommons.org/licenses/by/4.0/","page":"1450","source":"DOI.org (Crossref)","title":"Optimizing Buil</meta:user-defined>
    <meta:user-defined meta:name="ZOTERO_BREF_fLaILURETn56_9" meta:value-type="string">ding Short-Term Load Forecasting: A Comparative Analysis of Machine Learning Models","title-short":"Optimizing Building Short-Term Load Forecasting","volume":"17","author":[{"family":"Koukaras","given":"Paraskevas"},{"family":"Mustapha","given":"Akeem"},{</meta:user-defined>
    <meta:user-defined meta:name="ZOTERO_BREF_hsz6fUtLsMqp_1" meta:value-type="string">ZOTERO_ITEM CSL_CITATION {"citationID":"aCgzEzGC","properties":{"formattedCitation":"(Hafeez et al., 2020)","plainCitation":"(Hafeez et al., 2020)","noteIndex":0},"citationItems":[{"id":41,"uris":["http://zotero.org/users/14053107/items/ILMXAX3G"],"itemDa</meta:user-defined>
    <meta:user-defined meta:name="ZOTERO_BREF_hsz6fUtLsMqp_2" meta:value-type="string">ta":{"id":41,"type":"article-journal","container-title":"Applied Energy","DOI":"10.1016/j.apenergy.2020.114915","ISSN":"03062619","journalAbbreviation":"Applied Energy","language":"en","page":"114915","source":"DOI.org (Crossref)","title":"Electric load f</meta:user-defined>
    <meta:user-defined meta:name="ZOTERO_BREF_hsz6fUtLsMqp_3" meta:value-type="string">orecasting based on deep learning and optimized by heuristic algorithm in smart grid","volume":"269","author":[{"family":"Hafeez","given":"Ghulam"},{"family":"Alimgeer","given":"Khurram Saleem"},{"family":"Khan","given":"Imran"}],"issued":{"date-parts":[[</meta:user-defined>
    <meta:user-defined meta:name="ZOTERO_BREF_hsz6fUtLsMqp_4" meta:value-type="string">"2020",7]]}}}],"schema":"https://github.com/citation-style-language/schema/raw/master/csl-citation.json"}</meta:user-defined>
    <meta:user-defined meta:name="ZOTERO_BREF_junO0GjZgAE2_1" meta:value-type="string">ZOTERO_ITEM CSL_CITATION {"citationID":"hfezwwvg","properties":{"formattedCitation":"(2021)","plainCitation":"(2021)","noteIndex":0},"citationItems":[{"id":27,"uris":["http://zotero.org/users/14053107/items/KSQADPFL"],"itemData":{"id":27,"type":"article-j</meta:user-defined>
    <meta:user-defined meta:name="ZOTERO_BREF_junO0GjZgAE2_10" meta:value-type="string">A."},{"family":"Shabbir","given":"Noman"},{"family":"Kütt","given":"Lauri"},{"family":"Husev","given":"Oleksandr"}],"issued":{"date-parts":[["2021",9,3]]}},"suppress-author":true}],"schema":"https://github.com/citation-style-language/schema/raw/master/csl</meta:user-defined>
    <meta:user-defined meta:name="ZOTERO_BREF_junO0GjZgAE2_11" meta:value-type="string">-citation.json"}</meta:user-defined>
    <meta:user-defined meta:name="ZOTERO_BREF_junO0GjZgAE2_2" meta:value-type="string">ournal","abstract":"Power system planning in numerous electric utilities merely relies on the conventional statistical methodologies, such as ARIMA for short-term electrical load forecasting, which is incapable of determining the non-linearities induced b</meta:user-defined>
    <meta:user-defined meta:name="ZOTERO_BREF_junO0GjZgAE2_3" meta:value-type="string">y the non-linear seasonal data, which affect the electrical load. This research work presents a comprehensive overview of modern linear and non-linear parametric modeling techniques for short-term electrical load forecasting to ensure stable and reliable </meta:user-defined>
    <meta:user-defined meta:name="ZOTERO_BREF_junO0GjZgAE2_4" meta:value-type="string">power system operations by mitigating non-linearities in electrical load data. Based on the findings of exploratory data analysis, the temporal and climatic factors are identified as the potential input features in these modeling techniques. The real-time</meta:user-defined>
    <meta:user-defined meta:name="ZOTERO_BREF_junO0GjZgAE2_5" meta:value-type="string"> electrical load and meteorological data of the city of Lahore in Pakistan are considered to analyze the reliability of different state-of-the-art linear and non-linear parametric methodologies. Based on performance indices, such as Root Mean Square Error</meta:user-defined>
    <meta:user-defined meta:name="ZOTERO_BREF_junO0GjZgAE2_6" meta:value-type="string"> (RMSE), Mean Absolute Percentage Error (MAPE) and Mean Absolute Error (MAE), the qualitative and quantitative comparisons have been conferred among these scientific rationales. The experimental results reveal that the ANN–LM with a single hidden layer pe</meta:user-defined>
    <meta:user-defined meta:name="ZOTERO_BREF_junO0GjZgAE2_7" meta:value-type="string">rforms relatively better in terms of performance indices compared to OE, ARX, ARMAX, SVM, ANN–PSO, KNN, ANN–LM with two hidden layers and bootstrap aggregation models.","container-title":"Energies","DOI":"10.3390/en14175510","ISSN":"1996-1073","issue":"17</meta:user-defined>
    <meta:user-defined meta:name="ZOTERO_BREF_junO0GjZgAE2_8" meta:value-type="string">","journalAbbreviation":"Energies","language":"en","license":"https://creativecommons.org/licenses/by/4.0/","page":"5510","source":"DOI.org (Crossref)","title":"Exploratory Data Analysis Based Short-Term Electrical Load Forecasting: A Comprehensive Analys</meta:user-defined>
    <meta:user-defined meta:name="ZOTERO_BREF_junO0GjZgAE2_9" meta:value-type="string">is","title-short":"Exploratory Data Analysis Based Short-Term Electrical Load Forecasting","volume":"14","author":[{"family":"Javed","given":"Umar"},{"family":"Ijaz","given":"Khalid"},{"family":"Jawad","given":"Muhammad"},{"family":"Ansari","given":"Ejaz </meta:user-defined>
    <meta:user-defined meta:name="ZOTERO_BREF_lTy2DOubBdhm_1" meta:value-type="string">ZOTERO_ITEM CSL_CITATION {"citationID":"gH9RpcA9","properties":{"formattedCitation":"(Guo et al., 2021)","plainCitation":"(Guo et al., 2021)","noteIndex":0},"citationItems":[{"id":22,"uris":["http://zotero.org/users/14053107/items/VMBLQFEV"],"itemData":{"</meta:user-defined>
    <meta:user-defined meta:name="ZOTERO_BREF_lTy2DOubBdhm_2" meta:value-type="string">id":22,"type":"article-journal","container-title":"The Electricity Journal","DOI":"10.1016/j.tej.2020.106884","ISSN":"10406190","issue":"1","journalAbbreviation":"The Electricity Journal","language":"en","page":"106884","source":"DOI.org (Crossref)","titl</meta:user-defined>
    <meta:user-defined meta:name="ZOTERO_BREF_lTy2DOubBdhm_3" meta:value-type="string">e":"Machine-Learning based methods in short-term load forecasting","volume":"34","author":[{"family":"Guo","given":"Weilin"},{"family":"Che","given":"Liang"},{"family":"Shahidehpour","given":"Mohammad"},{"family":"Wan","given":"Xin"}],"issued":{"date-part</meta:user-defined>
    <meta:user-defined meta:name="ZOTERO_BREF_lTy2DOubBdhm_4" meta:value-type="string">s":[["2021",1]]}}}],"schema":"https://github.com/citation-style-language/schema/raw/master/csl-citation.json"}</meta:user-defined>
    <meta:user-defined meta:name="ZOTERO_BREF_lv7dbPoy9Qsw_1" meta:value-type="string">ZOTERO_ITEM CSL_CITATION {"citationID":"UjATFscx","properties":{"formattedCitation":"(Veeramsetty et al., 2021)","plainCitation":"(Veeramsetty et al., 2021)","noteIndex":0},"citationItems":[{"id":12,"uris":["http://zotero.org/users/14053107/items/7GKXAMRR</meta:user-defined>
    <meta:user-defined meta:name="ZOTERO_BREF_lv7dbPoy9Qsw_10" meta:value-type="string">on"}</meta:user-defined>
    <meta:user-defined meta:name="ZOTERO_BREF_lv7dbPoy9Qsw_2" meta:value-type="string">"],"itemData":{"id":12,"type":"article-journal","abstract":"Summary\nElectric load estimation is an important activity for electrical power system operators to operate the system stably and optimally. This paper develops a machine learning model with a lo</meta:user-defined>
    <meta:user-defined meta:name="ZOTERO_BREF_lv7dbPoy9Qsw_3" meta:value-type="string">ng short‐term memory and a factor analysis to predict the load at a specific hour of the day on an electrical power substation. Historical load data from the 33‐/11‐kV substation near Kakatiya University in Warangal are taken at each hour of the day for t</meta:user-defined>
    <meta:user-defined meta:name="ZOTERO_BREF_lv7dbPoy9Qsw_4" meta:value-type="string">he period from September 2018 to November 2018. A new long short‐term memory architecture with factor analysis is being designed based on the approach used to predict substation loads by simulation in Microsoft Azure Notebooks. Based on the study, it was </meta:user-defined>
    <meta:user-defined meta:name="ZOTERO_BREF_lv7dbPoy9Qsw_5" meta:value-type="string">found that the proposed design predicts loads with good accuracy.\nThe versions of the LSTM, i.e., LSTM‐HAM‐Model1 and LSTM‐DAM‐Model1, have been designed to forecast loads with reasonable precision relative to current simple neural networks so that utili</meta:user-defined>
    <meta:user-defined meta:name="ZOTERO_BREF_lv7dbPoy9Qsw_6" meta:value-type="string">ties can trade energy efficiently. The lightweight models, e.g., LSTM‐HAM‐Model2 and LSTMDAM‐Model2, were developed by reducing input features using factor analysis. These lightweight models predict the load with almost same precision as the initial model</meta:user-defined>
    <meta:user-defined meta:name="ZOTERO_BREF_lv7dbPoy9Qsw_7" meta:value-type="string">s. In the smart cities, the proposed models will help power utilities trade electricity efficiently.","container-title":"International journal of circuit theory and applications","DOI":"10.1002/cta.2928","ISSN":"0098-9886","issue":"6","language":"eng","no</meta:user-defined>
    <meta:user-defined meta:name="ZOTERO_BREF_lv7dbPoy9Qsw_8" meta:value-type="string">te":"publisher-place: HOBOKEN\npublisher: Wiley","page":"1678–1703","source":"primoa.library.unsw.edu.au","title":"Short‐term electric power load forecasting using factor analysis and long short‐term memory for smart cities","volume":"49","author":[{"fami</meta:user-defined>
    <meta:user-defined meta:name="ZOTERO_BREF_lv7dbPoy9Qsw_9" meta:value-type="string">ly":"Veeramsetty","given":"Venkataramana"},{"family":"Chandra","given":"D. Rakesh"},{"family":"Salkuti","given":"Surender Reddy"}],"issued":{"date-parts":[["2021"]]}}}],"schema":"https://github.com/citation-style-language/schema/raw/master/csl-citation.js</meta:user-defined>
    <meta:user-defined meta:name="ZOTERO_BREF_nCBFQMcWoEa2_1" meta:value-type="string">ZOTERO_ITEM CSL_CITATION {"citationID":"MKfckVIs","properties":{"formattedCitation":"(Gabald\\uc0\\u243{}n, 2021)","plainCitation":"(Gabaldón, 2021)","noteIndex":0},"citationItems":[{"id":9,"uris":["http://zotero.org/users/14053107/items/CSCNEJLF"],"itemD</meta:user-defined>
    <meta:user-defined meta:name="ZOTERO_BREF_nCBFQMcWoEa2_10" meta:value-type="string">,"given":"Luis Alfredo"}],"issued":{"date-parts":[["2021"]]}}}],"schema":"https://github.com/citation-style-language/schema/raw/master/csl-citation.json"}</meta:user-defined>
    <meta:user-defined meta:name="ZOTERO_BREF_nCBFQMcWoEa2_2" meta:value-type="string">ata":{"id":9,"type":"book","abstract":"Short-term load forecasting (STLF) plays a key role in the formulation of economic, reliable, and secure operating strategies (planning, scheduling, maintenance, and control processes, among others) for a power syste</meta:user-defined>
    <meta:user-defined meta:name="ZOTERO_BREF_nCBFQMcWoEa2_3" meta:value-type="string">m and will be significant in the future. However, there is still much to do in these research areas. The deployment of enabling technologies (e.g., smart meters) has made high-granularity data available for many customer segments and to approach many issu</meta:user-defined>
    <meta:user-defined meta:name="ZOTERO_BREF_nCBFQMcWoEa2_4" meta:value-type="string">es, for instance, to make forecasting tasks feasible at several demand aggregation levels. The first challenge is the improvement of STLF models and their performance at new aggregation levels. Moreover, the mix of renewables in the power system, and the </meta:user-defined>
    <meta:user-defined meta:name="ZOTERO_BREF_nCBFQMcWoEa2_5" meta:value-type="string">necessity to include more flexibility through demand response initiatives have introduced greater uncertainties, which means new challenges for STLF in a more dynamic power system in the 2030–50 horizon. Many techniques have been proposed and applied for </meta:user-defined>
    <meta:user-defined meta:name="ZOTERO_BREF_nCBFQMcWoEa2_6" meta:value-type="string">STLF, including traditional statistical models and AI techniques. Besides, distribution planning needs, as well as grid modernization, have initiated the development of hierarchical load forecasting. Analogously, the need to face new sources of uncertaint</meta:user-defined>
    <meta:user-defined meta:name="ZOTERO_BREF_nCBFQMcWoEa2_7" meta:value-type="string">y in the power system is giving more importance to probabilistic load forecasting. This Special Issue deals with both fundamental research and practical application research on STLF methodologies to face the challenges of a more distributed and customer-c</meta:user-defined>
    <meta:user-defined meta:name="ZOTERO_BREF_nCBFQMcWoEa2_8" meta:value-type="string">entered power system., English","event-place":"Basel, Switzerland","ISBN":"978-3-03943-442-8","language":"eng","number-of-pages":"324","publisher":"MDPI - Multidisciplinary Digital Publishing Institute","publisher-place":"Basel, Switzerland","source":"pri</meta:user-defined>
    <meta:user-defined meta:name="ZOTERO_BREF_nCBFQMcWoEa2_9" meta:value-type="string">moa.library.unsw.edu.au","title":"Short-Term Load Forecasting 2019","author":[{"family":"Gabaldón","given":"Antonio"}],"contributor":[{"family":"Gabaldón","given":"Antonio"},{"family":"Ruiz-Abellón","given":"Dr María Carmen"},{"family":"Fernández-Jiménez"</meta:user-defined>
    <meta:user-defined meta:name="ZOTERO_BREF_oWPybX6rNAZy_1" meta:value-type="string">ZOTERO_ITEM CSL_CITATION {"citationID":"wUNmXnZo","properties":{"formattedCitation":"(Aguilar Madrid &amp; Antonio, 2021)","plainCitation":"(Aguilar Madrid &amp; Antonio, 2021)","noteIndex":0},"citationItems":[{"id":38,"uris":["http://zotero.org/users/14053107/it</meta:user-defined>
    <meta:user-defined meta:name="ZOTERO_BREF_oWPybX6rNAZy_2" meta:value-type="string">ems/BMW8Z68K"],"itemData":{"id":38,"type":"article-journal","abstract":"An accurate short-term load forecasting (STLF) is one of the most critical inputs for power plant units’ planning commitment. STLF reduces the overall planning uncertainty added by th</meta:user-defined>
    <meta:user-defined meta:name="ZOTERO_BREF_oWPybX6rNAZy_3" meta:value-type="string">e intermittent production of renewable sources; thus, it helps to minimize the hydrothermal electricity production costs in a power grid. Although there is some research in the field and even several research applications, there is a continual need to imp</meta:user-defined>
    <meta:user-defined meta:name="ZOTERO_BREF_oWPybX6rNAZy_4" meta:value-type="string">rove forecasts. This research proposes a set of machine learning (ML) models to improve the accuracy of 168 h forecasts. The developed models employ features from multiple sources, such as historical load, weather, and holidays. Of the five ML models deve</meta:user-defined>
    <meta:user-defined meta:name="ZOTERO_BREF_oWPybX6rNAZy_5" meta:value-type="string">loped and tested in various load profile contexts, the Extreme Gradient Boosting Regressor (XGBoost) algorithm showed the best results, surpassing previous historical weekly predictions based on neural networks. Additionally, because XGBoost models are ba</meta:user-defined>
    <meta:user-defined meta:name="ZOTERO_BREF_oWPybX6rNAZy_6" meta:value-type="string">sed on an ensemble of decision trees, it facilitated the model’s interpretation, which provided a relevant additional result, the features’ importance in the forecasting.","container-title":"Information","DOI":"10.3390/info12020050","ISSN":"2078-2489","is</meta:user-defined>
    <meta:user-defined meta:name="ZOTERO_BREF_oWPybX6rNAZy_7" meta:value-type="string">sue":"2","journalAbbreviation":"Information","language":"en","license":"https://creativecommons.org/licenses/by/4.0/","page":"50","source":"DOI.org (Crossref)","title":"Short-Term Electricity Load Forecasting with Machine Learning","volume":"12","author":</meta:user-defined>
    <meta:user-defined meta:name="ZOTERO_BREF_oWPybX6rNAZy_8" meta:value-type="string">[{"family":"Aguilar Madrid","given":"Ernesto"},{"family":"Antonio","given":"Nuno"}],"issued":{"date-parts":[["2021",1,22]]}}}],"schema":"https://github.com/citation-style-language/schema/raw/master/csl-citation.json"}</meta:user-defined>
    <meta:user-defined meta:name="ZOTERO_BREF_pIOdZGW2jDbn_1" meta:value-type="string">ZOTERO_ITEM CSL_CITATION {"citationID":"nCjoy2ED","properties":{"formattedCitation":"(Andriopoulos et al., 2020)","plainCitation":"(Andriopoulos et al., 2020)","noteIndex":0},"citationItems":[{"id":24,"uris":["http://zotero.org/users/14053107/items/N743WV</meta:user-defined>
    <meta:user-defined meta:name="ZOTERO_BREF_pIOdZGW2jDbn_10" meta:value-type="string">el"},{"family":"Housos","given":"Efthymios"},{"family":"Papaioannou","given":"George P."}],"issued":{"date-parts":[["2020",12,26]]}}}],"schema":"https://github.com/citation-style-language/schema/raw/master/csl-citation.json"}</meta:user-defined>
    <meta:user-defined meta:name="ZOTERO_BREF_pIOdZGW2jDbn_2" meta:value-type="string">XY"],"itemData":{"id":24,"type":"article-journal","abstract":"The continuous penetration of renewable energy resources (RES) into the energy mix and the transition of the traditional electric grid towards a more intelligent, flexible and interactive syste</meta:user-defined>
    <meta:user-defined meta:name="ZOTERO_BREF_pIOdZGW2jDbn_3" meta:value-type="string">m, has brought electrical load forecasting to the foreground of smart grid planning and operation. Predicting the electric load is a challenging task due to its high volatility and uncertainty, either when it refers to the distribution system or to a sing</meta:user-defined>
    <meta:user-defined meta:name="ZOTERO_BREF_pIOdZGW2jDbn_4" meta:value-type="string">le household. In this paper, a novel methodology is introduced which leverages the advantages of the state-of-the-art deep learning algorithms and specifically the Convolution Neural Nets (CNN). The main feature of the proposed methodology is the exploita</meta:user-defined>
    <meta:user-defined meta:name="ZOTERO_BREF_pIOdZGW2jDbn_5" meta:value-type="string">tion of the statistical properties of each time series dataset, so as to optimize the hyper-parameters of the neural network and in addition transform the given dataset into a form that allows maximum exploitation of the CNN algorithm’s advantages. The pr</meta:user-defined>
    <meta:user-defined meta:name="ZOTERO_BREF_pIOdZGW2jDbn_6" meta:value-type="string">oposed algorithm is compared with the LSTM (Long Short Term Memory) technique which is the state of the art solution for electric load forecasting. The evaluation of the algorithms was conducted by employing three open-source, publicly available datasets.</meta:user-defined>
    <meta:user-defined meta:name="ZOTERO_BREF_pIOdZGW2jDbn_7" meta:value-type="string"> The experimental results show strong evidence of the effectiveness of the proposed methodology.","container-title":"Applied Sciences","DOI":"10.3390/app11010158","ISSN":"2076-3417","issue":"1","journalAbbreviation":"Applied Sciences","language":"en","lic</meta:user-defined>
    <meta:user-defined meta:name="ZOTERO_BREF_pIOdZGW2jDbn_8" meta:value-type="string">ense":"https://creativecommons.org/licenses/by/4.0/","page":"158","source":"DOI.org (Crossref)","title":"Short Term Electric Load Forecasting Based on Data Transformation and Statistical Machine Learning","volume":"11","author":[{"family":"Andriopoulos","</meta:user-defined>
    <meta:user-defined meta:name="ZOTERO_BREF_pIOdZGW2jDbn_9" meta:value-type="string">given":"Nikos"},{"family":"Magklaras","given":"Aristeidis"},{"family":"Birbas","given":"Alexios"},{"family":"Papalexopoulos","given":"Alex"},{"family":"Valouxis","given":"Christos"},{"family":"Daskalaki","given":"Sophia"},{"family":"Birbas","given":"Micha</meta:user-defined>
    <meta:user-defined meta:name="ZOTERO_BREF_re1p1gOYKNmv_1" meta:value-type="string">ZOTERO_ITEM CSL_CITATION {"citationID":"TNWzxuIk","properties":{"formattedCitation":"(Houimli et al., 2020)","plainCitation":"(Houimli et al., 2020)","noteIndex":0},"citationItems":[{"id":19,"uris":["http://zotero.org/users/14053107/items/9U8VNUY3"],"item</meta:user-defined>
    <meta:user-defined meta:name="ZOTERO_BREF_re1p1gOYKNmv_2" meta:value-type="string">Data":{"id":19,"type":"article-journal","container-title":"Energy Systems","DOI":"10.1007/s12667-019-00324-4","ISSN":"1868-3967, 1868-3975","issue":"2","journalAbbreviation":"Energy Syst","language":"en","page":"357-375","source":"DOI.org (Crossref)","tit</meta:user-defined>
    <meta:user-defined meta:name="ZOTERO_BREF_re1p1gOYKNmv_3" meta:value-type="string">le":"Short-term electric load forecasting in Tunisia using artificial neural networks","volume":"11","author":[{"family":"Houimli","given":"Rim"},{"family":"Zmami","given":"Mourad"},{"family":"Ben-Salha","given":"Ousama"}],"issued":{"date-parts":[["2020",</meta:user-defined>
    <meta:user-defined meta:name="ZOTERO_BREF_re1p1gOYKNmv_4" meta:value-type="string">5]]}}}],"schema":"https://github.com/citation-style-language/schema/raw/master/csl-citation.json"}</meta:user-defined>
    <meta:user-defined meta:name="ZOTERO_BREF_tBgEtars6rok_1" meta:value-type="string"/>
    <meta:user-defined meta:name="ZOTERO_BREF_tbtWcuyvolLX_1" meta:value-type="string">ZOTERO_ITEM CSL_CITATION {"citationID":"j9lvE752","properties":{"formattedCitation":"(Rodrigues et al., 2023)","plainCitation":"(Rodrigues et al., 2023)","noteIndex":0},"citationItems":[{"id":15,"uris":["http://zotero.org/users/14053107/items/ISEW8QBU"],"</meta:user-defined>
    <meta:user-defined meta:name="ZOTERO_BREF_tbtWcuyvolLX_10" meta:value-type="string">.3390/en16104098","ISSN":"1996-1073","issue":"10","journalAbbreviation":"Energies","language":"en","license":"https://creativecommons.org/licenses/by/4.0/","page":"4098","source":"DOI.org (Crossref)","title":"Short-Term Load Forecasting of Electricity Dem</meta:user-defined>
    <meta:user-defined meta:name="ZOTERO_BREF_tbtWcuyvolLX_11" meta:value-type="string">and for the Residential Sector Based on Modelling Techniques: A Systematic Review","title-short":"Short-Term Load Forecasting of Electricity Demand for the Residential Sector Based on Modelling Techniques","volume":"16","author":[{"family":"Rodrigues","gi</meta:user-defined>
    <meta:user-defined meta:name="ZOTERO_BREF_tbtWcuyvolLX_12" meta:value-type="string">ven":"Filipe"},{"family":"Cardeira","given":"Carlos"},{"family":"Calado","given":"João M. F."},{"family":"Melicio","given":"Rui"}],"issued":{"date-parts":[["2023",5,15]]}}}],"schema":"https://github.com/citation-style-language/schema/raw/master/csl-citati</meta:user-defined>
    <meta:user-defined meta:name="ZOTERO_BREF_tbtWcuyvolLX_13" meta:value-type="string">on.json"}</meta:user-defined>
    <meta:user-defined meta:name="ZOTERO_BREF_tbtWcuyvolLX_2" meta:value-type="string">itemData":{"id":15,"type":"article-journal","abstract":"In this paper, a systematic literature review is presented, through a survey of the main digital databases, regarding modelling methods for Short-Term Load Forecasting (STLF) for hourly electricity d</meta:user-defined>
    <meta:user-defined meta:name="ZOTERO_BREF_tbtWcuyvolLX_3" meta:value-type="string">emand for residential electricity and to realize the performance evolution and impact of Artificial Intelligence (AI) in STLF. With these specific objectives, a conceptual framework on the subject was developed, along with a systematic review of the liter</meta:user-defined>
    <meta:user-defined meta:name="ZOTERO_BREF_tbtWcuyvolLX_4" meta:value-type="string">ature based on scientific publications with high impact and a bibliometric study directed towards the scientific production of AI and STLF. The review of research articles over a 10-year period, which took place between 2012 and 2022, used the Preferred R</meta:user-defined>
    <meta:user-defined meta:name="ZOTERO_BREF_tbtWcuyvolLX_5" meta:value-type="string">eporting Items for Systematic and Meta-Analyses (PRISMA) method. This research resulted in more than 300 articles, available in four databases: Web of Science, IEEE Xplore, Scopus, and Science Direct. The research was organized around three central themes</meta:user-defined>
    <meta:user-defined meta:name="ZOTERO_BREF_tbtWcuyvolLX_6" meta:value-type="string">, which were defined through the following keywords: STLF, Electricity, and Residential, along with their corresponding synonyms. In total, 334 research articles were analyzed, and the year of publication, journal, author, geography by continent and count</meta:user-defined>
    <meta:user-defined meta:name="ZOTERO_BREF_tbtWcuyvolLX_7" meta:value-type="string">ry, and the area of application were identified. Of the 335 documents found in the initial research and after applying the inclusion/exclusion criteria, which allowed delimiting the subject addressed in the topics of interest for analysis, 38 (thirty-eigh</meta:user-defined>
    <meta:user-defined meta:name="ZOTERO_BREF_tbtWcuyvolLX_8" meta:value-type="string">t) documents were in English (26 journal articles and 12 conference papers). The results point to a diversity of modelling techniques and associated algorithms. The corresponding performance was measured with different metrics and, therefore, cannot be co</meta:user-defined>
    <meta:user-defined meta:name="ZOTERO_BREF_tbtWcuyvolLX_9" meta:value-type="string">mpared directly. Hence, it is desirable to have a unified dataset, together with a set of benchmarks with well-defined metrics for a clear comparison of all the modelling techniques and the corresponding algorithms.","container-title":"Energies","DOI":"10</meta:user-defined>
    <meta:user-defined meta:name="ZOTERO_BREF_viyMAolKuNBh_1" meta:value-type="string">ZOTERO_ITEM CSL_CITATION {"citationID":"f3B5truW","properties":{"formattedCitation":"(Aguilar Madrid &amp; Antonio, 2021)","plainCitation":"(Aguilar Madrid &amp; Antonio, 2021)","noteIndex":0},"citationItems":[{"id":38,"uris":["http://zotero.org/users/14053107/it</meta:user-defined>
    <meta:user-defined meta:name="ZOTERO_BREF_viyMAolKuNBh_2" meta:value-type="string">ems/BMW8Z68K"],"itemData":{"id":38,"type":"article-journal","abstract":"An accurate short-term load forecasting (STLF) is one of the most critical inputs for power plant units’ planning commitment. STLF reduces the overall planning uncertainty added by th</meta:user-defined>
    <meta:user-defined meta:name="ZOTERO_BREF_viyMAolKuNBh_3" meta:value-type="string">e intermittent production of renewable sources; thus, it helps to minimize the hydrothermal electricity production costs in a power grid. Although there is some research in the field and even several research applications, there is a continual need to imp</meta:user-defined>
    <meta:user-defined meta:name="ZOTERO_BREF_viyMAolKuNBh_4" meta:value-type="string">rove forecasts. This research proposes a set of machine learning (ML) models to improve the accuracy of 168 h forecasts. The developed models employ features from multiple sources, such as historical load, weather, and holidays. Of the five ML models deve</meta:user-defined>
    <meta:user-defined meta:name="ZOTERO_BREF_viyMAolKuNBh_5" meta:value-type="string">loped and tested in various load profile contexts, the Extreme Gradient Boosting Regressor (XGBoost) algorithm showed the best results, surpassing previous historical weekly predictions based on neural networks. Additionally, because XGBoost models are ba</meta:user-defined>
    <meta:user-defined meta:name="ZOTERO_BREF_viyMAolKuNBh_6" meta:value-type="string">sed on an ensemble of decision trees, it facilitated the model’s interpretation, which provided a relevant additional result, the features’ importance in the forecasting.","container-title":"Information","DOI":"10.3390/info12020050","ISSN":"2078-2489","is</meta:user-defined>
    <meta:user-defined meta:name="ZOTERO_BREF_viyMAolKuNBh_7" meta:value-type="string">sue":"2","journalAbbreviation":"Information","language":"en","license":"https://creativecommons.org/licenses/by/4.0/","page":"50","source":"DOI.org (Crossref)","title":"Short-Term Electricity Load Forecasting with Machine Learning","volume":"12","author":</meta:user-defined>
    <meta:user-defined meta:name="ZOTERO_BREF_viyMAolKuNBh_8" meta:value-type="string">[{"family":"Aguilar Madrid","given":"Ernesto"},{"family":"Antonio","given":"Nuno"}],"issued":{"date-parts":[["2021",1,22]]}}}],"schema":"https://github.com/citation-style-language/schema/raw/master/csl-citation.json"}</meta:user-defined>
    <meta:user-defined meta:name="ZOTERO_PREF_1" meta:value-type="string">&lt;data data-version="3" zotero-version="7.0.0-beta.74+2e8073ab9"&gt;&lt;session id="3De1Q6Ex"/&gt;&lt;style id="http://www.zotero.org/styles/harvard-educational-review" hasBibliography="1" bibliographyStyleHasBeenSet="1"/&gt;&lt;prefs&gt;&lt;pref name="fieldType" value="Bookmark"</meta:user-defined>
    <meta:user-defined meta:name="ZOTERO_PREF_2" meta:value-type="string">/&gt;&lt;pref name="automaticJournalAbbreviations" value="true"/&gt;&lt;/prefs&gt;&lt;/data&gt;</meta:user-defined>
  </office:meta>
</office:document-meta>
</file>